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22F22D90F16B4F1C.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8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none" draw:fill="none" draw:textarea-horizontal-align="left" draw:textarea-vertical-align="top" draw:auto-grow-height="true" draw:auto-grow-width="true" fo:min-height="0.78cm" fo:min-width="0.666cm" fo:padding-top="0cm" fo:padding-bottom="0cm" fo:padding-left="0cm" fo:padding-right="0cm"/>
    </style:style>
    <style:style style:name="gr10" style:family="graphic" style:parent-style-name="standard">
      <style:graphic-properties draw:stroke="solid" svg:stroke-width="0.048cm" svg:stroke-color="#000000" draw:stroke-linejoin="bevel" svg:stroke-linecap="round" draw:fill="none" fo:padding-top="0.024cm" fo:padding-bottom="0.024cm" fo:padding-left="0.024cm" fo:padding-right="0.024cm"/>
    </style:style>
    <style:style style:name="gr11"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2"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23cm" fo:min-width="8.761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5.1000003814697pt" style:font-size-asian="15.1000003814697pt" style:font-size-complex="15.1000003814697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5.1000003814697pt" style:font-size-asian="15.1000003814697pt" style:font-name-complex="DejaVu Sans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22F22D90F16B4F1C.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5.87cm" svg:height="0.519cm" svg:x="18.644cm" svg:y="15.458cm" svg:viewBox="0 0 5871 520" svg:d="M0 407v-386h289v46h-240v120h226v43h-226v138h251v39zM543 407l-81-121-78 121h-53l106-149-102-145h56l71 113 74-113h56l-102 141 106 153zM758 407c-17 3-31 7-49 7-39 0-60-25-60-67v-199h-32v-35h35l15-67h31v67h53v35h-53v187c0 15 4 26 7 30 4 7 11 10 25 10 7 0 14-3 28-3zM804 407v-227c0-21 0-42-3-67h49c0 32 0 53 0 60 11-28 18-42 28-53 11-10 25-14 43-14 7 0 14 0 21 4v42c-7 0-14 0-25 0-21 0-39 7-49 25-11 17-14 42-14 77v153zM1037 113v187c0 21 0 35 7 47 4 11 7 18 18 21 7 7 21 7 35 7 25 0 42-7 56-25 15-15 22-36 22-68v-169h49v234c0 35 0 53 0 60h-46v-7c0-4 0-7 0-14 0-4 0-14-3-28-11 21-25 35-39 42-14 10-32 14-57 14-31 0-56-7-70-25-14-14-21-42-21-78v-198zM1485 361c-7 21-21 32-35 39-18 10-36 14-57 14-39 0-63-14-81-39-17-25-28-61-28-114 0-102 35-155 109-155 21 0 43 4 57 14 14 7 28 18 35 39v-35-124h49v347c0 32 0 53 0 60h-45c0 0 0-7 0-18-4-10-4-21-4-28zM1337 258c0 42 3 74 14 92 14 18 32 25 53 25 28 0 49-7 63-28 11-19 18-50 18-89 0-43-7-71-18-88-14-18-35-29-60-29-24 0-42 11-56 29-11 17-14 49-14 88zM1647 272c0 32 7 60 21 78 15 18 36 29 60 29 22 0 39-4 53-14 11-11 22-18 25-33l42 11c-17 46-56 71-120 71-42 0-77-14-98-39-25-25-36-64-36-117 0-50 11-85 36-113 21-25 56-39 98-39 85 0 131 53 131 159v7zM1806 233c-3-32-11-53-25-70-10-15-31-22-56-22-21 0-42 11-57 25-14 18-21 39-21 67zM1923 407v-227c0-21-3-42-3-67h46c3 32 3 53 3 60 11-28 18-42 29-53 10-10 24-14 42-14 7 0 14 0 21 4v42c-7 0-14 0-28 0-18 0-35 7-46 25-11 17-14 42-14 77v153zM2061 520v-35h325v35zM2590 407v-188c0-28-3-46-10-60-11-11-25-14-46-14-18 0-36 7-46 25-14 14-21 35-21 67v170h-46v-234c0-32-4-53-4-60h46v7c0 4 0 7 0 11 4 7 4 17 4 32 10-22 21-36 35-43 14-10 32-14 49-14 25 0 43 4 53 14 14 7 25 21 29 43 10-22 24-36 38-43 14-10 32-14 53-14 28 0 50 7 64 25 14 14 21 42 21 81v195h-49v-188c0-28-4-46-11-60-7-11-21-14-42-14-22 0-39 7-50 21-14 18-17 39-17 71v170zM3130 258c0 53-11 92-32 117-24 25-56 39-102 39-42 0-74-14-95-39-25-28-36-64-36-117 0-99 46-152 134-152 43 0 78 14 99 39s32 60 32 113zM3077 258c0-39-3-71-18-88-10-18-31-29-60-29-28 0-49 11-63 29-11 21-18 49-18 88 0 42 7 70 18 89 14 21 35 32 60 32 28 0 53-11 63-29 15-22 18-50 18-92zM3239 113v187c0 21 0 35 4 47 7 11 10 18 21 21 7 7 21 7 35 7 25 0 43-7 57-25 14-15 21-36 21-68v-169h49v234c0 35 0 53 0 60h-46v-7c0-4 0-7 0-14-3-4-3-14-3-28-11 21-25 35-39 42-14 10-32 14-53 14-35 0-56-7-74-25-14-14-21-42-21-78v-198zM3687 407v-188c0-18 0-32-3-46-4-10-11-18-18-21-10-7-21-7-39-7-21 0-42 7-56 25-14 14-21 35-21 67v170h-46v-234c0-32-4-53-4-60h46v7c0 4 0 7 4 11 0 7 0 17 0 32 10-22 24-36 39-43 17-10 35-14 56-14 32 0 56 7 71 25 14 14 21 42 21 81v195zM3924 407c-14 3-32 7-50 7-38 0-56-25-56-67v-199h-35v-35h35l14-67h35v67h53v35h-53v187c0 15 0 26 4 30 7 7 14 10 24 10 8 0 18-3 29-3zM3924 520v-35h324v35zM4280 50v-50h49v50zM4280 407v-294h49v294zM4590 407v-188c0-18 0-32-3-46-7-10-11-18-21-21-7-7-18-7-36-7-24 0-42 7-56 25-14 14-21 35-21 67v170h-46v-234c0-32-4-53-4-60h46v7c0 4 0 7 0 11 4 7 4 17 4 32 10-22 25-36 39-43 14-10 35-14 56-14 32 0 57 7 71 25 14 14 21 42 21 81v195zM4936 325c0 29-10 50-32 68-21 14-49 21-88 21-35 0-67-7-84-18-22-14-32-31-39-57l42-11c4 19 14 30 25 37 14 10 32 10 56 10 25 0 43-3 53-10 14-7 18-18 18-37 0-10-4-21-11-28s-21-10-39-18l-35-7c-28-7-49-17-60-21-10-10-21-17-28-28s-11-21-11-35c0-28 11-50 29-64 21-14 49-21 84-21 32 0 60 7 78 18 21 10 32 28 35 56l-42 4c-4-11-11-21-21-29-14-7-29-10-50-10s-39 3-49 10c-11 4-14 18-14 29 0 10 0 14 7 21 3 7 7 10 17 14 11 3 29 11 53 18 29 3 46 10 57 17 14 4 21 11 28 18s11 14 14 25c4 7 7 17 7 28zM5035 272c0 32 7 60 21 78s32 29 60 29c21 0 39-4 53-14 11-11 21-18 25-33l42 11c-18 46-56 71-120 71-42 0-78-14-99-39-24-25-35-64-35-117 0-50 11-85 35-113 21-25 57-39 99-39 85 0 127 53 127 159v7zM5194 233c-4-32-11-53-25-70-14-15-32-22-56-22-25 0-43 11-57 25-14 18-21 39-21 67zM5307 407v-227c0-21 0-42 0-67h45c0 32 4 53 4 60 7-28 18-42 28-53 7-10 25-14 43-14 7 0 14 0 17 4v42c-3 0-14 0-25 0-21 0-35 7-45 25-11 17-18 42-18 77v153zM5606 407c-17 3-31 7-49 7-39 0-60-25-60-67v-199h-35v-35h39l14-67h31v67h57v35h-57v187c0 15 4 26 8 30 3 7 14 10 24 10 7 0 14-3 28-3zM5871 325c0 29-11 50-32 68-21 14-49 21-88 21-35 0-63-7-85-18-17-14-31-31-38-57l45-11c4 19 11 30 25 37 14 10 32 10 53 10 25 0 46-3 57-10 10-7 17-18 17-37 0-10-3-21-14-28-7-7-21-10-39-18l-35-7c-28-7-46-17-60-21-11-10-21-17-28-28-4-11-7-21-7-35 0-28 7-50 28-64 18-14 46-21 85-21 31 0 56 7 77 18 18 10 32 28 36 56l-46 4c0-11-11-21-22-29-10-7-28-10-45-10-25 0-39 3-50 10-10 4-17 18-17 29 0 10 3 14 7 21 3 7 10 10 21 14 7 3 25 11 53 18 24 3 42 10 56 17 11 4 18 11 25 18s14 14 18 25c3 7 3 17 3 28z">
          <text:p/>
        </draw:path>
        <draw:path draw:style-name="gr3" draw:text-style-name="P3" draw:layer="layout" svg:width="5.878cm" svg:height="0.522cm" svg:x="18.64cm" svg:y="15.458cm" svg:viewBox="0 0 5879 523" svg:d="M0 406v-385-3h4 289 4v3 46h-4-240 4v120h-4 226v43 3h-226v-3h4v134h-4v-4h251 3v4 42 3h-3-300-4zM4 402h300v4h-4v-42h4v3h-251v-3-134-4h226v4h-4v-43h4v4h-226v-4-120-3h240v3h-3v-46h3v4h-289v-4 385zM544 409l-78-123h3l-77 123h-4-53-7l4-3 106-152h3l-3 4-99-145-4-3h4 56l74 116h-3l74-116h56 4l-4 3-98 145-4-4h4l106 152 3 3h-7-53zM547 402h53v4 3l-106-151v-4l99-144 3 3h-56 4l-75 113-3 7v-7l-74-113h3-56l3-3 99 144h4l-4 4-102 151-4-3v-4h53v4h-3l81-120v-7l3 7 82 120h-4zM762 406c-14 7-31 7-49 7-42 0-64-25-64-67v-198h4v4h-32-3v-4-35-3h3 35v3h-3l14-67v-3h4 31 4v3 67h-4v-3h53 4v3 35 4h-4-53v-4h4v184c0 14 0 25 7 28 3 7 10 11 21 11 7 0 14-4 28-4l4-3v3 39zM759 406v-39h3v4c-14 3-21 3-28 3-14 0-21-3-28-7-4-7-7-18-7-35v-184-3h3 53v3-35h-53-3v-67h3v4h-31v-4h3l-18 67h-35v35-3h32 3v3 198c0 42 18 63 57 63 14 0 32-3 49-7v4zM805 406v-226c0-21 0-42-4-67v-3h4 49v3c4 32 4 53 4 60h-4v-3 3c7-28 14-46 28-56 11-7 25-14 43-14 7 0 14 3 21 3h3v4 42 7l-3-4c-7 0-18-3-25-3-21 0-35 11-46 28-10 18-14 39-14 74v152 3h-3-50-3zM808 402h50v4h-4v-152c0-35 7-60 18-77 10-18 28-29 49-29 11 0 18 0 25 4h-4v-42h4v3c-7-3-14-3-21-3-18 0-32 3-39 14-11 7-21 24-28 49h-4-4c0-7 0-28 0-60h4-49 3c0 25 4 46 4 67v226h-4zM1045 113v187c0 18 0 32 3 42 4 11 11 18 18 22 7 7 21 7 35 7 25 0 39-7 53-22 14-17 21-38 21-67v-169-3h4 49v3 229c0 36 3 57 3 64v3h-3-46-3v-3c0 0 0-4 0-7 0-4 0-7 0-14 0-4 0-14 0-28v3-3h3c-10 21-25 35-42 45-14 7-32 15-57 15-31 0-56-11-70-29-18-14-25-42-25-81v-194-3h4 49 4zM1041 113h-49 3v194c0 39 7 64 21 78 14 17 36 24 67 24 25 0 43-3 57-10 14-11 24-25 35-46h4 3v4c0 14 0 24 0 28 0 7 4 10 4 14 0 3 0 7 0 7h-4v-4h46v4h-4c0-7 0-28 0-64v-229h4-49 3v169c0 29-7 53-21 71-14 14-35 25-60 25-18 0-28-4-39-7-7-7-14-14-17-25-4-14-8-28-8-46v-187zM1493 360c-11 21-25 32-39 42-14 7-36 15-57 15-39 0-67-15-84-39-18-29-29-67-29-117 0-106 39-158 113-158 21 0 43 3 57 14 14 7 28 21 39 38l-4 4v-4 4h-4v-35-124h4 49 4v346c0 32 0 49 0 60v3h-4-45-4v-3c0 0 0-7 0-21 0-7 0-18 0-25v4-4zM1489 357h4v3c0 7 0 14 0 25 3 10 3 17 3 21h-3v-4h45v4h-3c0-7 0-28 0-60v-346h3v4h-49v-4h4v124h-4 4v35h-4-4c-7-18-17-32-35-39-14-7-32-10-53-10-70 0-106 49-106 151 0 50 11 88 25 113 18 25 46 35 81 35 21 0 39-3 53-10 18-11 28-21 35-39zM1344 258c0 42 4 70 14 88 11 18 29 25 50 25 28 0 49-7 60-29 14-17 17-45 17-88 0-39-3-63-17-81-11-21-32-28-57-28-24 0-42 7-53 28-10 18-14 46-14 85zM1337 258c0-39 7-71 18-88 11-22 28-32 56-32 29 0 50 10 60 32 14 17 22 45 22 84 0 43-8 74-22 92-10 21-31 32-63 32-25 0-42-11-53-29-14-17-18-49-18-91zM1655 268c0 36 7 60 21 78 11 18 32 28 56 28 22 0 39-7 50-14 14-7 21-18 25-32l3-3v3l46 11v3c-18 50-60 75-124 75-42 0-77-15-102-43-21-25-35-67-35-116 0-50 14-88 35-113 25-28 60-42 102-42 89 0 131 56 131 162v3 4h-212v-4zM1651 265h212v3h-4v-3c0-106-42-155-127-155-42 0-74 10-95 38-25 25-35 60-35 110 0 49 10 88 35 113 21 24 53 38 95 38 64 0 103-24 117-67h3v4l-42-14h4c-4 14-15 25-29 32-14 10-31 14-53 14-28 0-49-11-63-29-14-17-21-45-21-81v-3zM1807 233c0-32-11-53-22-67-14-14-31-21-56-21-21 0-39 7-53 25-14 14-21 35-21 63h-4v-3h159v3zM1810 233h-159-3c0-28 10-53 24-67 15-18 36-28 57-28 28 0 46 10 60 25 14 14 21 38 25 70zM1923 406v-226c0-21 0-42-4-67v-3h4 47 3v3c4 32 4 53 4 60h-4v-3 3h-3c10-28 21-46 28-56 14-7 28-14 46-14 7 0 14 3 21 3h4v4 42 7l-4-4c-7 0-14-3-28-3-18 0-32 11-43 28-10 18-17 39-17 74v152 3h-54zM1923 402h54v4h-4v-152c0-35 4-60 18-77 11-18 28-29 46-29 14 0 21 0 28 4h-3v-42h3v3c-7-3-14-3-21-3-18 0-32 3-39 14-11 7-21 24-28 49h-4-3c0-7 0-28 0-60h-47 3c0 25 0 46 0 67v226h-3zM2062 520v-35-4h3 325 3v4 35 3h-3-325-3zM2065 516h325v4-35 3h-325v-3h4v35h-4zM2591 406v-187c0-28-4-46-11-56-7-11-21-18-42-18-18 0-32 10-46 25-11 17-18 35-18 67v169 3h-3-46-4v-3-233c0-32-3-53-3-60v-3h3 46 4v3 7c0 4 0 7 0 11 3 7 3 17 3 32h-3v-4 4l-4-4c11-21 25-35 39-42 14-11 32-14 49-14 25 0 43 7 57 14 14 10 21 24 28 46h-3v-4 4-4c10-18 21-32 35-42 17-11 35-14 56-14 28 0 53 10 67 24 14 18 21 46 21 85v194 3h-3-49-4v-3-187c0-28-4-46-11-56-7-11-17-18-38-18-22 0-39 10-50 25-10 17-14 35-14 67v169 3h-3-50-3zM2594 402h50v4h-4v-169c0-32 7-53 18-71 14-18 31-25 53-25 21 0 35 7 42 18 11 11 14 32 14 60v187h-3v-4h49v4h-4v-194c0-39-7-64-17-81-14-14-36-21-64-21-21 0-39 3-53 10-14 11-24 25-35 43v3h-3-4v-3c-4-18-14-32-25-43-14-7-28-10-53-10-17 0-35 3-45 10-15 7-25 21-36 43v3h-3-4v-3c0-15 0-25 0-32 0-4 0-7 0-11 0-3 0-7 0-7h-46 4c0 7 0 28 0 60v233-4h46v4-169c0-32 3-53 17-71 11-18 32-25 50-25 21 0 39 7 46 18 10 11 14 32 14 60v187h-4zM3137 258c0 53-10 91-35 120-24 24-56 39-102 39-42 0-78-15-99-43s-35-67-35-116c0-103 49-155 137-155 46 0 78 14 103 38 21 25 31 64 31 117zM3130 258c0-50-10-88-28-113-21-25-56-35-99-35-88 0-130 49-130 148 0 49 10 88 32 113 21 24 53 38 95 38s74-10 99-35c21-28 31-63 31-116zM3081 258c0-39-7-67-18-85-14-21-31-28-60-28-28 0-49 10-60 28-10 18-17 46-17 85s3 67 17 88c11 18 32 28 57 28 28 0 49-10 60-28 14-18 21-46 21-88zM3085 258c0 42-7 70-18 91-14 18-35 29-67 29-28 0-49-11-60-29-14-21-21-49-21-91 0-39 7-71 21-88 14-22 35-32 63-32 29 0 50 10 64 32 14 17 18 49 18 88zM3247 113v187c0 18 0 32 3 42 4 11 11 18 18 22 7 7 21 7 35 7 25 0 43-7 53-22 14-17 21-38 21-67v-169-3h4 49v3 229c0 36 4 57 4 64v3h-4-46-3v-3c0 0 0-4 0-7 0-4 0-7 0-14 0-4 0-14 0-28v3-3h3c-10 21-24 35-42 45-14 7-32 15-53 15-35 0-60-11-74-29-18-14-25-42-25-81v-194-3h4 49 4zM3243 113h-49 3v194c0 39 8 64 22 78 14 17 35 24 70 24 18 0 39-3 53-10 14-11 25-25 35-46h4 3v4c0 14 0 24 4 28 0 7 0 10 0 14 0 3 0 7 0 7h-4v-4h46v4h-3c0-7 0-28 0-64v-229h3-49v169c0 29-7 53-18 71-14 14-35 25-60 25-14 0-28-4-39-7-7-7-14-14-17-25-4-14-7-28-7-46v-187zM3688 406v-187c0-18 0-32-4-42-3-11-7-18-17-25-7-4-18-7-36-7-21 0-38 10-53 25-14 17-21 38-21 67v169 3h-3-46-4v-3-233c0-32-3-53-3-60v-3h3 46 4v3 7c0 4 0 7 0 11 0 7 0 17 3 32h-3v-4 4l-4-4c14-18 25-32 43-42 14-11 35-14 56-14 32 0 56 10 74 24 14 18 21 46 21 85v194 3h-3-50-3zM3691 402h50v4-194c0-39-11-64-25-81-14-14-35-21-67-21-21 0-39 3-53 10-14 11-28 25-39 43l-3 3h-4v-3c0-15 0-25 0-32 0-4 0-7 0-11 0-3 0-7 0-7h-46 4c0 7 0 28 0 60v233-4h46v4-169c0-32 7-53 21-71s32-25 56-25c18 0 32 4 39 7 7 4 14 15 18 25 7 11 7 28 7 46v187h-4zM3931 406c-17 7-35 7-53 7-38 0-60-25-60-67v-198h4v4h-35-4v-4-35-3h4 35v3h-4l18-67v-3h35v3 67-3h53 4v3 35 4h-4-53v-4 184c0 14 4 25 7 28 4 7 11 11 21 11 8 0 18-4 29-4l3-3v3zM3928 406v-39l3 4c-14 3-24 3-32 3-10 0-21-3-24-7-4-7-7-18-7-35v-184-3h3 53v3h-3v-35h3-53-3v-67h3v4h-35v-4h4l-15 67h-3-35 3v35h-3v-3h35v3 198c0 42 21 63 56 63 18 0 36-3 50-7zM3924 520v-35-4h4 324 4v4 35 3h-4-324-4zM3928 516h324v4h-3v-35h3v3h-324v-3h3v35h-3zM4280 50v-50h4 49 4v50 3h-4-49-4zM4284 46h49v4h-3v-50h3v4h-49v-4h4v50h-4zM4280 406v-293-3h4 49 4v3 293 3h-4-49-4zM4284 402h49v4h-3v-293h3-49 4v293h-4zM4591 406v-187c0-18 0-32-4-42-3-11-10-18-17-25-7-4-18-7-36-7-24 0-42 10-52 25-15 17-22 38-22 67v169 3h-3-46-4v-3-233c0-32-3-53-3-60v-3h3 46 4v3 7c0 4 0 7 0 11 0 7 0 17 0 32v-4 4l-4-4c11-18 25-32 43-42 14-11 31-14 56-14 32 0 57 10 74 24 14 18 21 46 21 85v194 3h-3-50-3zM4594 402h50v4h-4v-194c0-39-7-64-21-81-14-14-35-21-67-21-21 0-42 3-53 10-17 11-28 25-39 43l-3 3h-4v-3c0-15 0-25 0-32-3-4-3-7-3-11 0-3 0-7 0-7h3-46 4c0 7 0 28 0 60v233-4h46v4-169c0-32 7-53 21-71s32-25 56-25c18 0 29 4 39 7 7 4 14 15 18 25 7 11 7 28 7 46v187h-4zM4944 325c0 28-11 53-36 67-21 14-49 25-88 25s-67-8-88-22c-18-10-32-31-39-56v-4h4l42-10h4v3c3 14 10 25 24 32 11 7 32 11 53 11 25 0 43-4 53-11 11-7 18-18 18-32 0-10-4-17-11-24-10-7-21-14-39-18v-4 4l-35-11v-3 3c-28-7-49-14-60-21-14-7-25-14-32-24-7-11-10-25-10-39 0-28 10-50 32-64 17-14 49-21 84-21 32 0 60 4 78 14 21 14 35 32 39 60l-4 4-42 3h-4c-3-14-7-24-21-28-10-7-25-14-46-14s-35 7-49 10c-7 8-11 18-11 29 0 10 0 14 4 21 3 3 10 7 17 10 11 4 29 11 57 18 25 7 42 14 53 18 14 7 21 10 28 17s14 18 18 25c3 11 7 21 7 32zM4937 325c0-11 0-21-4-28-3-11-10-18-18-25-3-4-14-11-24-18-11-3-32-10-57-17-28-4-46-11-53-15-10-3-17-10-21-14-3-7-7-14-7-24 0-14 7-25 18-32 10-7 28-11 49-11s39 4 50 11c14 7 21 18 24 32h-3v-4l42-3v3c-7-25-18-42-35-53-21-10-46-17-78-17-35 0-63 7-81 21-21 14-28 32-28 60 0 14 3 24 10 35 4 7 15 18 25 25 14 7 32 14 60 21l35 7c18 7 32 11 39 21 11 7 14 18 14 28 0 18-7 29-17 39-11 7-32 11-57 11-24 0-42-4-56-11s-21-21-28-39h3v4l-42 7v-4c7 25 21 46 39 57 21 10 49 17 84 17 39 0 67-7 85-21 21-14 32-35 32-63zM5039 268c0 36 7 60 21 78s35 28 60 28c21 0 39-7 49-14 15-7 22-18 25-32v-3l4 3 42 11h4v3c-18 50-60 75-124 75-42 0-78-15-102-43-21-25-35-67-35-116 0-50 14-88 35-113 24-28 56-42 102-42 85 0 131 56 131 162v3 4h-4-208zM5039 265h208v3-3c0-106-42-155-127-155-42 0-74 10-99 38-21 25-31 60-31 110 0 49 10 88 31 113 25 24 57 38 99 38 64 0 99-24 120-67v4l-42-14h3c-7 14-14 25-28 32-14 10-32 14-53 14-28 0-49-11-63-29-15-17-22-45-22-81v-3zM5194 233c0-32-10-53-21-67-14-14-32-21-56-21-22 0-39 7-53 25-14 14-22 35-22 63h-3v-3h159v3zM5198 233h-159-4c0-28 11-53 25-67 14-18 32-28 57-28 24 0 45 10 60 25 14 14 21 38 24 70zM5307 406v-226c0-21 0-42 0-67v-3h4 45 4v3c0 32 0 53 0 60v-3 3h-4c8-28 18-46 29-56 10-7 24-14 46-14 7 0 14 3 21 3v4 42 7l-4-4c-7 0-14-3-25-3-21 0-35 11-42 28-14 18-17 39-17 74v152 3h-4-49-4zM5311 402h49v4-152c0-35 4-60 14-77 11-18 28-29 49-29 11 0 22 0 29 4h-4v-42 3c-7-3-10-3-17-3-18 0-32 3-43 14-10 7-17 24-24 49h-4-4c0-7 0-28-3-60h3-45 3c0 25 0 46 0 67v226h-3zM5610 406c-17 7-31 7-49 7-39 0-63-25-63-67v-198h3v4h-35v-4-35-3h39v3h-4l14-67v-3h4 31 4v3 67h-4v-3h57v3 35 4h-57v-4h4v184c0 14 0 25 7 28 4 7 11 11 21 11 7 0 14-4 28-4l4-3v3 39zM5607 406v-39h3v4c-10 3-21 3-28 3-14 0-21-3-28-7-4-7-7-18-7-35v-184-3h3 57v3h-4v-35h4-57-3v-67h3v4h-31v-4h3l-14 67h-3-39 3v35h-3v-3h35 4v3 198c0 42 17 63 56 63 18 0 32-3 49-7v4zM5879 325c0 28-11 53-32 67s-53 25-92 25c-35 0-63-8-85-22-21-10-35-31-42-56v-4h4l42-10h3v3c4 14 15 25 25 32 14 7 32 11 53 11 25 0 42-4 53-11 14-7 18-18 18-32 0-10-4-17-11-24s-21-14-39-18v-4 4l-35-11v-3 3c-28-7-46-14-60-21s-21-14-28-24c-7-11-11-25-11-39 0-28 11-50 28-64 22-14 50-21 89-21 31 0 56 4 77 14 18 14 32 32 39 60l-3 4-43 3h-3c-4-14-11-24-22-28-14-7-28-14-45-14-25 0-39 7-50 10-10 8-14 18-14 29 0 10 0 14 7 21 4 3 7 7 18 10 7 4 25 11 53 18 24 7 46 14 56 18 11 7 21 10 28 17s11 18 18 25c4 11 4 21 4 32zM5875 325c0-11-3-21-7-28-4-11-7-18-14-25-7-4-14-11-25-18-14-3-32-10-56-17-28-4-46-11-57-15-7-3-14-10-21-14-3-7-7-14-7-24 0-14 7-25 18-32 10-7 28-11 53-11 17 0 35 4 49 11 11 7 18 18 21 32h-3v-4l46-3v3h-4c-4-25-18-42-35-53-18-10-43-17-74-17-39 0-64 7-85 21-18 14-25 32-25 60 0 14 0 24 7 35 7 7 18 18 29 25 10 7 31 14 60 21l35 7c17 7 32 11 39 21 7 7 14 18 14 28 0 18-7 29-21 39-11 7-32 11-57 11-21 0-42-4-53-11-14-7-25-21-28-39h3v4l-42 7h-3l3-4c7 25 18 46 39 57 18 10 46 17 81 17 39 0 67-7 88-21s32-35 32-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1.87cm" svg:height="0.282cm" svg:x="18.591cm" svg:y="18.845cm" svg:viewBox="0 0 1871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2 0-57-10-71-35-15-25-26-61-26-107s11-81 26-106c14-21 39-35 71-35 31 0 56 14 70 39 18 21 25 56 25 102zM1176 141c0-39-4-67-14-85-11-17-25-28-46-28s-36 11-46 28c-7 18-14 46-14 85s7 68 14 86c10 17 25 28 46 28s35-11 46-28c10-18 14-47 14-86zM1433 141c0 46-10 82-25 107-17 25-42 35-70 35-32 0-57-10-71-35-17-25-24-61-24-107s7-81 21-106c17-21 42-35 74-35s56 14 70 39c15 21 25 56 25 102zM1398 141c0-39-7-67-14-85-11-17-25-28-46-28s-35 11-46 28c-11 18-14 46-14 85s3 68 14 86c11 17 25 28 46 28s35-11 42-28c11-18 18-47 18-86zM1652 191c0 29-11 50-25 67-17 18-42 25-74 25-25 0-42-7-60-18-14-10-25-28-28-49l35-3c7 28 25 42 57 42 17 0 31-7 42-18 11-10 18-28 18-46s-7-32-18-43-25-14-42-14c-11 0-18 0-25 3-11 4-18 8-25 15h-35l11-145h151v28h-123l-4 85c14-11 36-14 57-14 28 0 49 7 63 21 18 18 25 35 25 64zM1871 202c0 28-7 46-25 60-14 14-35 21-67 21-25 0-49-7-67-21-14-11-25-28-28-53l35-3c7 31 25 49 60 49 18 0 32-7 42-14 11-7 14-21 14-39 0-15-3-29-17-36-11-7-29-11-50-11h-17v-32h17c18 0 36-3 46-10 11-11 14-21 14-35 0-15-3-25-14-36-7-7-21-10-35-10-18 0-28 3-39 10-7 7-14 18-14 32h-35c0-25 10-42 24-53 18-14 39-21 64-21 28 0 46 7 63 21 15 14 22 32 22 53 0 18-4 32-15 42-10 11-24 18-42 21 21 4 35 11 46 22 14 10 18 28 18 43z">
          <text:p/>
        </draw:path>
        <draw:path draw:style-name="gr3" draw:text-style-name="P3" draw:layer="layout" svg:width="1.873cm" svg:height="0.286cm" svg:x="18.591cm" svg:y="18.845cm" svg:viewBox="0 0 1874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39 39-70 39-32 0-58-14-75-39-15-25-25-60-25-106 0-47 10-82 25-107 17-25 43-35 75-35 35 0 56 10 74 35 14 25 21 60 21 107zM1207 142c0-47-7-82-21-103-14-25-39-36-70-36-32 0-58 11-72 36-14 21-21 56-21 103 0 46 7 81 21 102 18 25 40 39 72 39 31 0 53-14 70-39 14-21 21-56 21-102zM1172 142c0-40-3-68-14-86-7-14-21-24-42-24s-36 7-44 24c-10 18-14 46-14 86 0 39 4 67 14 85 8 17 23 24 44 24s35-7 42-24c11-18 14-46 14-85zM1176 142c0 39-4 67-14 85-11 21-25 28-46 28s-39-7-47-25c-11-21-18-49-18-88 0-40 7-68 18-89 8-14 26-25 47-25s38 11 49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52 191c0 29-7 50-25 71-17 14-42 25-74 25-25 0-46-7-60-18-17-14-28-28-32-49v-4h4l35-3c7 28 25 38 57 38 17 0 31-3 42-14 11-14 14-28 14-46 0-17-3-31-14-42-11-7-25-14-42-14-11 0-18 0-25 3-7 4-18 11-25 18h-35-4l4-3 7-146v-4h4 151 4v4 28 4h-4-123v-4h3l-3 86h-4c14-11 36-19 57-19 28 0 49 8 63 26 18 14 25 35 25 63zM1648 191c0-24-7-45-21-60-17-17-35-25-63-25-21 0-39 8-57 18v4-7l4-86h123v-28h-151l-7 146h-4 35-3c7-7 17-15 24-18 11 0 18-4 29-4 17 0 31 7 42 18 14 11 18 25 18 42 0 18-4 36-18 46-7 14-25 18-42 18-32 0-53-14-60-39l3-3v3l-35 4v-4c7 21 14 39 28 49 18 11 35 18 60 18 32 0 53-10 71-28 17-14 24-35 24-64zM1874 202c0 28-7 46-25 63-17 15-38 22-70 22-28 0-49-7-67-22-18-14-25-31-28-56v-3l35-4h3v4c4 31 25 45 57 45 18 0 32-3 42-10 7-11 11-21 11-39 0-14-4-25-14-32-11-7-29-14-50-14h-17-4v-32h4 17c18 0 32-3 43-14 10-8 14-18 14-32 0-15-4-25-11-32-7-11-21-14-35-14-18 0-28 3-39 10-7 11-14 18-14 32v4h-4l-31-4h-4c4-25 11-42 28-56 18-11 39-18 64-18 28 0 49 7 63 21 18 11 25 28 25 53 0 18-7 32-14 43-11 11-28 21-46 25v-4h4-4c21 4 39 11 50 22 10 10 17 24 17 42zM1871 202c0-14-7-28-18-39-11-14-25-21-46-21v-4c18-3 32-10 42-24 8-8 15-22 15-40 0-21-7-39-25-53-14-11-32-18-60-18-25 0-46 7-60 18-18 14-25 28-28 53v-4l35 4h-4c0-14 8-25 18-32 11-10 21-14 39-14 14 0 28 4 39 14 7 7 14 21 14 36 0 14-7 28-18 36-10 7-28 14-46 14h-17v-4 32-3h17c25 0 39 3 53 14 11 7 18 21 18 35 0 18-7 32-18 39-10 10-24 14-42 14-35 0-57-18-60-49v3h-35 3c4 25 11 42 28 53 18 14 39 21 64 21 28 0 53-7 67-21 18-14 25-32 25-60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olygon draw:style-name="gr1" draw:text-style-name="P1" draw:layer="layout" svg:width="3.722cm" svg:height="2.586cm" svg:x="1.566cm" svg:y="16.153cm" svg:viewBox="0 0 3723 2587" draw:points="1493,0 2015,0 3359,632 3405,777 3620,1423 3723,1726 3483,2210 3522,2326 3373,2435 2188,2435 1811,2192 1352,2538 1303,2559 1264,2587 1024,2587 939,2548 946,2517 925,2509 756,2474 410,2333 0,1116 264,922 505,922 837,1158 1045,1254 1094,1215 1077,1162 1109,1137 1077,311">
          <text:p/>
        </draw:polygon>
        <draw:polygon draw:style-name="gr7" draw:text-style-name="P2" draw:layer="layout" svg:width="0cm" svg:height="0cm" svg:x="3.443cm" svg:y="17.303cm" svg:viewBox="0 0 0 0" draw:points="0,0">
          <text:p/>
        </draw:polygon>
        <draw:path draw:style-name="gr1" draw:text-style-name="P1" draw:layer="layout" svg:width="2cm" svg:height="1.503cm" svg:x="3.143cm" svg:y="16.753cm" svg:viewBox="0 0 2001 1504" svg:d="M0 0h113l1520 141 368 1095-134 268h-276c14-7 28-14 42-25 25-18 42-42 60-70 74-131 35-343-95-519-131-173-321-268-469-233-32 7-60 21-85 39-106 81-131 247-60 423 71 177 219 328 377 385h-860l-60-180-145-431-240-724z">
          <text:p/>
        </draw:path>
        <draw:polygon draw:style-name="gr7" draw:text-style-name="P2" draw:layer="layout" svg:width="0cm" svg:height="0cm" svg:x="3.443cm" svg:y="17.303cm" svg:viewBox="0 0 0 0" draw:points="0,0">
          <text:p/>
        </draw:polygon>
        <draw:polygon draw:style-name="gr1" draw:text-style-name="P1" draw:layer="layout" svg:width="1.062cm" svg:height="1.665cm" svg:x="1.806cm" svg:y="17.074cm" svg:viewBox="0 0 1063 1666" draw:points="0,194 405,1412 1024,1666 1063,1638 596,233 261,0">
          <text:p/>
        </draw:polygon>
        <draw:polygon draw:style-name="gr7" draw:text-style-name="P2" draw:layer="layout" svg:width="0cm" svg:height="0cm" svg:x="3.443cm" svg:y="17.303cm" svg:viewBox="0 0 0 0" draw:points="0,0">
          <text:p/>
        </draw:polygon>
        <draw:path draw:style-name="gr1" draw:text-style-name="P1" draw:layer="layout" svg:width="0.974cm" svg:height="1.464cm" svg:x="2.61cm" svg:y="16.922cm" svg:viewBox="0 0 975 1465" svg:d="M589 0c-35 223 57 501 245 723l-337 251-144-427c-11-39-50-74-81-74h-11-70 70 11c31 0 70 35 81 74l144 427 337-251 141 431-414 311-286-858c-3-3-3-3-3-7-4-4-4-7-7-7-4-4-7-7-11-11-3-3-7-3-11-7-14-3-35-7-56-7l-187-88 49-35-17-53 32-25h271 7l4 4 7 3 7 4 7 3 7 7 4 7 7 7 3 11 4 7 3 11v10 11 10c4-31 4-63 7-95 11-95 28-187 60-271z">
          <text:p/>
        </draw:path>
        <draw:polygon draw:style-name="gr7" draw:text-style-name="P2" draw:layer="layout" svg:width="0cm" svg:height="0cm" svg:x="3.443cm" svg:y="17.303cm" svg:viewBox="0 0 0 0" draw:points="0,0">
          <text:p/>
        </draw:polygon>
        <draw:path draw:style-name="gr1" draw:text-style-name="P1" draw:layer="layout" svg:width="1.909cm" svg:height="0.523cm" svg:x="2.878cm" svg:y="16.375cm" svg:viewBox="0 0 1910 524" svg:d="M0 104l92 275c7-4 10-7 14-11 7-7 11-10 18-14 3-7 10-10 14-14 7-7 10-14 14-18 7-7 14-14 18-17 7-7 10-14 17-21s11-14 18-21c3-8 10-15 14-22 10-14 21-28 32-46 3-7 10-14 14-21 3-7 10-14 14-21 3-7 7-14 10-21 4-7 11-14 11-21 0 7-7 14-11 21-3 7-7 14-10 21-4 7-11 14-14 21-4 7-11 14-14 21-11 18-22 32-32 46-4 7-11 14-14 22-7 7-11 14-18 21s-10 14-17 21c-4 3-11 10-18 17-4 4-7 11-14 18-4 4-11 7-14 14-7 4-11 7-18 14-4 4-7 7-14 11h173 113l1525 145 7-15-7-14-23-17-28-21-46-25-53-25-67-28-74-28-84-32-96-32-98-28-106-32-110-32-112-31-607-164h-134c-78 0-198 39-265 90v10z">
          <text:p/>
        </draw:path>
        <draw:polygon draw:style-name="gr7" draw:text-style-name="P2" draw:layer="layout" svg:width="0cm" svg:height="0cm" svg:x="3.443cm" svg:y="17.303cm" svg:viewBox="0 0 0 0" draw:points="0,0">
          <text:p/>
        </draw:polygon>
        <draw:path draw:style-name="gr1" draw:text-style-name="P1" draw:layer="layout" svg:width="0.769cm" svg:height="1.404cm" svg:x="2.402cm" svg:y="17.307cm" svg:viewBox="0 0 770 1405" svg:d="M484 222l286 858-254 304-49 21-467-1405 208 95 188 92c25-4 42 0 56 7 8 0 11 3 15 7 3 0 7 3 7 7 3 3 7 7 7 7 0 4 3 7 3 7z">
          <text:p/>
        </draw:path>
        <draw:polygon draw:style-name="gr7" draw:text-style-name="P2" draw:layer="layout" svg:width="0cm" svg:height="0cm" svg:x="3.443cm" svg:y="17.303cm" svg:viewBox="0 0 0 0" draw:points="0,0">
          <text:p/>
        </draw:polygon>
        <draw:path draw:style-name="gr1" draw:text-style-name="P1" draw:layer="layout" svg:width="1.365cm" svg:height="0.331cm" svg:x="3.644cm" svg:y="18.256cm" svg:viewBox="0 0 1366 332" svg:d="M1090 0h276l-109 216 38 116h-1186l-109-332h860c43 14 85 21 124 21s74-7 106-21z">
          <text:p/>
        </draw:path>
        <draw:polygon draw:style-name="gr7" draw:text-style-name="P2" draw:layer="layout" svg:width="0cm" svg:height="0cm" svg:x="3.443cm" svg:y="17.303cm" svg:viewBox="0 0 0 0" draw:points="0,0">
          <text:p/>
        </draw:polygon>
        <draw:path draw:style-name="gr1" draw:text-style-name="P1" draw:layer="layout" svg:width="0.641cm" svg:height="0.766cm" svg:x="4.233cm" svg:y="17.402cm" svg:viewBox="0 0 642 767" svg:d="M604 760c-21 3-43 7-64 7-120 0-258-71-364-192-109-120-173-268-176-406 0-63 14-116 39-162 148-35 338 60 469 233 135 176 170 389 96 520z">
          <text:p/>
        </draw:path>
        <draw:polygon draw:style-name="gr7" draw:text-style-name="P2" draw:layer="layout" svg:width="0cm" svg:height="0cm" svg:x="3.443cm" svg:y="17.303cm" svg:viewBox="0 0 0 0" draw:points="0,0">
          <text:p/>
        </draw:polygon>
        <draw:polygon draw:style-name="gr1" draw:text-style-name="P1" draw:layer="layout" svg:width="1.647cm" svg:height="0.745cm" svg:x="3.277cm" svg:y="16.153cm" svg:viewBox="0 0 1648 746" draw:points="303,0 1648,636 1620,654 1504,746 1511,731 1504,717 1486,700 1454,679 1412,654 1355,629 1288,601 1214,572 1130,540 1038,508 936,480 829,448 719,416 607,385 0,222">
          <text:p/>
        </draw:polygon>
        <draw:polygon draw:style-name="gr7" draw:text-style-name="P2" draw:layer="layout" svg:width="0cm" svg:height="0cm" svg:x="3.443cm" svg:y="17.303cm" svg:viewBox="0 0 0 0" draw:points="0,0">
          <text:p/>
        </draw:polygon>
        <draw:polygon draw:style-name="gr1" draw:text-style-name="P1" draw:layer="layout" svg:width="0.645cm" svg:height="1.217cm" svg:x="1.566cm" svg:y="17.268cm" svg:viewBox="0 0 646 1218" draw:points="0,0 410,1218 646,1218 244,0">
          <text:p/>
        </draw:polygon>
        <draw:polygon draw:style-name="gr7" draw:text-style-name="P2" draw:layer="layout" svg:width="0cm" svg:height="0cm" svg:x="3.443cm" svg:y="17.303cm" svg:viewBox="0 0 0 0" draw:points="0,0">
          <text:p/>
        </draw:polygon>
        <draw:path draw:style-name="gr1" draw:text-style-name="P1" draw:layer="layout" svg:width="0.43cm" svg:height="0.92cm" svg:x="2.642cm" svg:y="16.464cm" svg:viewBox="0 0 431 921" svg:d="M241 14l10 335h173l7 205c-28 85-49 177-60 272 0 32-3 64-3 95v-10l-4-11v-10l-3-11-4-7-3-11-4-7-7-7-7-7-4-3-7-4-7-3-7-4h-7-272l-32-826h237l4 10z">
          <text:p/>
        </draw:path>
        <draw:polygon draw:style-name="gr7" draw:text-style-name="P2" draw:layer="layout" svg:width="0cm" svg:height="0cm" svg:x="3.443cm" svg:y="17.303cm" svg:viewBox="0 0 0 0" draw:points="0,0">
          <text:p/>
        </draw:polygon>
        <draw:polygon draw:style-name="gr1" draw:text-style-name="P1" draw:layer="layout" svg:width="0.512cm" svg:height="1.203cm" svg:x="4.776cm" svg:y="16.785cm" svg:viewBox="0 0 513 1204" draw:points="149,0 195,144 410,791 513,1094 368,1204 0,109 121,21">
          <text:p/>
        </draw:polygon>
        <draw:polygon draw:style-name="gr7" draw:text-style-name="P2" draw:layer="layout" svg:width="0cm" svg:height="0cm" svg:x="3.443cm" svg:y="17.303cm" svg:viewBox="0 0 0 0" draw:points="0,0">
          <text:p/>
        </draw:polygon>
        <draw:path draw:style-name="gr1" draw:text-style-name="P1" draw:layer="layout" svg:width="0.749cm" svg:height="0.868cm" svg:x="4.087cm" svg:y="17.409cm" svg:viewBox="0 0 750 869" svg:d="M750 753c-14 28-35 52-60 70-14 11-28 18-42 25-32 14-67 21-106 21s-81-7-124-21c-158-57-306-208-377-385-72-177-47-346 60-424 25-18 53-32 85-39-25 46-39 99-39 162 3 138 70 291 176 407 110 120 244 191 364 191 21 0 42-4 63-7z">
          <text:p/>
        </draw:path>
        <draw:polygon draw:style-name="gr7" draw:text-style-name="P2" draw:layer="layout" svg:width="0cm" svg:height="0cm" svg:x="3.443cm" svg:y="17.303cm" svg:viewBox="0 0 0 0" draw:points="0,0">
          <text:p/>
        </draw:polygon>
        <draw:path draw:style-name="gr1" draw:text-style-name="P1" draw:layer="layout" svg:width="0.938cm" svg:height="0.314cm" svg:x="2.642cm" svg:y="16.153cm" svg:viewBox="0 0 939 315" svg:d="M416 0h523l-304 222h-134c-78 0-198 43-265 93h-236z">
          <text:p/>
        </draw:path>
        <draw:polygon draw:style-name="gr7" draw:text-style-name="P2" draw:layer="layout" svg:width="0cm" svg:height="0cm" svg:x="3.443cm" svg:y="17.303cm" svg:viewBox="0 0 0 0" draw:points="0,0">
          <text:p/>
        </draw:polygon>
        <draw:polygon draw:style-name="gr1" draw:text-style-name="P1" draw:layer="layout" svg:width="0.377cm" svg:height="0.511cm" svg:x="3.376cm" svg:y="18.076cm" svg:viewBox="0 0 378 512" draw:points="209,0 269,181 378,512 0,269 120,181">
          <text:p/>
        </draw:polygon>
        <draw:polygon draw:style-name="gr7" draw:text-style-name="P2" draw:layer="layout" svg:width="0cm" svg:height="0cm" svg:x="3.443cm" svg:y="17.303cm" svg:viewBox="0 0 0 0" draw:points="0,0">
          <text:p/>
        </draw:polygon>
        <draw:polygon draw:style-name="gr1" draw:text-style-name="P1" draw:layer="layout" svg:width="0.857cm" svg:height="0.254cm" svg:x="1.972cm" svg:y="18.485cm" svg:viewBox="0 0 858 255" draw:points="533,216 618,255 858,255 240,0 0,0 350,141 519,176 540,185">
          <text:p/>
        </draw:polygon>
        <draw:polygon draw:style-name="gr7" draw:text-style-name="P2" draw:layer="layout" svg:width="0cm" svg:height="0cm" svg:x="3.443cm" svg:y="17.303cm" svg:viewBox="0 0 0 0" draw:points="0,0">
          <text:p/>
        </draw:polygon>
        <draw:polygon draw:style-name="gr1" draw:text-style-name="P1" draw:layer="layout" svg:width="0.671cm" svg:height="0.614cm" svg:x="2.913cm" svg:y="18.076cm" svg:viewBox="0 0 672 615" draw:points="259,311 672,0 584,181 464,269 0,615">
          <text:p/>
        </draw:polygon>
        <draw:polygon draw:style-name="gr7" draw:text-style-name="P2" draw:layer="layout" svg:width="0cm" svg:height="0cm" svg:x="3.443cm" svg:y="17.303cm" svg:viewBox="0 0 0 0" draw:points="0,0">
          <text:p/>
        </draw:polygon>
        <draw:polygon draw:style-name="gr1" draw:text-style-name="P1" draw:layer="layout" svg:width="0.504cm" svg:height="0.194cm" svg:x="1.566cm" svg:y="17.074cm" svg:viewBox="0 0 505 195" draw:points="265,0 505,0 244,195 0,195">
          <text:p/>
        </draw:polygon>
        <draw:polygon draw:style-name="gr7" draw:text-style-name="P2" draw:layer="layout" svg:width="0cm" svg:height="0cm" svg:x="3.443cm" svg:y="17.303cm" svg:viewBox="0 0 0 0" draw:points="0,0">
          <text:p/>
        </draw:polygon>
        <draw:polygon draw:style-name="gr1" draw:text-style-name="P1" draw:layer="layout" svg:width="0.388cm" svg:height="0.596cm" svg:x="4.9cm" svg:y="17.875cm" svg:viewBox="0 0 389 597" draw:points="144,488 389,0 239,113 105,382 0,597">
          <text:p/>
        </draw:polygon>
        <draw:polygon draw:style-name="gr7" draw:text-style-name="P2" draw:layer="layout" svg:width="0cm" svg:height="0cm" svg:x="3.443cm" svg:y="17.303cm" svg:viewBox="0 0 0 0" draw:points="0,0">
          <text:p/>
        </draw:polygon>
        <draw:path draw:style-name="gr1" draw:text-style-name="P1" draw:layer="layout" svg:width="0.251cm" svg:height="0.723cm" svg:x="3.192cm" svg:y="16.922cm" svg:viewBox="0 0 252 724" svg:d="M7 0c-35 227 57 502 245 724z">
          <text:p/>
        </draw:path>
        <draw:polygon draw:style-name="gr7" draw:text-style-name="P2" draw:layer="layout" svg:width="0cm" svg:height="0cm" svg:x="3.443cm" svg:y="17.303cm" svg:viewBox="0 0 0 0" draw:points="0,0">
          <text:p/>
        </draw:polygon>
        <draw:polygon draw:style-name="gr1" draw:text-style-name="P1" draw:layer="layout" svg:width="0.134cm" svg:height="0.265cm" svg:x="3.065cm" svg:y="16.753cm" svg:viewBox="0 0 135 266" draw:points="78,0 135,170 7,266 0,61">
          <text:p/>
        </draw:polygon>
        <draw:polygon draw:style-name="gr7" draw:text-style-name="P2" draw:layer="layout" svg:width="0cm" svg:height="0cm" svg:x="3.443cm" svg:y="17.303cm" svg:viewBox="0 0 0 0" draw:points="0,0">
          <text:p/>
        </draw:polygon>
        <draw:polygon draw:style-name="gr1" draw:text-style-name="P1" draw:layer="layout" svg:width="0.187cm" svg:height="0.229cm" svg:x="4.9cm" svg:y="18.358cm" svg:viewBox="0 0 188 230" draw:points="188,117 145,0 0,114 39,230">
          <text:p/>
        </draw:polygon>
        <draw:polygon draw:style-name="gr7" draw:text-style-name="P2" draw:layer="layout" svg:width="0cm" svg:height="0cm" svg:x="3.443cm" svg:y="17.303cm" svg:viewBox="0 0 0 0" draw:points="0,0">
          <text:p/>
        </draw:polygon>
        <draw:polygon draw:style-name="gr1" draw:text-style-name="P1" draw:layer="layout" svg:width="0.095cm" svg:height="0.335cm" svg:x="2.878cm" svg:y="16.478cm" svg:viewBox="0 0 96 336" draw:points="0,0 96,276 14,336">
          <text:p/>
        </draw:polygon>
        <draw:polygon draw:style-name="gr7" draw:text-style-name="P2" draw:layer="layout" svg:width="0cm" svg:height="0cm" svg:x="3.443cm" svg:y="17.303cm" svg:viewBox="0 0 0 0" draw:points="0,0">
          <text:p/>
        </draw:polygon>
        <draw:path draw:style-name="gr1" draw:text-style-name="P1" draw:layer="layout" svg:width="0.13cm" svg:height="0.142cm" svg:x="4.139cm" svg:y="18.322cm" svg:viewBox="0 0 131 143" svg:d="M116 136c-7 7-18 7-25 7-29 0-61-21-78-53-18-33-18-68 3-82 25-18 67-4 93 32 28 35 28 78 7 96z">
          <text:p/>
        </draw:path>
        <draw:polygon draw:style-name="gr7" draw:text-style-name="P2" draw:layer="layout" svg:width="0cm" svg:height="0cm" svg:x="3.443cm" svg:y="17.303cm" svg:viewBox="0 0 0 0" draw:points="0,0">
          <text:p/>
        </draw:polygon>
        <draw:path draw:style-name="gr1" draw:text-style-name="P1" draw:layer="layout" svg:width="0.129cm" svg:height="0.143cm" svg:x="3.77cm" svg:y="17.213cm" svg:viewBox="0 0 130 144" svg:d="M111 137c-3 7-14 7-21 7-28 0-60-21-78-53-18-35-15-67 4-82 25-21 67-3 92 33 29 35 29 77 3 95z">
          <text:p/>
        </draw:path>
        <draw:polygon draw:style-name="gr7" draw:text-style-name="P2" draw:layer="layout" svg:width="0cm" svg:height="0cm" svg:x="3.443cm" svg:y="17.303cm" svg:viewBox="0 0 0 0" draw:points="0,0">
          <text:p/>
        </draw:polygon>
        <draw:path draw:style-name="gr1" draw:text-style-name="P1" draw:layer="layout" svg:width="0.129cm" svg:height="0.143cm" svg:x="4.694cm" svg:y="17.213cm" svg:viewBox="0 0 130 144" svg:d="M115 137c-7 7-19 7-26 7-28 0-60-21-77-53-18-35-15-67 3-82 25-21 64-3 93 33 28 35 28 77 7 95z">
          <text:p/>
        </draw:path>
        <draw:polygon draw:style-name="gr7" draw:text-style-name="P2" draw:layer="layout" svg:width="0cm" svg:height="0cm" svg:x="3.443cm" svg:y="17.303cm" svg:viewBox="0 0 0 0" draw:points="0,0">
          <text:p/>
        </draw:polygon>
        <draw:polygon draw:style-name="gr1" draw:text-style-name="P1" draw:layer="layout" svg:width="0.251cm" svg:height="0.06cm" svg:x="2.892cm" svg:y="16.753cm" svg:viewBox="0 0 252 61" draw:points="78,0 252,0 173,61 0,61">
          <text:p/>
        </draw:polygon>
        <draw:polygon draw:style-name="gr7" draw:text-style-name="P2" draw:layer="layout" svg:width="0cm" svg:height="0cm" svg:x="3.443cm" svg:y="17.303cm" svg:viewBox="0 0 0 0" draw:points="0,0">
          <text:p/>
        </draw:polygon>
        <draw:path draw:style-name="gr1" draw:text-style-name="P1" draw:layer="layout" svg:width="0.174cm" svg:height="0.082cm" svg:x="2.821cm" svg:y="16.308cm" svg:viewBox="0 0 175 83" svg:d="M175 11c-4-7-15-11-32-11-28 0-67 11-95 26-33 14-51 32-47 46 7 14 50 14 96 0 46-18 81-42 78-61z">
          <text:p/>
        </draw:path>
        <draw:polygon draw:style-name="gr7" draw:text-style-name="P2" draw:layer="layout" svg:width="0cm" svg:height="0cm" svg:x="3.443cm" svg:y="17.303cm" svg:viewBox="0 0 0 0" draw:points="0,0">
          <text:p/>
        </draw:polygon>
        <draw:path draw:style-name="gr1" draw:text-style-name="P1" draw:layer="layout" svg:width="0.171cm" svg:height="0.081cm" svg:x="1.678cm" svg:y="17.166cm" svg:viewBox="0 0 172 82" svg:d="M171 10c0-7-14-10-32-10-28 0-64 10-96 24s-46 33-42 47c3 14 46 14 95 0 47-17 82-43 75-61z">
          <text:p/>
        </draw:path>
        <draw:polygon draw:style-name="gr7" draw:text-style-name="P2" draw:layer="layout" svg:width="0cm" svg:height="0cm" svg:x="3.443cm" svg:y="17.303cm" svg:viewBox="0 0 0 0" draw:points="0,0">
          <text:p/>
        </draw:polygon>
        <draw:path draw:style-name="gr8" draw:text-style-name="P2" draw:layer="layout" svg:width="0.039cm" svg:height="0.166cm" svg:x="4.233cm" svg:y="17.409cm" svg:viewBox="0 0 40 167" svg:d="M0 167c0-65 15-121 40-167">
          <text:p/>
        </draw:path>
        <draw:line draw:style-name="gr8" draw:text-style-name="P2" draw:layer="layout" svg:x1="4.97cm" svg:y1="16.929cm" svg:x2="5.186cm" svg:y2="17.576cm">
          <text:p/>
        </draw:line>
        <draw:line draw:style-name="gr8" draw:text-style-name="P2" draw:layer="layout" svg:x1="4.776cm" svg:y1="16.894cm" svg:x2="5.144cm" svg:y2="17.989cm">
          <text:p/>
        </draw:line>
        <draw:line draw:style-name="gr8" draw:text-style-name="P2" draw:layer="layout" svg:x1="5.289cm" svg:y1="17.875cm" svg:x2="5.139cm" svg:y2="17.989cm">
          <text:p/>
        </draw:line>
        <draw:line draw:style-name="gr8" draw:text-style-name="P2" draw:layer="layout" svg:x1="5.185cm" svg:y1="17.571cm" svg:x2="5.289cm" svg:y2="17.879cm">
          <text:p/>
        </draw:line>
        <draw:line draw:style-name="gr8" draw:text-style-name="P2" draw:layer="layout" svg:x1="4.924cm" svg:y1="16.785cm" svg:x2="4.971cm" svg:y2="16.93cm">
          <text:p/>
        </draw:line>
        <draw:line draw:style-name="gr8" draw:text-style-name="P2" draw:layer="layout" svg:x1="4.925cm" svg:y1="16.785cm" svg:x2="4.896cm" svg:y2="16.807cm">
          <text:p/>
        </draw:line>
        <draw:line draw:style-name="gr8" draw:text-style-name="P2" draw:layer="layout" svg:x1="4.901cm" svg:y1="16.806cm" svg:x2="4.776cm" svg:y2="16.899cm">
          <text:p/>
        </draw:line>
        <draw:line draw:style-name="gr8" draw:text-style-name="P2" draw:layer="layout" svg:x1="5.088cm" svg:y1="18.479cm" svg:x2="5.044cm" svg:y2="18.358cm">
          <text:p/>
        </draw:line>
        <draw:line draw:style-name="gr8" draw:text-style-name="P2" draw:layer="layout" svg:x1="5.044cm" svg:y1="18.363cm" svg:x2="5.289cm" svg:y2="17.875cm">
          <text:p/>
        </draw:line>
        <draw:path draw:style-name="gr8" draw:text-style-name="P2" draw:layer="layout" svg:width="0.063cm" svg:height="0.007cm" svg:x="4.773cm" svg:y="18.161cm" svg:viewBox="0 0 64 8" svg:d="M64 0c-22 4-43 8-64 8">
          <text:p/>
        </draw:path>
        <draw:path draw:style-name="gr8" draw:text-style-name="P2" draw:layer="layout" svg:width="0.54cm" svg:height="0.597cm" svg:x="4.233cm" svg:y="17.571cm" svg:viewBox="0 0 541 598" svg:d="M541 598c-120 0-259-71-365-191-109-120-173-268-176-407">
          <text:p/>
        </draw:path>
        <draw:path draw:style-name="gr8" draw:text-style-name="P2" draw:layer="layout" svg:width="0.106cm" svg:height="0.021cm" svg:x="4.628cm" svg:y="18.256cm" svg:viewBox="0 0 107 22" svg:d="M107 0c-32 15-68 22-107 22">
          <text:p/>
        </draw:path>
        <draw:path draw:style-name="gr8" draw:text-style-name="P2" draw:layer="layout" svg:width="0.417cm" svg:height="0.808cm" svg:x="4.087cm" svg:y="17.448cm" svg:viewBox="0 0 418 809" svg:d="M418 809c-159-57-307-209-378-386-71-176-46-345 60-423">
          <text:p/>
        </draw:path>
        <draw:path draw:style-name="gr8" draw:text-style-name="P2" draw:layer="layout" svg:width="0.689cm" svg:height="0.83cm" svg:x="4.187cm" svg:y="17.401cm" svg:viewBox="0 0 690 831" svg:d="M0 47c145-109 396-21 555 194 166 220 180 484 35 590">
          <text:p/>
        </draw:path>
        <draw:path draw:style-name="gr8" draw:text-style-name="P2" draw:layer="layout" svg:width="0.042cm" svg:height="0.025cm" svg:x="4.734cm" svg:y="18.231cm" svg:viewBox="0 0 43 26" svg:d="M43 0c-15 7-29 18-43 26">
          <text:p/>
        </draw:path>
        <draw:path draw:style-name="gr8" draw:text-style-name="P2" draw:layer="layout" svg:width="0.124cm" svg:height="0.021cm" svg:x="4.504cm" svg:y="18.256cm" svg:viewBox="0 0 125 22" svg:d="M125 22c-40 0-82-7-125-22">
          <text:p/>
        </draw:path>
        <draw:path draw:style-name="gr8" draw:text-style-name="P2" draw:layer="layout" svg:width="0.089cm" svg:height="0.134cm" svg:x="3.77cm" svg:y="17.222cm" svg:viewBox="0 0 90 135" svg:d="M90 135c-28 0-60-22-79-57-17-32-14-64 5-78">
          <text:p/>
        </draw:path>
        <draw:path draw:style-name="gr8" draw:text-style-name="P2" draw:layer="layout" svg:width="0.115cm" svg:height="0.136cm" svg:x="3.785cm" svg:y="17.213cm" svg:viewBox="0 0 116 137" svg:d="M0 9c26-22 68-3 93 32 29 35 29 77 7 96">
          <text:p/>
        </draw:path>
        <draw:path draw:style-name="gr8" draw:text-style-name="P2" draw:layer="layout" svg:width="0.025cm" svg:height="0.007cm" svg:x="3.859cm" svg:y="17.349cm" svg:viewBox="0 0 26 8" svg:d="M26 0c-7 8-19 8-26 8">
          <text:p/>
        </draw:path>
        <draw:path draw:style-name="gr8" draw:text-style-name="P2" draw:layer="layout" svg:width="0.09cm" svg:height="0.134cm" svg:x="4.693cm" svg:y="17.222cm" svg:viewBox="0 0 91 135" svg:d="M91 135c-28 0-61-22-78-57-18-32-18-64 3-78">
          <text:p/>
        </draw:path>
        <draw:path draw:style-name="gr8" draw:text-style-name="P2" draw:layer="layout" svg:width="0.114cm" svg:height="0.136cm" svg:x="4.709cm" svg:y="17.213cm" svg:viewBox="0 0 115 137" svg:d="M0 9c25-22 67-3 92 32 29 35 29 77 8 96">
          <text:p/>
        </draw:path>
        <draw:path draw:style-name="gr8" draw:text-style-name="P2" draw:layer="layout" svg:width="0.025cm" svg:height="0.007cm" svg:x="4.783cm" svg:y="17.349cm" svg:viewBox="0 0 26 8" svg:d="M26 0c-7 8-18 8-26 8">
          <text:p/>
        </draw:path>
        <draw:line draw:style-name="gr8" draw:text-style-name="P2" draw:layer="layout" svg:x1="3.58cm" svg:y1="16.153cm" svg:x2="4.925cm" svg:y2="16.789cm">
          <text:p/>
        </draw:line>
        <draw:line draw:style-name="gr8" draw:text-style-name="P2" draw:layer="layout" svg:x1="3.256cm" svg:y1="16.753cm" svg:x2="4.781cm" svg:y2="16.899cm">
          <text:p/>
        </draw:line>
        <draw:line draw:style-name="gr8" draw:text-style-name="P2" draw:layer="layout" svg:x1="3.885cm" svg:y1="16.539cm" svg:x2="3.277cm" svg:y2="16.375cm">
          <text:p/>
        </draw:line>
        <draw:polyline draw:style-name="gr8" draw:text-style-name="P2" draw:layer="layout" svg:width="0.903cm" svg:height="0.36cm" svg:x="3.884cm" svg:y="16.538cm" svg:viewBox="0 0 904 361" draw:points="0,0 112,31 223,63 329,95 431,127 523,159 607,188 681,216 748,244 805,269 847,294 879,315 897,332 904,346 897,361">
          <text:p/>
        </draw:polyline>
        <draw:line draw:style-name="gr8" draw:text-style-name="P2" draw:layer="layout" svg:x1="3.581cm" svg:y1="16.153cm" svg:x2="3.277cm" svg:y2="16.38cm">
          <text:p/>
        </draw:line>
        <draw:line draw:style-name="gr8" draw:text-style-name="P2" draw:layer="layout" svg:x1="3.439cm" svg:y1="17.645cm" svg:x2="3.585cm" svg:y2="18.077cm">
          <text:p/>
        </draw:line>
        <draw:line draw:style-name="gr8" draw:text-style-name="P2" draw:layer="layout" svg:x1="3.584cm" svg:y1="18.076cm" svg:x2="3.645cm" svg:y2="18.257cm">
          <text:p/>
        </draw:line>
        <draw:line draw:style-name="gr8" draw:text-style-name="P2" draw:layer="layout" svg:x1="3.644cm" svg:y1="18.256cm" svg:x2="4.504cm" svg:y2="18.256cm">
          <text:p/>
        </draw:line>
        <draw:line draw:style-name="gr8" draw:text-style-name="P2" draw:layer="layout" svg:x1="4.734cm" svg:y1="18.256cm" svg:x2="5.005cm" svg:y2="18.256cm">
          <text:p/>
        </draw:line>
        <draw:line draw:style-name="gr8" draw:text-style-name="P2" draw:layer="layout" svg:x1="5.144cm" svg:y1="17.988cm" svg:x2="5.005cm" svg:y2="18.257cm">
          <text:p/>
        </draw:line>
        <draw:line draw:style-name="gr8" draw:text-style-name="P2" draw:layer="layout" svg:x1="3.143cm" svg:y1="16.753cm" svg:x2="3.256cm" svg:y2="16.753cm">
          <text:p/>
        </draw:line>
        <draw:line draw:style-name="gr8" draw:text-style-name="P2" draw:layer="layout" svg:x1="3.143cm" svg:y1="16.753cm" svg:x2="3.2cm" svg:y2="16.923cm">
          <text:p/>
        </draw:line>
        <draw:line draw:style-name="gr8" draw:text-style-name="P2" draw:layer="layout" svg:x1="3.199cm" svg:y1="16.922cm" svg:x2="3.444cm" svg:y2="17.646cm">
          <text:p/>
        </draw:line>
        <draw:line draw:style-name="gr8" draw:text-style-name="P2" draw:layer="layout" svg:x1="5.049cm" svg:y1="18.358cm" svg:x2="4.9cm" svg:y2="18.472cm">
          <text:p/>
        </draw:line>
        <draw:line draw:style-name="gr8" draw:text-style-name="P2" draw:layer="layout" svg:x1="5.01cm" svg:y1="18.256cm" svg:x2="4.9cm" svg:y2="18.472cm">
          <text:p/>
        </draw:line>
        <draw:line draw:style-name="gr8" draw:text-style-name="P2" draw:layer="layout" svg:x1="3.058cm" svg:y1="16.153cm" svg:x2="3.58cm" svg:y2="16.153cm">
          <text:p/>
        </draw:line>
        <draw:line draw:style-name="gr8" draw:text-style-name="P2" draw:layer="layout" svg:x1="2.642cm" svg:y1="17.314cm" svg:x2="2.66cm" svg:y2="17.368cm">
          <text:p/>
        </draw:line>
        <draw:line draw:style-name="gr8" draw:text-style-name="P2" draw:layer="layout" svg:x1="2.675cm" svg:y1="17.289cm" svg:x2="2.642cm" svg:y2="17.315cm">
          <text:p/>
        </draw:line>
        <draw:line draw:style-name="gr8" draw:text-style-name="P2" draw:layer="layout" svg:x1="2.642cm" svg:y1="16.464cm" svg:x2="2.675cm" svg:y2="17.29cm">
          <text:p/>
        </draw:line>
        <draw:line draw:style-name="gr8" draw:text-style-name="P2" draw:layer="layout" svg:x1="3.059cm" svg:y1="16.153cm" svg:x2="2.642cm" svg:y2="16.468cm">
          <text:p/>
        </draw:line>
        <draw:line draw:style-name="gr8" draw:text-style-name="P2" draw:layer="layout" svg:x1="5.088cm" svg:y1="18.474cm" svg:x2="4.938cm" svg:y2="18.588cm">
          <text:p/>
        </draw:line>
        <draw:line draw:style-name="gr8" draw:text-style-name="P2" draw:layer="layout" svg:x1="3.753cm" svg:y1="18.584cm" svg:x2="4.938cm" svg:y2="18.584cm">
          <text:p/>
        </draw:line>
        <draw:line draw:style-name="gr8" draw:text-style-name="P2" draw:layer="layout" svg:x1="4.9cm" svg:y1="18.471cm" svg:x2="4.939cm" svg:y2="18.588cm">
          <text:p/>
        </draw:line>
        <draw:path draw:style-name="gr8" draw:text-style-name="P2" draw:layer="layout" svg:width="0.09cm" svg:height="0.134cm" svg:x="4.139cm" svg:y="18.33cm" svg:viewBox="0 0 91 135" svg:d="M91 135c-28 0-61-21-78-54-18-32-18-67 3-81">
          <text:p/>
        </draw:path>
        <draw:path draw:style-name="gr8" draw:text-style-name="P2" draw:layer="layout" svg:width="0.114cm" svg:height="0.135cm" svg:x="4.155cm" svg:y="18.322cm" svg:viewBox="0 0 115 136" svg:d="M0 8c25-18 67-4 93 32 28 35 28 78 7 96">
          <text:p/>
        </draw:path>
        <draw:path draw:style-name="gr8" draw:text-style-name="P2" draw:layer="layout" svg:width="0.028cm" svg:height="0.007cm" svg:x="4.226cm" svg:y="18.457cm" svg:viewBox="0 0 29 8" svg:d="M29 0c-7 3-19 8-29 8">
          <text:p/>
        </draw:path>
        <draw:line draw:style-name="gr8" draw:text-style-name="P2" draw:layer="layout" svg:x1="3.644cm" svg:y1="18.256cm" svg:x2="3.754cm" svg:y2="18.588cm">
          <text:p/>
        </draw:line>
        <draw:line draw:style-name="gr8" draw:text-style-name="P2" draw:layer="layout" svg:x1="2.97cm" svg:y1="16.753cm" svg:x2="3.143cm" svg:y2="16.753cm">
          <text:p/>
        </draw:line>
        <draw:line draw:style-name="gr8" draw:text-style-name="P2" draw:layer="layout" svg:x1="3.277cm" svg:y1="16.375cm" svg:x2="3.143cm" svg:y2="16.375cm">
          <text:p/>
        </draw:line>
        <draw:line draw:style-name="gr8" draw:text-style-name="P2" draw:layer="layout" svg:x1="2.642cm" svg:y1="16.464cm" svg:x2="2.878cm" svg:y2="16.464cm">
          <text:p/>
        </draw:line>
        <draw:path draw:style-name="gr8" draw:text-style-name="P2" draw:layer="layout" svg:width="0.265cm" svg:height="0.092cm" svg:x="2.878cm" svg:y="16.375cm" svg:viewBox="0 0 266 93" svg:d="M0 93c67-50 188-93 266-93">
          <text:p/>
        </draw:path>
        <draw:path draw:style-name="gr8" draw:text-style-name="P2" draw:layer="layout" svg:width="0.142cm" svg:height="0.071cm" svg:x="2.821cm" svg:y="16.308cm" svg:viewBox="0 0 143 72" svg:d="M143 0c-28 0-64 11-96 25-32 15-50 33-46 47">
          <text:p/>
        </draw:path>
        <draw:path draw:style-name="gr8" draw:text-style-name="P2" draw:layer="layout" svg:width="0.173cm" svg:height="0.071cm" svg:x="2.822cm" svg:y="16.319cm" svg:viewBox="0 0 174 72" svg:d="M0 61c7 14 50 14 96 0 46-18 81-43 78-61">
          <text:p/>
        </draw:path>
        <draw:path draw:style-name="gr8" draw:text-style-name="P2" draw:layer="layout" svg:width="0.036cm" svg:height="0.011cm" svg:x="2.959cm" svg:y="16.308cm" svg:viewBox="0 0 37 12" svg:d="M37 12c-5-8-19-12-37-12">
          <text:p/>
        </draw:path>
        <draw:line draw:style-name="gr8" draw:text-style-name="P2" draw:layer="layout" svg:x1="2.885cm" svg:y1="17.529cm" svg:x2="3.172cm" svg:y2="18.387cm">
          <text:p/>
        </draw:line>
        <draw:line draw:style-name="gr8" draw:text-style-name="P2" draw:layer="layout" svg:x1="3.171cm" svg:y1="18.387cm" svg:x2="3.585cm" svg:y2="18.076cm">
          <text:p/>
        </draw:line>
        <draw:line draw:style-name="gr8" draw:text-style-name="P2" draw:layer="layout" svg:x1="3.444cm" svg:y1="17.645cm" svg:x2="3.107cm" svg:y2="17.897cm">
          <text:p/>
        </draw:line>
        <draw:line draw:style-name="gr8" draw:text-style-name="P2" draw:layer="layout" svg:x1="3.108cm" svg:y1="17.897cm" svg:x2="2.963cm" svg:y2="17.469cm">
          <text:p/>
        </draw:line>
        <draw:line draw:style-name="gr8" draw:text-style-name="P2" draw:layer="layout" svg:x1="3.585cm" svg:y1="18.076cm" svg:x2="3.496cm" svg:y2="18.257cm">
          <text:p/>
        </draw:line>
        <draw:line draw:style-name="gr8" draw:text-style-name="P2" draw:layer="layout" svg:x1="3.376cm" svg:y1="18.344cm" svg:x2="3.754cm" svg:y2="18.588cm">
          <text:p/>
        </draw:line>
        <draw:path draw:style-name="gr8" draw:text-style-name="P2" draw:layer="layout" svg:width="0.251cm" svg:height="0.723cm" svg:x="3.192cm" svg:y="16.922cm" svg:viewBox="0 0 252 724" svg:d="M7 0c-35 227 57 502 245 724">
          <text:p/>
        </draw:path>
        <draw:line draw:style-name="gr8" draw:text-style-name="P2" draw:layer="layout" svg:x1="3.065cm" svg:y1="16.813cm" svg:x2="3.073cm" svg:y2="17.019cm">
          <text:p/>
        </draw:line>
        <draw:line draw:style-name="gr8" draw:text-style-name="P2" draw:layer="layout" svg:x1="3.144cm" svg:y1="16.753cm" svg:x2="3.065cm" svg:y2="16.814cm">
          <text:p/>
        </draw:line>
        <draw:line draw:style-name="gr8" draw:text-style-name="P2" draw:layer="layout" svg:x1="3.2cm" svg:y1="16.922cm" svg:x2="3.072cm" svg:y2="17.019cm">
          <text:p/>
        </draw:line>
        <draw:line draw:style-name="gr8" draw:text-style-name="P2" draw:layer="layout" svg:x1="2.642cm" svg:y1="17.314cm" svg:x2="2.66cm" svg:y2="17.368cm">
          <text:p/>
        </draw:line>
        <draw:line draw:style-name="gr8" draw:text-style-name="P2" draw:layer="layout" svg:x1="2.674cm" svg:y1="17.289cm" svg:x2="2.945cm" svg:y2="17.289cm">
          <text:p/>
        </draw:line>
        <draw:line draw:style-name="gr8" draw:text-style-name="P2" draw:layer="layout" svg:x1="2.871cm" svg:y1="17.395cm" svg:x2="2.801cm" svg:y2="17.395cm">
          <text:p/>
        </draw:line>
        <draw:line draw:style-name="gr8" draw:text-style-name="P2" draw:layer="layout" svg:x1="2.882cm" svg:y1="17.395cm" svg:x2="2.871cm" svg:y2="17.395cm">
          <text:p/>
        </draw:line>
        <draw:polyline draw:style-name="gr8" draw:text-style-name="P2" draw:layer="layout" svg:width="0cm" svg:height="0cm" svg:x="2.61cm" svg:y="17.402cm" svg:viewBox="0 0 0 0" draw:points="0,0">
          <text:p/>
        </draw:polyline>
        <draw:line draw:style-name="gr8" draw:text-style-name="P2" draw:layer="layout" svg:x1="2.66cm" svg:y1="17.367cm" svg:x2="2.61cm" svg:y2="17.407cm">
          <text:p/>
        </draw:line>
        <draw:line draw:style-name="gr8" draw:text-style-name="P2" draw:layer="layout" svg:x1="2.642cm" svg:y1="17.314cm" svg:x2="2.66cm" svg:y2="17.368cm">
          <text:p/>
        </draw:line>
        <draw:line draw:style-name="gr8" draw:text-style-name="P2" draw:layer="layout" svg:x1="2.878cm" svg:y1="16.474cm" svg:x2="2.878cm" svg:y2="16.464cm">
          <text:p/>
        </draw:line>
        <draw:line draw:style-name="gr8" draw:text-style-name="P2" draw:layer="layout" svg:x1="2.878cm" svg:y1="16.478cm" svg:x2="2.878cm" svg:y2="16.474cm">
          <text:p/>
        </draw:line>
        <draw:line draw:style-name="gr8" draw:text-style-name="P2" draw:layer="layout" svg:x1="2.878cm" svg:y1="16.478cm" svg:x2="2.893cm" svg:y2="16.814cm">
          <text:p/>
        </draw:line>
        <draw:line draw:style-name="gr8" draw:text-style-name="P2" draw:layer="layout" svg:x1="2.892cm" svg:y1="16.813cm" svg:x2="3.065cm" svg:y2="16.813cm">
          <text:p/>
        </draw:line>
        <draw:path draw:style-name="gr8" draw:text-style-name="P2" draw:layer="layout" svg:width="0.06cm" svg:height="0.271cm" svg:x="3.012cm" svg:y="17.018cm" svg:viewBox="0 0 61 272" svg:d="M0 272c11-96 33-188 61-272">
          <text:p/>
        </draw:path>
        <draw:path draw:style-name="gr8" draw:text-style-name="P2" draw:layer="layout" svg:width="0.011cm" svg:height="0.095cm" svg:x="3.005cm" svg:y="17.289cm" svg:viewBox="0 0 12 96" svg:d="M12 0c-5 32-8 65-12 96">
          <text:p/>
        </draw:path>
        <draw:polyline draw:style-name="gr8" draw:text-style-name="P2" draw:layer="layout" svg:width="0.064cm" svg:height="0.095cm" svg:x="2.945cm" svg:y="17.289cm" svg:viewBox="0 0 65 96" draw:points="65,96 65,86 61,75 61,65 58,54 54,46 51,35 43,28 39,21 32,14 25,11 18,7 11,4 7,0 0,0">
          <text:p/>
        </draw:polyline>
        <draw:line draw:style-name="gr8" draw:text-style-name="P2" draw:layer="layout" svg:x1="2.501cm" svg:y1="18.7cm" svg:x2="2.504cm" svg:y2="18.7cm">
          <text:p/>
        </draw:line>
        <draw:line draw:style-name="gr8" draw:text-style-name="P2" draw:layer="layout" svg:x1="2.501cm" svg:y1="18.7cm" svg:x2="2.59cm" svg:y2="18.74cm">
          <text:p/>
        </draw:line>
        <draw:line draw:style-name="gr8" draw:text-style-name="P2" draw:layer="layout" svg:x1="2.878cm" svg:y1="16.478cm" svg:x2="2.974cm" svg:y2="16.754cm">
          <text:p/>
        </draw:line>
        <draw:path draw:style-name="gr8" draw:text-style-name="P2" draw:layer="layout" svg:width="0.212cm" svg:height="0.268cm" svg:x="2.97cm" svg:y="16.485cm" svg:viewBox="0 0 213 269" svg:d="M0 269c7-5 10-8 14-12 7-3 11-10 18-14 3-3 10-10 14-14 7-7 10-10 17-18 4-7 11-14 18-17 4-7 12-14 15-21 7-7 14-14 18-21 7-8 10-15 17-22 11-14 22-28 32-46 4-7 7-14 11-21 7-7 10-14 14-21 3-7 7-14 14-21 4-7 7-14 11-21">
          <text:p/>
        </draw:path>
        <draw:line draw:style-name="gr8" draw:text-style-name="P2" draw:layer="layout" svg:x1="2.974cm" svg:y1="16.753cm" svg:x2="2.892cm" svg:y2="16.814cm">
          <text:p/>
        </draw:line>
        <draw:path draw:style-name="gr8" draw:text-style-name="P2" draw:layer="layout" svg:width="0.088cm" svg:height="0.039cm" svg:x="2.797cm" svg:y="17.49cm" svg:viewBox="0 0 89 40" svg:d="M89 40c0 0-3-3-3-7 0 0-4-7-7-7 0-4-4-7-7-11-4-3-7-3-16-8-14-3-35-7-56-7">
          <text:p/>
        </draw:path>
        <draw:line draw:style-name="gr8" draw:text-style-name="P2" draw:layer="layout" svg:x1="2.798cm" svg:y1="17.495cm" svg:x2="2.402cm" svg:y2="17.307cm">
          <text:p/>
        </draw:line>
        <draw:line draw:style-name="gr8" draw:text-style-name="P2" draw:layer="layout" svg:x1="2.402cm" svg:y1="17.307cm" svg:x2="2.869cm" svg:y2="18.712cm">
          <text:p/>
        </draw:line>
        <draw:line draw:style-name="gr8" draw:text-style-name="P2" draw:layer="layout" svg:x1="2.868cm" svg:y1="18.712cm" svg:x2="2.918cm" svg:y2="18.69cm">
          <text:p/>
        </draw:line>
        <draw:line draw:style-name="gr8" draw:text-style-name="P2" draw:layer="layout" svg:x1="3.172cm" svg:y1="18.386cm" svg:x2="2.913cm" svg:y2="18.691cm">
          <text:p/>
        </draw:line>
        <draw:line draw:style-name="gr8" draw:text-style-name="P2" draw:layer="layout" svg:x1="2.913cm" svg:y1="18.691cm" svg:x2="3.497cm" svg:y2="18.256cm">
          <text:p/>
        </draw:line>
        <draw:path draw:style-name="gr8" draw:text-style-name="P2" draw:layer="layout" svg:width="0.081cm" svg:height="0.074cm" svg:x="2.882cm" svg:y="17.395cm" svg:viewBox="0 0 82 75" svg:d="M82 75c-12-39-51-75-82-75">
          <text:p/>
        </draw:path>
        <draw:line draw:style-name="gr8" draw:text-style-name="P2" draw:layer="layout" svg:x1="2.589cm" svg:y1="18.739cm" svg:x2="2.829cm" svg:y2="18.739cm">
          <text:p/>
        </draw:line>
        <draw:line draw:style-name="gr8" draw:text-style-name="P2" draw:layer="layout" svg:x1="2.829cm" svg:y1="18.74cm" svg:x2="2.869cm" svg:y2="18.707cm">
          <text:p/>
        </draw:line>
        <draw:line draw:style-name="gr8" draw:text-style-name="P2" draw:layer="layout" svg:x1="1.831cm" svg:y1="17.074cm" svg:x2="1.566cm" svg:y2="17.269cm">
          <text:p/>
        </draw:line>
        <draw:line draw:style-name="gr8" draw:text-style-name="P2" draw:layer="layout" svg:x1="1.566cm" svg:y1="17.268cm" svg:x2="1.976cm" svg:y2="18.486cm">
          <text:p/>
        </draw:line>
        <draw:line draw:style-name="gr8" draw:text-style-name="P2" draw:layer="layout" svg:x1="1.972cm" svg:y1="18.485cm" svg:x2="2.322cm" svg:y2="18.627cm">
          <text:p/>
        </draw:line>
        <draw:line draw:style-name="gr8" draw:text-style-name="P2" draw:layer="layout" svg:x1="2.403cm" svg:y1="17.311cm" svg:x2="2.067cm" svg:y2="17.074cm">
          <text:p/>
        </draw:line>
        <draw:line draw:style-name="gr8" draw:text-style-name="P2" draw:layer="layout" svg:x1="1.83cm" svg:y1="17.074cm" svg:x2="2.067cm" svg:y2="17.074cm">
          <text:p/>
        </draw:line>
        <draw:line draw:style-name="gr8" draw:text-style-name="P2" draw:layer="layout" svg:x1="1.972cm" svg:y1="18.485cm" svg:x2="2.211cm" svg:y2="18.485cm">
          <text:p/>
        </draw:line>
        <draw:line draw:style-name="gr8" draw:text-style-name="P2" draw:layer="layout" svg:x1="2.211cm" svg:y1="18.485cm" svg:x2="2.83cm" svg:y2="18.74cm">
          <text:p/>
        </draw:line>
        <draw:line draw:style-name="gr8" draw:text-style-name="P2" draw:layer="layout" svg:x1="2.501cm" svg:y1="18.7cm" svg:x2="2.504cm" svg:y2="18.7cm">
          <text:p/>
        </draw:line>
        <draw:line draw:style-name="gr8" draw:text-style-name="P2" draw:layer="layout" svg:x1="2.504cm" svg:y1="18.705cm" svg:x2="2.512cm" svg:y2="18.669cm">
          <text:p/>
        </draw:line>
        <draw:line draw:style-name="gr8" draw:text-style-name="P2" draw:layer="layout" svg:x1="2.512cm" svg:y1="18.67cm" svg:x2="2.49cm" svg:y2="18.658cm">
          <text:p/>
        </draw:line>
        <draw:line draw:style-name="gr8" draw:text-style-name="P2" draw:layer="layout" svg:x1="2.321cm" svg:y1="18.626cm" svg:x2="2.491cm" svg:y2="18.662cm">
          <text:p/>
        </draw:line>
        <draw:line draw:style-name="gr8" draw:text-style-name="P2" draw:layer="layout" svg:x1="1.806cm" svg:y1="17.269cm" svg:x2="2.071cm" svg:y2="17.074cm">
          <text:p/>
        </draw:line>
        <draw:line draw:style-name="gr8" draw:text-style-name="P2" draw:layer="layout" svg:x1="1.806cm" svg:y1="17.268cm" svg:x2="2.212cm" svg:y2="18.486cm">
          <text:p/>
        </draw:line>
        <draw:line draw:style-name="gr8" draw:text-style-name="P2" draw:layer="layout" svg:x1="1.566cm" svg:y1="17.268cm" svg:x2="1.806cm" svg:y2="17.268cm">
          <text:p/>
        </draw:line>
        <draw:path draw:style-name="gr8" draw:text-style-name="P2" draw:layer="layout" svg:width="0.138cm" svg:height="0.07cm" svg:x="1.678cm" svg:y="17.166cm" svg:viewBox="0 0 139 71" svg:d="M139 0c-24 0-63 10-96 25-32 18-46 36-42 46">
          <text:p/>
        </draw:path>
        <draw:path draw:style-name="gr8" draw:text-style-name="P2" draw:layer="layout" svg:width="0.17cm" svg:height="0.071cm" svg:x="1.679cm" svg:y="17.176cm" svg:viewBox="0 0 171 72" svg:d="M0 61c3 14 46 14 95 0 47-17 82-42 75-61">
          <text:p/>
        </draw:path>
        <draw:path draw:style-name="gr8" draw:text-style-name="P2" draw:layer="layout" svg:width="0.032cm" svg:height="0.014cm" svg:x="1.816cm" svg:y="17.166cm" svg:viewBox="0 0 33 15" svg:d="M33 15c0-12-15-15-33-15">
          <text:p/>
        </draw:path>
        <draw:polygon draw:style-name="gr1" draw:text-style-name="P1" draw:layer="layout" svg:width="6.247cm" svg:height="5.923cm" svg:x="21.216cm" svg:y="1.989cm" svg:viewBox="0 0 6248 5924" draw:points="1151,4182 1151,3398 787,3035 0,2252 0,0 1750,0 2562,1899 2699,1899 2999,1899 3200,1899 3500,1899 3662,1899 5148,0 6248,0 6248,3398 5243,4298 5010,4506 4950,4563 4717,4771 4463,5000 1761,5000 1761,5924 1151,5924 1151,5000 1151,4972 1151,4623 1151,4531">
          <text:p/>
        </draw:polygon>
        <draw:polygon draw:style-name="gr7" draw:text-style-name="P2" draw:layer="layout" svg:width="0cm" svg:height="0cm" svg:x="24.338cm" svg:y="4.949cm" svg:viewBox="0 0 0 0" draw:points="0,0">
          <text:p/>
        </draw:polygon>
        <draw:polygon draw:style-name="gr1" draw:text-style-name="P1" draw:layer="layout" svg:width="2.748cm" svg:height="4.297cm" svg:x="24.715cm" svg:y="1.989cm" svg:viewBox="0 0 2749 4298" draw:points="0,1899 159,1899 1649,0 2749,0 2749,3398 1744,4298 148,3338 0,3250 0,3049">
          <text:p/>
        </draw:polygon>
        <draw:polygon draw:style-name="gr7" draw:text-style-name="P2" draw:layer="layout" svg:width="0cm" svg:height="0cm" svg:x="24.338cm" svg:y="4.949cm" svg:viewBox="0 0 0 0" draw:points="0,0">
          <text:p/>
        </draw:polygon>
        <draw:polygon draw:style-name="gr1" draw:text-style-name="P1" draw:layer="layout" svg:width="2.698cm" svg:height="4.181cm" svg:x="21.216cm" svg:y="1.989cm" svg:viewBox="0 0 2699 4182" draw:points="2551,3338 2699,3250 2699,3049 2699,1899 2562,1899 1750,0 0,0 0,2252 786,3035 1150,3398 1150,4182">
          <text:p/>
        </draw:polygon>
        <draw:polygon draw:style-name="gr7" draw:text-style-name="P2" draw:layer="layout" svg:width="0cm" svg:height="0cm" svg:x="24.338cm" svg:y="4.949cm" svg:viewBox="0 0 0 0" draw:points="0,0">
          <text:p/>
        </draw:polygon>
        <draw:polygon draw:style-name="gr1" draw:text-style-name="P1" draw:layer="layout" svg:width="3.566cm" svg:height="1.203cm" svg:x="22.366cm" svg:y="5.785cm" svg:viewBox="0 0 3567 1204" draw:points="3567,975 3313,1204 610,1204 0,1204 0,1176 1750,120 1948,0 2149,120">
          <text:p/>
        </draw:polygon>
        <draw:polygon draw:style-name="gr7" draw:text-style-name="P2" draw:layer="layout" svg:width="0cm" svg:height="0cm" svg:x="24.338cm" svg:y="4.949cm" svg:viewBox="0 0 0 0" draw:points="0,0">
          <text:p/>
        </draw:polygon>
        <draw:polygon draw:style-name="gr1" draw:text-style-name="P1" draw:layer="layout" svg:width="1.097cm" svg:height="0.872cm" svg:x="23.766cm" svg:y="5.037cm" svg:viewBox="0 0 1098 873" draw:points="950,201 1098,289 748,873 547,753 346,873 0,289 148,201 148,0 950,0">
          <text:p/>
        </draw:polygon>
        <draw:polygon draw:style-name="gr7" draw:text-style-name="P2" draw:layer="layout" svg:width="0cm" svg:height="0cm" svg:x="24.338cm" svg:y="4.949cm" svg:viewBox="0 0 0 0" draw:points="0,0">
          <text:p/>
        </draw:polygon>
        <draw:polygon draw:style-name="gr1" draw:text-style-name="P1" draw:layer="layout" svg:width="0.61cm" svg:height="0.927cm" svg:x="22.366cm" svg:y="6.985cm" svg:viewBox="0 0 611 928" draw:points="611,0 611,928 0,928 0,0">
          <text:p/>
        </draw:polygon>
        <draw:polygon draw:style-name="gr7" draw:text-style-name="P2" draw:layer="layout" svg:width="0cm" svg:height="0cm" svg:x="24.338cm" svg:y="4.949cm" svg:viewBox="0 0 0 0" draw:points="0,0">
          <text:p/>
        </draw:polygon>
        <draw:polygon draw:style-name="gr1" draw:text-style-name="P1" draw:layer="layout" svg:width="1.749cm" svg:height="1.154cm" svg:x="22.366cm" svg:y="5.806cm" svg:viewBox="0 0 1750 1155" draw:points="1341,0 1750,99 0,1155 0,806">
          <text:p/>
        </draw:polygon>
        <draw:polygon draw:style-name="gr7" draw:text-style-name="P2" draw:layer="layout" svg:width="0cm" svg:height="0cm" svg:x="24.338cm" svg:y="4.949cm" svg:viewBox="0 0 0 0" draw:points="0,0">
          <text:p/>
        </draw:polygon>
        <draw:polygon draw:style-name="gr1" draw:text-style-name="P1" draw:layer="layout" svg:width="1.595cm" svg:height="1.168cm" svg:x="24.863cm" svg:y="5.326cm" svg:viewBox="0 0 1596 1169" draw:points="0,0 1596,960 1362,1169 103,410">
          <text:p/>
        </draw:polygon>
        <draw:polygon draw:style-name="gr7" draw:text-style-name="P2" draw:layer="layout" svg:width="0cm" svg:height="0cm" svg:x="24.338cm" svg:y="4.949cm" svg:viewBox="0 0 0 0" draw:points="0,0">
          <text:p/>
        </draw:polygon>
        <draw:polygon draw:style-name="gr1" draw:text-style-name="P1" draw:layer="layout" svg:width="1.4cm" svg:height="1.193cm" svg:x="22.366cm" svg:y="5.326cm" svg:viewBox="0 0 1401 1194" draw:points="1401,0 1299,414 0,1194 0,845">
          <text:p/>
        </draw:polygon>
        <draw:polygon draw:style-name="gr7" draw:text-style-name="P2" draw:layer="layout" svg:width="0cm" svg:height="0cm" svg:x="24.338cm" svg:y="4.949cm" svg:viewBox="0 0 0 0" draw:points="0,0">
          <text:p/>
        </draw:polygon>
        <draw:polygon draw:style-name="gr1" draw:text-style-name="P1" draw:layer="layout" svg:width="1.651cm" svg:height="0.953cm" svg:x="24.514cm" svg:y="5.806cm" svg:viewBox="0 0 1652 954" draw:points="1419,954 1652,746 409,0 0,99">
          <text:p/>
        </draw:polygon>
        <draw:polygon draw:style-name="gr7" draw:text-style-name="P2" draw:layer="layout" svg:width="0cm" svg:height="0cm" svg:x="24.338cm" svg:y="4.949cm" svg:viewBox="0 0 0 0" draw:points="0,0">
          <text:p/>
        </draw:polygon>
        <draw:polygon draw:style-name="gr1" draw:text-style-name="P1" draw:layer="layout" svg:width="0.3cm" svg:height="1.15cm" svg:x="23.914cm" svg:y="3.887cm" svg:viewBox="0 0 301 1151" draw:points="0,0 301,0 301,851 0,1151">
          <text:p/>
        </draw:polygon>
        <draw:polygon draw:style-name="gr7" draw:text-style-name="P2" draw:layer="layout" svg:width="0cm" svg:height="0cm" svg:x="24.338cm" svg:y="4.949cm" svg:viewBox="0 0 0 0" draw:points="0,0">
          <text:p/>
        </draw:polygon>
        <draw:polygon draw:style-name="gr1" draw:text-style-name="P1" draw:layer="layout" svg:width="0.3cm" svg:height="1.15cm" svg:x="24.415cm" svg:y="3.887cm" svg:viewBox="0 0 301 1151" draw:points="0,0 301,0 301,1151 0,851">
          <text:p/>
        </draw:polygon>
        <draw:polygon draw:style-name="gr7" draw:text-style-name="P2" draw:layer="layout" svg:width="0cm" svg:height="0cm" svg:x="24.338cm" svg:y="4.949cm" svg:viewBox="0 0 0 0" draw:points="0,0">
          <text:p/>
        </draw:polygon>
        <draw:polygon draw:style-name="gr1" draw:text-style-name="P1" draw:layer="layout" svg:width="0.201cm" svg:height="0.85cm" svg:x="24.214cm" svg:y="3.887cm" svg:viewBox="0 0 202 851" draw:points="0,0 202,0 202,851 0,851">
          <text:p/>
        </draw:polygon>
        <draw:polygon draw:style-name="gr7" draw:text-style-name="P2" draw:layer="layout" svg:width="0cm" svg:height="0cm" svg:x="24.338cm" svg:y="4.949cm" svg:viewBox="0 0 0 0" draw:points="0,0">
          <text:p/>
        </draw:polygon>
        <draw:path draw:style-name="gr1" draw:text-style-name="P1" draw:layer="layout" svg:width="0.451cm" svg:height="0.452cm" svg:x="24.091cm" svg:y="5.185cm" svg:viewBox="0 0 452 453" svg:d="M452 227c0 124-102 226-226 226-123 0-226-102-226-226 0-123 103-227 226-227 124 0 226 104 226 227z">
          <text:p/>
        </draw:path>
        <draw:polygon draw:style-name="gr7" draw:text-style-name="P2" draw:layer="layout" svg:width="0cm" svg:height="0cm" svg:x="24.338cm" svg:y="4.949cm" svg:viewBox="0 0 0 0" draw:points="0,0">
          <text:p/>
        </draw:polygon>
        <draw:polygon draw:style-name="gr1" draw:text-style-name="P1" draw:layer="layout" svg:width="0.801cm" svg:height="0.3cm" svg:x="23.914cm" svg:y="4.737cm" svg:viewBox="0 0 802 301" draw:points="0,301 300,0 502,0 802,301">
          <text:p/>
        </draw:polygon>
        <draw:polygon draw:style-name="gr7" draw:text-style-name="P2" draw:layer="layout" svg:width="0cm" svg:height="0cm" svg:x="24.338cm" svg:y="4.949cm" svg:viewBox="0 0 0 0" draw:points="0,0">
          <text:p/>
        </draw:polygon>
        <draw:polygon draw:style-name="gr1" draw:text-style-name="P1" draw:layer="layout" svg:width="1.34cm" svg:height="0.875cm" svg:x="22.366cm" svg:y="5.736cm" svg:viewBox="0 0 1341 876" draw:points="1341,70 1299,0 0,779 0,876">
          <text:p/>
        </draw:polygon>
        <draw:polygon draw:style-name="gr7" draw:text-style-name="P2" draw:layer="layout" svg:width="0cm" svg:height="0cm" svg:x="24.338cm" svg:y="4.949cm" svg:viewBox="0 0 0 0" draw:points="0,0">
          <text:p/>
        </draw:polygon>
        <draw:polygon draw:style-name="gr1" draw:text-style-name="P1" draw:layer="layout" svg:width="1.302cm" svg:height="0.815cm" svg:x="24.923cm" svg:y="5.736cm" svg:viewBox="0 0 1303 816" draw:points="1243,816 1303,759 43,0 0,70">
          <text:p/>
        </draw:polygon>
        <draw:polygon draw:style-name="gr7" draw:text-style-name="P2" draw:layer="layout" svg:width="0cm" svg:height="0cm" svg:x="24.338cm" svg:y="4.949cm" svg:viewBox="0 0 0 0" draw:points="0,0">
          <text:p/>
        </draw:polygon>
        <draw:polygon draw:style-name="gr1" draw:text-style-name="P1" draw:layer="layout" svg:width="0.451cm" svg:height="0.583cm" svg:x="23.664cm" svg:y="5.326cm" svg:viewBox="0 0 452 584" draw:points="43,481 452,584 103,0 0,414">
          <text:p/>
        </draw:polygon>
        <draw:polygon draw:style-name="gr7" draw:text-style-name="P2" draw:layer="layout" svg:width="0cm" svg:height="0cm" svg:x="24.338cm" svg:y="4.949cm" svg:viewBox="0 0 0 0" draw:points="0,0">
          <text:p/>
        </draw:polygon>
        <draw:polygon draw:style-name="gr1" draw:text-style-name="P1" draw:layer="layout" svg:width="0.452cm" svg:height="0.583cm" svg:x="24.514cm" svg:y="5.326cm" svg:viewBox="0 0 453 584" draw:points="350,0 453,414 410,481 0,584">
          <text:p/>
        </draw:polygon>
        <draw:polygon draw:style-name="gr7" draw:text-style-name="P2" draw:layer="layout" svg:width="0cm" svg:height="0cm" svg:x="24.338cm" svg:y="4.949cm" svg:viewBox="0 0 0 0" draw:points="0,0">
          <text:p/>
        </draw:polygon>
        <draw:polyline draw:style-name="gr8" draw:text-style-name="P2" draw:layer="layout" svg:width="0.364cm" svg:height="0.363cm" svg:x="22.002cm" svg:y="5.023cm" svg:viewBox="0 0 365 364" draw:points="365,364 361,364 358,357 347,347 333,336 314,315 293,294 268,269 240,240 205,208 173,173 131,134 92,92 46,46 0,0">
          <text:p/>
        </draw:polyline>
        <draw:line draw:style-name="gr8" draw:text-style-name="P2" draw:layer="layout" svg:x1="22.367cm" svg:y1="5.387cm" svg:x2="21.216cm" svg:y2="4.236cm">
          <text:p/>
        </draw:line>
        <draw:polyline draw:style-name="gr8" draw:text-style-name="P2" draw:layer="layout" svg:width="0cm" svg:height="0.377cm" svg:x="22.366cm" svg:y="6.607cm" svg:viewBox="0 0 0 378" draw:points="0,378 0,363 0,346 0,325 0,303 0,282 0,254 0,229 0,201 0,173 0,141 0,106 0,74 0,39 0,0">
          <text:p/>
        </draw:polyline>
        <draw:path draw:style-name="gr8" draw:text-style-name="P2" draw:layer="layout" svg:width="0cm" svg:height="0.348cm" svg:x="22.366cm" svg:y="6.166cm" svg:viewBox="0 0 0 349" svg:d="M0 349c0-106 0-222 0-349">
          <text:p/>
        </draw:path>
        <draw:line draw:style-name="gr8" draw:text-style-name="P2" draw:layer="layout" svg:x1="21.216cm" svg:y1="4.236cm" svg:x2="21.216cm" svg:y2="1.989cm">
          <text:p/>
        </draw:line>
        <draw:line draw:style-name="gr8" draw:text-style-name="P2" draw:layer="layout" svg:x1="22.366cm" svg:y1="6.166cm" svg:x2="22.366cm" svg:y2="5.386cm">
          <text:p/>
        </draw:line>
        <draw:line draw:style-name="gr8" draw:text-style-name="P2" draw:layer="layout" svg:x1="23.767cm" svg:y1="5.326cm" svg:x2="22.366cm" svg:y2="6.171cm">
          <text:p/>
        </draw:line>
        <draw:line draw:style-name="gr8" draw:text-style-name="P2" draw:layer="layout" svg:x1="23.766cm" svg:y1="5.327cm" svg:x2="23.915cm" svg:y2="5.238cm">
          <text:p/>
        </draw:line>
        <draw:line draw:style-name="gr8" draw:text-style-name="P2" draw:layer="layout" svg:x1="23.914cm" svg:y1="5.238cm" svg:x2="23.914cm" svg:y2="5.037cm">
          <text:p/>
        </draw:line>
        <draw:line draw:style-name="gr8" draw:text-style-name="P2" draw:layer="layout" svg:x1="23.914cm" svg:y1="3.887cm" svg:x2="23.914cm" svg:y2="5.037cm">
          <text:p/>
        </draw:line>
        <draw:line draw:style-name="gr8" draw:text-style-name="P2" draw:layer="layout" svg:x1="23.777cm" svg:y1="3.887cm" svg:x2="23.914cm" svg:y2="3.887cm">
          <text:p/>
        </draw:line>
        <draw:line draw:style-name="gr8" draw:text-style-name="P2" draw:layer="layout" svg:x1="22.965cm" svg:y1="1.989cm" svg:x2="23.778cm" svg:y2="3.888cm">
          <text:p/>
        </draw:line>
        <draw:line draw:style-name="gr8" draw:text-style-name="P2" draw:layer="layout" svg:x1="21.216cm" svg:y1="1.989cm" svg:x2="22.965cm" svg:y2="1.989cm">
          <text:p/>
        </draw:line>
        <draw:line draw:style-name="gr8" draw:text-style-name="P2" draw:layer="layout" svg:x1="22.366cm" svg:y1="6.985cm" svg:x2="22.366cm" svg:y2="6.956cm">
          <text:p/>
        </draw:line>
        <draw:line draw:style-name="gr8" draw:text-style-name="P2" draw:layer="layout" svg:x1="22.366cm" svg:y1="6.985cm" svg:x2="22.366cm" svg:y2="7.909cm">
          <text:p/>
        </draw:line>
        <draw:line draw:style-name="gr8" draw:text-style-name="P2" draw:layer="layout" svg:x1="22.366cm" svg:y1="6.166cm" svg:x2="22.366cm" svg:y2="6.515cm">
          <text:p/>
        </draw:line>
        <draw:line draw:style-name="gr8" draw:text-style-name="P2" draw:layer="layout" svg:x1="22.366cm" svg:y1="6.515cm" svg:x2="22.366cm" svg:y2="6.607cm">
          <text:p/>
        </draw:line>
        <draw:line draw:style-name="gr8" draw:text-style-name="P2" draw:layer="layout" svg:x1="22.366cm" svg:y1="6.956cm" svg:x2="22.366cm" svg:y2="6.607cm">
          <text:p/>
        </draw:line>
        <draw:line draw:style-name="gr8" draw:text-style-name="P2" draw:layer="layout" svg:x1="22.976cm" svg:y1="7.909cm" svg:x2="22.366cm" svg:y2="7.909cm">
          <text:p/>
        </draw:line>
        <draw:line draw:style-name="gr8" draw:text-style-name="P2" draw:layer="layout" svg:x1="22.976cm" svg:y1="6.985cm" svg:x2="22.976cm" svg:y2="7.909cm">
          <text:p/>
        </draw:line>
        <draw:line draw:style-name="gr8" draw:text-style-name="P2" draw:layer="layout" svg:x1="23.767cm" svg:y1="5.326cm" svg:x2="22.366cm" svg:y2="6.171cm">
          <text:p/>
        </draw:line>
        <draw:line draw:style-name="gr8" draw:text-style-name="P2" draw:layer="layout" svg:x1="23.914cm" svg:y1="5.037cm" svg:x2="24.715cm" svg:y2="5.037cm">
          <text:p/>
        </draw:line>
        <draw:line draw:style-name="gr8" draw:text-style-name="P2" draw:layer="layout" svg:x1="24.715cm" svg:y1="5.037cm" svg:x2="24.715cm" svg:y2="5.238cm">
          <text:p/>
        </draw:line>
        <draw:line draw:style-name="gr8" draw:text-style-name="P2" draw:layer="layout" svg:x1="24.715cm" svg:y1="5.238cm" svg:x2="24.864cm" svg:y2="5.327cm">
          <text:p/>
        </draw:line>
        <draw:line draw:style-name="gr8" draw:text-style-name="P2" draw:layer="layout" svg:x1="24.864cm" svg:y1="5.326cm" svg:x2="24.514cm" svg:y2="5.91cm">
          <text:p/>
        </draw:line>
        <draw:line draw:style-name="gr8" draw:text-style-name="P2" draw:layer="layout" svg:x1="24.515cm" svg:y1="5.91cm" svg:x2="24.313cm" svg:y2="5.785cm">
          <text:p/>
        </draw:line>
        <draw:line draw:style-name="gr8" draw:text-style-name="P2" draw:layer="layout" svg:x1="24.314cm" svg:y1="5.785cm" svg:x2="24.112cm" svg:y2="5.91cm">
          <text:p/>
        </draw:line>
        <draw:line draw:style-name="gr8" draw:text-style-name="P2" draw:layer="layout" svg:x1="24.116cm" svg:y1="5.91cm" svg:x2="23.766cm" svg:y2="5.326cm">
          <text:p/>
        </draw:line>
        <draw:path draw:style-name="gr8" draw:text-style-name="P2" draw:layer="layout" svg:width="0.451cm" svg:height="0.452cm" svg:x="24.091cm" svg:y="5.185cm" svg:viewBox="0 0 452 453" svg:d="M452 227c0 124-102 226-226 226-123 0-226-102-226-226 0-123 103-227 226-227 124 0 226 104 226 227z">
          <text:p/>
        </draw:path>
        <draw:line draw:style-name="gr8" draw:text-style-name="P2" draw:layer="layout" svg:x1="24.214cm" svg:y1="3.887cm" svg:x2="23.914cm" svg:y2="3.887cm">
          <text:p/>
        </draw:line>
        <draw:line draw:style-name="gr8" draw:text-style-name="P2" draw:layer="layout" svg:x1="24.415cm" svg:y1="3.887cm" svg:x2="24.715cm" svg:y2="3.887cm">
          <text:p/>
        </draw:line>
        <draw:line draw:style-name="gr8" draw:text-style-name="P2" draw:layer="layout" svg:x1="24.715cm" svg:y1="3.887cm" svg:x2="24.874cm" svg:y2="3.887cm">
          <text:p/>
        </draw:line>
        <draw:line draw:style-name="gr8" draw:text-style-name="P2" draw:layer="layout" svg:x1="24.415cm" svg:y1="3.887cm" svg:x2="24.715cm" svg:y2="3.887cm">
          <text:p/>
        </draw:line>
        <draw:line draw:style-name="gr8" draw:text-style-name="P2" draw:layer="layout" svg:x1="24.214cm" svg:y1="3.887cm" svg:x2="24.415cm" svg:y2="3.887cm">
          <text:p/>
        </draw:line>
        <draw:line draw:style-name="gr8" draw:text-style-name="P2" draw:layer="layout" svg:x1="23.914cm" svg:y1="3.887cm" svg:x2="24.214cm" svg:y2="3.887cm">
          <text:p/>
        </draw:line>
        <draw:line draw:style-name="gr8" draw:text-style-name="P2" draw:layer="layout" svg:x1="24.116cm" svg:y1="5.905cm" svg:x2="22.366cm" svg:y2="6.961cm">
          <text:p/>
        </draw:line>
        <draw:line draw:style-name="gr8" draw:text-style-name="P2" draw:layer="layout" svg:x1="24.116cm" svg:y1="5.905cm" svg:x2="22.366cm" svg:y2="6.961cm">
          <text:p/>
        </draw:line>
        <draw:line draw:style-name="gr8" draw:text-style-name="P2" draw:layer="layout" svg:x1="23.703cm" svg:y1="5.806cm" svg:x2="24.116cm" svg:y2="5.91cm">
          <text:p/>
        </draw:line>
        <draw:line draw:style-name="gr8" draw:text-style-name="P2" draw:layer="layout" svg:x1="23.707cm" svg:y1="5.806cm" svg:x2="22.366cm" svg:y2="6.612cm">
          <text:p/>
        </draw:line>
        <draw:line draw:style-name="gr8" draw:text-style-name="P2" draw:layer="layout" svg:x1="22.976cm" svg:y1="6.985cm" svg:x2="22.366cm" svg:y2="6.985cm">
          <text:p/>
        </draw:line>
        <draw:line draw:style-name="gr8" draw:text-style-name="P2" draw:layer="layout" svg:x1="25.933cm" svg:y1="6.76cm" svg:x2="24.514cm" svg:y2="5.905cm">
          <text:p/>
        </draw:line>
        <draw:line draw:style-name="gr8" draw:text-style-name="P2" draw:layer="layout" svg:x1="25.933cm" svg:y1="6.759cm" svg:x2="25.675cm" svg:y2="6.989cm">
          <text:p/>
        </draw:line>
        <draw:line draw:style-name="gr8" draw:text-style-name="P2" draw:layer="layout" svg:x1="25.675cm" svg:y1="6.985cm" svg:x2="22.976cm" svg:y2="6.985cm">
          <text:p/>
        </draw:line>
        <draw:line draw:style-name="gr8" draw:text-style-name="P2" draw:layer="layout" svg:x1="23.707cm" svg:y1="5.807cm" svg:x2="23.664cm" svg:y2="5.736cm">
          <text:p/>
        </draw:line>
        <draw:line draw:style-name="gr8" draw:text-style-name="P2" draw:layer="layout" svg:x1="23.665cm" svg:y1="5.736cm" svg:x2="22.366cm" svg:y2="6.52cm">
          <text:p/>
        </draw:line>
        <draw:line draw:style-name="gr8" draw:text-style-name="P2" draw:layer="layout" svg:x1="23.767cm" svg:y1="5.326cm" svg:x2="23.664cm" svg:y2="5.74cm">
          <text:p/>
        </draw:line>
        <draw:line draw:style-name="gr8" draw:text-style-name="P2" draw:layer="layout" svg:x1="24.116cm" svg:y1="5.91cm" svg:x2="23.766cm" svg:y2="5.326cm">
          <text:p/>
        </draw:line>
        <draw:line draw:style-name="gr8" draw:text-style-name="P2" draw:layer="layout" svg:x1="24.715cm" svg:y1="3.887cm" svg:x2="24.715cm" svg:y2="5.037cm">
          <text:p/>
        </draw:line>
        <draw:line draw:style-name="gr8" draw:text-style-name="P2" draw:layer="layout" svg:x1="24.874cm" svg:y1="3.888cm" svg:x2="26.364cm" svg:y2="1.989cm">
          <text:p/>
        </draw:line>
        <draw:line draw:style-name="gr8" draw:text-style-name="P2" draw:layer="layout" svg:x1="26.363cm" svg:y1="1.989cm" svg:x2="27.463cm" svg:y2="1.989cm">
          <text:p/>
        </draw:line>
        <draw:line draw:style-name="gr8" draw:text-style-name="P2" draw:layer="layout" svg:x1="27.463cm" svg:y1="1.989cm" svg:x2="27.463cm" svg:y2="5.386cm">
          <text:p/>
        </draw:line>
        <draw:line draw:style-name="gr8" draw:text-style-name="P2" draw:layer="layout" svg:x1="27.464cm" svg:y1="5.386cm" svg:x2="26.458cm" svg:y2="6.287cm">
          <text:p/>
        </draw:line>
        <draw:line draw:style-name="gr8" draw:text-style-name="P2" draw:layer="layout" svg:x1="24.863cm" svg:y1="5.326cm" svg:x2="26.459cm" svg:y2="6.287cm">
          <text:p/>
        </draw:line>
        <draw:line draw:style-name="gr8" draw:text-style-name="P2" draw:layer="layout" svg:x1="24.864cm" svg:y1="5.326cm" svg:x2="24.514cm" svg:y2="5.91cm">
          <text:p/>
        </draw:line>
        <draw:line draw:style-name="gr8" draw:text-style-name="P2" draw:layer="layout" svg:x1="23.914cm" svg:y1="5.038cm" svg:x2="24.215cm" svg:y2="4.737cm">
          <text:p/>
        </draw:line>
        <draw:line draw:style-name="gr8" draw:text-style-name="P2" draw:layer="layout" svg:x1="24.214cm" svg:y1="3.887cm" svg:x2="24.214cm" svg:y2="4.737cm">
          <text:p/>
        </draw:line>
        <draw:line draw:style-name="gr8" draw:text-style-name="P2" draw:layer="layout" svg:x1="24.214cm" svg:y1="4.737cm" svg:x2="24.415cm" svg:y2="4.737cm">
          <text:p/>
        </draw:line>
        <draw:line draw:style-name="gr8" draw:text-style-name="P2" draw:layer="layout" svg:x1="24.415cm" svg:y1="3.887cm" svg:x2="24.415cm" svg:y2="4.737cm">
          <text:p/>
        </draw:line>
        <draw:line draw:style-name="gr8" draw:text-style-name="P2" draw:layer="layout" svg:x1="24.415cm" svg:y1="4.737cm" svg:x2="24.716cm" svg:y2="5.038cm">
          <text:p/>
        </draw:line>
        <draw:line draw:style-name="gr8" draw:text-style-name="P2" draw:layer="layout" svg:x1="24.715cm" svg:y1="3.887cm" svg:x2="24.715cm" svg:y2="5.037cm">
          <text:p/>
        </draw:line>
        <draw:line draw:style-name="gr8" draw:text-style-name="P2" draw:layer="layout" svg:x1="25.932cm" svg:y1="6.76cm" svg:x2="26.166cm" svg:y2="6.551cm">
          <text:p/>
        </draw:line>
        <draw:line draw:style-name="gr8" draw:text-style-name="P2" draw:layer="layout" svg:x1="26.165cm" svg:y1="6.552cm" svg:x2="26.226cm" svg:y2="6.494cm">
          <text:p/>
        </draw:line>
        <draw:line draw:style-name="gr8" draw:text-style-name="P2" draw:layer="layout" svg:x1="26.459cm" svg:y1="6.286cm" svg:x2="26.225cm" svg:y2="6.495cm">
          <text:p/>
        </draw:line>
        <draw:line draw:style-name="gr8" draw:text-style-name="P2" draw:layer="layout" svg:x1="25.933cm" svg:y1="6.76cm" svg:x2="24.514cm" svg:y2="5.905cm">
          <text:p/>
        </draw:line>
        <draw:line draw:style-name="gr8" draw:text-style-name="P2" draw:layer="layout" svg:x1="24.863cm" svg:y1="5.326cm" svg:x2="26.459cm" svg:y2="6.287cm">
          <text:p/>
        </draw:line>
        <draw:line draw:style-name="gr8" draw:text-style-name="P2" draw:layer="layout" svg:x1="24.863cm" svg:y1="5.326cm" svg:x2="24.967cm" svg:y2="5.74cm">
          <text:p/>
        </draw:line>
        <draw:line draw:style-name="gr8" draw:text-style-name="P2" draw:layer="layout" svg:x1="24.514cm" svg:y1="5.91cm" svg:x2="24.924cm" svg:y2="5.806cm">
          <text:p/>
        </draw:line>
        <draw:line draw:style-name="gr8" draw:text-style-name="P2" draw:layer="layout" svg:x1="24.967cm" svg:y1="5.736cm" svg:x2="24.923cm" svg:y2="5.807cm">
          <text:p/>
        </draw:line>
        <draw:path draw:style-name="gr8" draw:text-style-name="P2" draw:layer="layout" svg:width="0.451cm" svg:height="0.452cm" svg:x="24.091cm" svg:y="5.185cm" svg:viewBox="0 0 452 453" svg:d="M452 227c0 124-102 226-226 226-123 0-226-102-226-226 0-123 103-227 226-227 124 0 226 104 226 227z">
          <text:p/>
        </draw:path>
        <draw:line draw:style-name="gr8" draw:text-style-name="P2" draw:layer="layout" svg:x1="24.966cm" svg:y1="5.736cm" svg:x2="26.226cm" svg:y2="6.495cm">
          <text:p/>
        </draw:line>
        <draw:line draw:style-name="gr8" draw:text-style-name="P2" draw:layer="layout" svg:x1="26.166cm" svg:y1="6.552cm" svg:x2="24.923cm" svg:y2="5.806cm">
          <text:p/>
        </draw:line>
        <draw:polygon draw:style-name="gr7" draw:text-style-name="P2" draw:layer="layout" svg:width="0cm" svg:height="0cm" svg:x="24.338cm" svg:y="4.949cm" svg:viewBox="0 0 0 0" draw:points="0,0">
          <text:p/>
        </draw:polygon>
        <draw:frame draw:style-name="gr9" draw:text-style-name="P5" draw:layer="layout" svg:width="0.666cm" svg:height="0.78cm" svg:x="27.686cm" svg:y="19.218cm">
          <draw:text-box>
            <text:p text:style-name="P4"><text:span text:style-name="T1">X</text:span></text:p>
          </draw:text-box>
        </draw:frame>
        <draw:polyline draw:style-name="gr10" draw:text-style-name="P2" draw:layer="layout" svg:width="1.365cm" svg:height="5.316cm" svg:x="24.373cm" svg:y="5.63cm" svg:viewBox="0 0 1366 5317" draw:points="868,5317 1366,5317 0,0">
          <text:p/>
        </draw:polyline>
        <draw:polygon draw:style-name="gr11" draw:text-style-name="P3" draw:layer="layout" svg:width="0.205cm" svg:height="0.504cm" svg:x="24.373cm" svg:y="5.63cm" svg:viewBox="0 0 206 505" draw:points="0,0 43,505 206,463">
          <text:p/>
        </draw:polygon>
        <draw:polygon draw:style-name="gr1" draw:text-style-name="P1" draw:layer="layout" svg:width="6.248cm" svg:height="6.695cm" svg:x="7.651cm" svg:y="11.899cm" svg:viewBox="0 0 6249 6696" draw:points="6249,0 6249,1746 5099,6696 4986,6696 4485,6696 4485,1746 4485,1372 4157,1372 3956,1372 3088,1372 2749,1372 2746,1372 2742,1368 2735,1365 2728,1358 2721,1351 2711,1344 2700,1337 2686,1326 2672,1319 2658,1309 2640,1294 2626,1284 2605,1270 1949,797 1097,797 0,797 0,0 1097,0 2587,0 2749,0 3550,0 3688,0 4499,0">
          <text:p/>
        </draw:polygon>
        <draw:polygon draw:style-name="gr7" draw:text-style-name="P2" draw:layer="layout" svg:width="0cm" svg:height="0cm" svg:x="10.773cm" svg:y="15.374cm" svg:viewBox="0 0 0 0" draw:points="0,0">
          <text:p/>
        </draw:polygon>
        <draw:polygon draw:style-name="gr1" draw:text-style-name="P1" draw:layer="layout" svg:width="1.764cm" svg:height="4.949cm" svg:x="12.135cm" svg:y="13.645cm" svg:viewBox="0 0 1765 4950" draw:points="501,1852 497,2198 487,2543 473,2875 452,3196 423,3500 392,3786 353,4044 311,4277 268,4478 219,4644 166,4778 113,4873 57,4933 0,4950 501,1852 501,0 1765,0 614,4950 501,4950 0,4950">
          <text:p/>
        </draw:polygon>
        <draw:polygon draw:style-name="gr7" draw:text-style-name="P2" draw:layer="layout" svg:width="0cm" svg:height="0cm" svg:x="10.773cm" svg:y="15.374cm" svg:viewBox="0 0 0 0" draw:points="0,0">
          <text:p/>
        </draw:polygon>
        <draw:path draw:style-name="gr1" draw:text-style-name="P1" draw:layer="layout" svg:width="1.75cm" svg:height="1.749cm" svg:x="12.149cm" svg:y="11.899cm" svg:viewBox="0 0 1751 1750" svg:d="M1751 0v1750h-1264v-451c0-273-219-495-487-502v-797z">
          <text:p/>
        </draw:path>
        <draw:polygon draw:style-name="gr7" draw:text-style-name="P2" draw:layer="layout" svg:width="0cm" svg:height="0cm" svg:x="10.773cm" svg:y="15.374cm" svg:viewBox="0 0 0 0" draw:points="0,0">
          <text:p/>
        </draw:polygon>
        <draw:path draw:style-name="gr1" draw:text-style-name="P1" draw:layer="layout" svg:width="0.501cm" svg:height="5.898cm" svg:x="12.135cm" svg:y="12.696cm" svg:viewBox="0 0 502 5899" svg:d="M502 2806l-4 345-10 342-14 332-21 321-29 307-31 282-39 258-39 233-46 201-49 166-53 134-54 95-56 60-57 17 502-3093v-1857-448c0-272-215-494-488-501h-14v575 374 4950z">
          <text:p/>
        </draw:path>
        <draw:polygon draw:style-name="gr7" draw:text-style-name="P2" draw:layer="layout" svg:width="0cm" svg:height="0cm" svg:x="10.773cm" svg:y="15.374cm" svg:viewBox="0 0 0 0" draw:points="0,0">
          <text:p/>
        </draw:polygon>
        <draw:path draw:style-name="gr1" draw:text-style-name="P1" draw:layer="layout" svg:width="1.507cm" svg:height="1.273cm" svg:x="8.748cm" svg:y="11.899cm" svg:viewBox="0 0 1508 1274" svg:d="M1508 1274c-11-32-18-67-18-99v-1175h-1490v798h851z">
          <text:p/>
        </draw:path>
        <draw:polygon draw:style-name="gr7" draw:text-style-name="P2" draw:layer="layout" svg:width="0cm" svg:height="0cm" svg:x="10.773cm" svg:y="15.374cm" svg:viewBox="0 0 0 0" draw:points="0,0">
          <text:p/>
        </draw:polygon>
        <draw:path draw:style-name="gr1" draw:text-style-name="P1" draw:layer="layout" svg:width="1.101cm" svg:height="1.372cm" svg:x="10.237cm" svg:y="11.899cm" svg:viewBox="0 0 1102 1373" svg:d="M1102 0v906l-4 22v24l-3 18-4 21-3 21-7 18-4 17-7 15-11 14-7 10-10 7-7 7-11 4h-10-512 512-512v-198 198 33 38c0 15 0 29 0 43 0 7 0 14 0 21s0 14 0 21 0 14 0 21 0 11 0 18 0 11 0 18c0 3 0 10 0 14 0 3 0 10 0 14 0 3 0 7 0 10 0 4 0 4 0 7 0 4 0 4 0 7v4h-340-3l-7-4-4-3-7-7-7-4-10-7-11-10-14-7-14-11-14-10-18-11-18-14-17-11c-11-32-18-67-18-99v-1175h162l301 300h201l300-300z">
          <text:p/>
        </draw:path>
        <draw:polygon draw:style-name="gr7" draw:text-style-name="P2" draw:layer="layout" svg:width="0cm" svg:height="0cm" svg:x="10.773cm" svg:y="15.374cm" svg:viewBox="0 0 0 0" draw:points="0,0">
          <text:p/>
        </draw:polygon>
        <draw:path draw:style-name="gr1" draw:text-style-name="P1" draw:layer="layout" svg:width="0.903cm" svg:height="1.372cm" svg:x="11.246cm" svg:y="11.899cm" svg:viewBox="0 0 904 1373" svg:d="M904 0v797h-14-328v576h-201l-18-21-21-25-18-21-17-21-18-18-21-21-18-18-21-14-17-17-22-14-17-11-21-14-22-11-17-10c-32-15-61-26-93-33h4 10l11-4 7-7 11-7 7-10 11-14 7-15 4-17 7-18 3-21 4-21 3-18v-24l4-22v-906z">
          <text:p/>
        </draw:path>
        <draw:polygon draw:style-name="gr7" draw:text-style-name="P2" draw:layer="layout" svg:width="0cm" svg:height="0cm" svg:x="10.773cm" svg:y="15.374cm" svg:viewBox="0 0 0 0" draw:points="0,0">
          <text:p/>
        </draw:polygon>
        <draw:polygon draw:style-name="gr1" draw:text-style-name="P1" draw:layer="layout" svg:width="1.097cm" svg:height="0.797cm" svg:x="7.651cm" svg:y="11.899cm" svg:viewBox="0 0 1098 798" draw:points="1098,0 1098,798 0,798 0,0">
          <text:p/>
        </draw:polygon>
        <draw:polygon draw:style-name="gr7" draw:text-style-name="P2" draw:layer="layout" svg:width="0cm" svg:height="0cm" svg:x="10.773cm" svg:y="15.374cm" svg:viewBox="0 0 0 0" draw:points="0,0">
          <text:p/>
        </draw:polygon>
        <draw:path draw:style-name="gr1" draw:text-style-name="P1" draw:layer="layout" svg:width="0.871cm" svg:height="0.268cm" svg:x="10.735cm" svg:y="13.003cm" svg:viewBox="0 0 872 269" svg:d="M604 32c-32-14-60-25-92-32l92 32 17 10 22 11 21 10 17 15 22 14 17 14 21 17 18 18 21 18 18 21 17 21 18 21 21 25 18 22h-872v-4c0-4 0-4 0-8 0-3 0-3 0-7 0-3 0-7 0-10 0-4 0-11 0-14 0-4 0-11 0-14 0-7 0-15 0-18 0-7 0-14 0-18 0-7 0-14 0-21s0-14 0-21 0-14 0-21c0-14 0-28 0-46v-35-32h512z">
          <text:p/>
        </draw:path>
        <draw:polygon draw:style-name="gr7" draw:text-style-name="P2" draw:layer="layout" svg:width="0cm" svg:height="0cm" svg:x="10.773cm" svg:y="15.374cm" svg:viewBox="0 0 0 0" draw:points="0,0">
          <text:p/>
        </draw:polygon>
        <draw:polygon draw:style-name="gr1" draw:text-style-name="P1" draw:layer="layout" svg:width="0.328cm" svg:height="0.575cm" svg:x="11.807cm" svg:y="12.696cm" svg:viewBox="0 0 329 576" draw:points="329,0 329,576 0,576 0,0">
          <text:p/>
        </draw:polygon>
        <draw:polygon draw:style-name="gr7" draw:text-style-name="P2" draw:layer="layout" svg:width="0cm" svg:height="0cm" svg:x="10.773cm" svg:y="15.374cm" svg:viewBox="0 0 0 0" draw:points="0,0">
          <text:p/>
        </draw:polygon>
        <draw:path draw:style-name="gr1" draw:text-style-name="P1" draw:layer="layout" svg:width="0.451cm" svg:height="0.451cm" svg:x="12.573cm" svg:y="12.047cm" svg:viewBox="0 0 452 452" svg:d="M452 226c0 123-102 226-227 226-127 0-225-103-225-226 0-124 98-226 225-226 125 0 227 102 227 226z">
          <text:p/>
        </draw:path>
        <draw:polygon draw:style-name="gr7" draw:text-style-name="P2" draw:layer="layout" svg:width="0cm" svg:height="0cm" svg:x="10.773cm" svg:y="15.374cm" svg:viewBox="0 0 0 0" draw:points="0,0">
          <text:p/>
        </draw:polygon>
        <draw:path draw:style-name="gr1" draw:text-style-name="P1" draw:layer="layout" svg:width="0.451cm" svg:height="0.451cm" svg:x="7.775cm" svg:y="12.047cm" svg:viewBox="0 0 452 452" svg:d="M452 226c0 123-102 226-225 226-125 0-227-103-227-226 0-124 102-226 227-226 123 0 225 102 225 226z">
          <text:p/>
        </draw:path>
        <draw:polygon draw:style-name="gr7" draw:text-style-name="P2" draw:layer="layout" svg:width="0cm" svg:height="0cm" svg:x="10.773cm" svg:y="15.374cm" svg:viewBox="0 0 0 0" draw:points="0,0">
          <text:p/>
        </draw:polygon>
        <draw:polygon draw:style-name="gr1" draw:text-style-name="P1" draw:layer="layout" svg:width="0.801cm" svg:height="0.3cm" svg:x="10.399cm" svg:y="11.899cm" svg:viewBox="0 0 802 301" draw:points="802,0 0,0 802,0 502,301 297,301 0,0">
          <text:p/>
        </draw:polygon>
        <draw:polygon draw:style-name="gr7" draw:text-style-name="P2" draw:layer="layout" svg:width="0cm" svg:height="0cm" svg:x="10.773cm" svg:y="15.374cm" svg:viewBox="0 0 0 0" draw:points="0,0">
          <text:p/>
        </draw:polygon>
        <draw:polyline draw:style-name="gr8" draw:text-style-name="P2" draw:layer="layout" svg:width="0cm" svg:height="0cm" svg:x="12.135cm" svg:y="18.594cm" svg:viewBox="0 0 0 0" draw:points="0,0">
          <text:p/>
        </draw:polyline>
        <draw:line draw:style-name="gr8" draw:text-style-name="P2" draw:layer="layout" svg:x1="12.749cm" svg:y1="18.594cm" svg:x2="12.636cm" svg:y2="18.594cm">
          <text:p/>
        </draw:line>
        <draw:line draw:style-name="gr8" draw:text-style-name="P2" draw:layer="layout" svg:x1="12.636cm" svg:y1="18.594cm" svg:x2="12.135cm" svg:y2="18.594cm">
          <text:p/>
        </draw:line>
        <draw:line draw:style-name="gr8" draw:text-style-name="P2" draw:layer="layout" svg:x1="13.9cm" svg:y1="13.645cm" svg:x2="12.749cm" svg:y2="18.595cm">
          <text:p/>
        </draw:line>
        <draw:polyline draw:style-name="gr8" draw:text-style-name="P2" draw:layer="layout" svg:width="0cm" svg:height="0cm" svg:x="12.135cm" svg:y="13.645cm" svg:viewBox="0 0 0 0" draw:points="0,0">
          <text:p/>
        </draw:polyline>
        <draw:line draw:style-name="gr8" draw:text-style-name="P2" draw:layer="layout" svg:x1="12.135cm" svg:y1="13.645cm" svg:x2="12.135cm" svg:y2="18.594cm">
          <text:p/>
        </draw:line>
        <draw:line draw:style-name="gr8" draw:text-style-name="P2" draw:layer="layout" svg:x1="12.636cm" svg:y1="15.497cm" svg:x2="12.636cm" svg:y2="13.645cm">
          <text:p/>
        </draw:line>
        <draw:polyline draw:style-name="gr8" draw:text-style-name="P2" draw:layer="layout" svg:width="0.501cm" svg:height="3.097cm" svg:x="12.135cm" svg:y="15.497cm" svg:viewBox="0 0 502 3098" draw:points="502,0 498,346 488,691 474,1023 453,1344 424,1652 393,1934 354,2192 315,2425 269,2626 220,2792 167,2926 113,3021 57,3081 0,3098">
          <text:p/>
        </draw:polyline>
        <draw:line draw:style-name="gr8" draw:text-style-name="P2" draw:layer="layout" svg:x1="13.895cm" svg:y1="13.645cm" svg:x2="12.636cm" svg:y2="13.645cm">
          <text:p/>
        </draw:line>
        <draw:line draw:style-name="gr8" draw:text-style-name="P2" draw:layer="layout" svg:x1="12.135cm" svg:y1="13.271cm" svg:x2="12.135cm" svg:y2="13.645cm">
          <text:p/>
        </draw:line>
        <draw:line draw:style-name="gr8" draw:text-style-name="P2" draw:layer="layout" svg:x1="13.895cm" svg:y1="11.899cm" svg:x2="13.895cm" svg:y2="13.645cm">
          <text:p/>
        </draw:line>
        <draw:line draw:style-name="gr8" draw:text-style-name="P2" draw:layer="layout" svg:x1="11.334cm" svg:y1="11.899cm" svg:x2="11.197cm" svg:y2="11.899cm">
          <text:p/>
        </draw:line>
        <draw:line draw:style-name="gr8" draw:text-style-name="P2" draw:layer="layout" svg:x1="12.149cm" svg:y1="11.899cm" svg:x2="11.334cm" svg:y2="11.899cm">
          <text:p/>
        </draw:line>
        <draw:line draw:style-name="gr8" draw:text-style-name="P2" draw:layer="layout" svg:x1="13.895cm" svg:y1="11.899cm" svg:x2="12.149cm" svg:y2="11.899cm">
          <text:p/>
        </draw:line>
        <draw:line draw:style-name="gr8" draw:text-style-name="P2" draw:layer="layout" svg:x1="12.135cm" svg:y1="12.696cm" svg:x2="12.135cm" svg:y2="13.271cm">
          <text:p/>
        </draw:line>
        <draw:line draw:style-name="gr8" draw:text-style-name="P2" draw:layer="layout" svg:x1="12.636cm" svg:y1="13.645cm" svg:x2="12.636cm" svg:y2="13.197cm">
          <text:p/>
        </draw:line>
        <draw:line draw:style-name="gr8" draw:text-style-name="P2" draw:layer="layout" svg:x1="12.149cm" svg:y1="11.899cm" svg:x2="12.149cm" svg:y2="12.696cm">
          <text:p/>
        </draw:line>
        <draw:path draw:style-name="gr8" draw:text-style-name="P2" draw:layer="layout" svg:width="0.487cm" svg:height="0.501cm" svg:x="12.149cm" svg:y="12.696cm" svg:viewBox="0 0 488 502" svg:d="M0 0c273 7 488 230 488 502">
          <text:p/>
        </draw:path>
        <draw:path draw:style-name="gr8" draw:text-style-name="P2" draw:layer="layout" svg:width="0.451cm" svg:height="0.451cm" svg:x="12.573cm" svg:y="12.047cm" svg:viewBox="0 0 452 452" svg:d="M452 226c0 123-102 226-227 226-127 0-225-103-225-226 0-124 98-226 225-226 125 0 227 102 227 226z">
          <text:p/>
        </draw:path>
        <draw:line draw:style-name="gr8" draw:text-style-name="P2" draw:layer="layout" svg:x1="11.602cm" svg:y1="13.271cm" svg:x2="10.735cm" svg:y2="13.271cm">
          <text:p/>
        </draw:line>
        <draw:line draw:style-name="gr8" draw:text-style-name="P2" draw:layer="layout" svg:x1="10.735cm" svg:y1="13.271cm" svg:x2="10.399cm" svg:y2="13.271cm">
          <text:p/>
        </draw:line>
        <draw:line draw:style-name="gr8" draw:text-style-name="P2" draw:layer="layout" svg:x1="11.807cm" svg:y1="13.271cm" svg:x2="11.602cm" svg:y2="13.271cm">
          <text:p/>
        </draw:line>
        <draw:line draw:style-name="gr8" draw:text-style-name="P2" draw:layer="layout" svg:x1="12.135cm" svg:y1="13.271cm" svg:x2="11.807cm" svg:y2="13.271cm">
          <text:p/>
        </draw:line>
        <draw:line draw:style-name="gr8" draw:text-style-name="P2" draw:layer="layout" svg:x1="12.135cm" svg:y1="13.271cm" svg:x2="11.807cm" svg:y2="13.271cm">
          <text:p/>
        </draw:line>
        <draw:line draw:style-name="gr8" draw:text-style-name="P2" draw:layer="layout" svg:x1="11.197cm" svg:y1="11.899cm" svg:x2="10.399cm" svg:y2="11.899cm">
          <text:p/>
        </draw:line>
        <draw:polyline draw:style-name="gr8" draw:text-style-name="P2" draw:layer="layout" svg:width="0cm" svg:height="0cm" svg:x="11.197cm" svg:y="11.899cm" svg:viewBox="0 0 0 0" draw:points="0,0">
          <text:p/>
        </draw:polyline>
        <draw:polyline draw:style-name="gr8" draw:text-style-name="P2" draw:layer="layout" svg:width="0cm" svg:height="0cm" svg:x="11.197cm" svg:y="11.899cm" svg:viewBox="0 0 0 0" draw:points="0,0">
          <text:p/>
        </draw:polyline>
        <draw:line draw:style-name="gr8" draw:text-style-name="P2" draw:layer="layout" svg:x1="11.334cm" svg:y1="11.899cm" svg:x2="11.334cm" svg:y2="12.805cm">
          <text:p/>
        </draw:line>
        <draw:line draw:style-name="gr8" draw:text-style-name="P2" draw:layer="layout" svg:x1="10.735cm" svg:y1="13.035cm" svg:x2="10.735cm" svg:y2="12.805cm">
          <text:p/>
        </draw:line>
        <draw:line draw:style-name="gr8" draw:text-style-name="P2" draw:layer="layout" svg:x1="10.735cm" svg:y1="13.07cm" svg:x2="10.735cm" svg:y2="13.035cm">
          <text:p/>
        </draw:line>
        <draw:line draw:style-name="gr8" draw:text-style-name="P2" draw:layer="layout" svg:x1="10.237cm" svg:y1="11.899cm" svg:x2="10.237cm" svg:y2="13.07cm">
          <text:p/>
        </draw:line>
        <draw:line draw:style-name="gr8" draw:text-style-name="P2" draw:layer="layout" svg:x1="10.399cm" svg:y1="11.899cm" svg:x2="10.237cm" svg:y2="11.899cm">
          <text:p/>
        </draw:line>
        <draw:polyline draw:style-name="gr8" draw:text-style-name="P2" draw:layer="layout" svg:width="0cm" svg:height="0cm" svg:x="10.399cm" svg:y="11.899cm" svg:viewBox="0 0 0 0" draw:points="0,0">
          <text:p/>
        </draw:polyline>
        <draw:line draw:style-name="gr8" draw:text-style-name="P2" draw:layer="layout" svg:x1="10.7cm" svg:y1="12.2cm" svg:x2="10.399cm" svg:y2="11.899cm">
          <text:p/>
        </draw:line>
        <draw:line draw:style-name="gr8" draw:text-style-name="P2" draw:layer="layout" svg:x1="10.897cm" svg:y1="12.199cm" svg:x2="10.696cm" svg:y2="12.199cm">
          <text:p/>
        </draw:line>
        <draw:line draw:style-name="gr8" draw:text-style-name="P2" draw:layer="layout" svg:x1="11.201cm" svg:y1="11.899cm" svg:x2="10.897cm" svg:y2="12.2cm">
          <text:p/>
        </draw:line>
        <draw:line draw:style-name="gr8" draw:text-style-name="P2" draw:layer="layout" svg:x1="12.135cm" svg:y1="12.696cm" svg:x2="12.149cm" svg:y2="12.696cm">
          <text:p/>
        </draw:line>
        <draw:polyline draw:style-name="gr8" draw:text-style-name="P2" draw:layer="layout" svg:width="0cm" svg:height="0cm" svg:x="12.135cm" svg:y="12.696cm" svg:viewBox="0 0 0 0" draw:points="0,0">
          <text:p/>
        </draw:polyline>
        <draw:line draw:style-name="gr8" draw:text-style-name="P2" draw:layer="layout" svg:x1="12.135cm" svg:y1="12.696cm" svg:x2="11.807cm" svg:y2="12.696cm">
          <text:p/>
        </draw:line>
        <draw:line draw:style-name="gr8" draw:text-style-name="P2" draw:layer="layout" svg:x1="11.807cm" svg:y1="12.696cm" svg:x2="11.807cm" svg:y2="13.271cm">
          <text:p/>
        </draw:line>
        <draw:polyline draw:style-name="gr8" draw:text-style-name="P2" draw:layer="layout" svg:width="0.272cm" svg:height="0.236cm" svg:x="11.334cm" svg:y="13.035cm" svg:viewBox="0 0 273 237" draw:points="0,0 21,10 43,21 64,31 81,46 103,60 120,75 141,92 159,110 180,131 199,149 216,170 234,191 255,216 273,237">
          <text:p/>
        </draw:polyline>
        <draw:path draw:style-name="gr8" draw:text-style-name="P2" draw:layer="layout" svg:width="0.092cm" svg:height="0.032cm" svg:x="11.246cm" svg:y="13.003cm" svg:viewBox="0 0 93 33" svg:d="M93 33c-33-14-61-25-93-33">
          <text:p/>
        </draw:path>
        <draw:polyline draw:style-name="gr8" draw:text-style-name="P2" draw:layer="layout" svg:width="0.088cm" svg:height="0.201cm" svg:x="11.25cm" svg:y="12.805cm" svg:viewBox="0 0 89 202" draw:points="0,202 10,199 21,195 28,192 38,181 45,171 56,156 64,141 68,124 75,106 78,89 82,67 85,46 85,22 89,0">
          <text:p/>
        </draw:polyline>
        <draw:polyline draw:style-name="gr8" draw:text-style-name="P2" draw:layer="layout" svg:width="0.144cm" svg:height="0.102cm" svg:x="10.255cm" svg:y="13.169cm" svg:viewBox="0 0 145 103" draw:points="145,103 142,103 138,99 131,96 124,89 117,85 107,78 96,68 82,61 68,50 54,39 35,24 17,14 0,0">
          <text:p/>
        </draw:polyline>
        <draw:line draw:style-name="gr8" draw:text-style-name="P2" draw:layer="layout" svg:x1="10.256cm" svg:y1="13.173cm" svg:x2="9.599cm" svg:y2="12.696cm">
          <text:p/>
        </draw:line>
        <draw:path draw:style-name="gr8" draw:text-style-name="P2" draw:layer="layout" svg:width="0cm" svg:height="0.2cm" svg:x="10.735cm" svg:y="13.07cm" svg:viewBox="0 0 0 201" svg:d="M0 201v-4c0-3 0-3 0-7 0-3 0-7 0-10 0 0 0-7 0-11 0-3 0-7 0-10 0-4 0-11 0-14 0-7 0-15 0-18 0-7 0-14 0-18 0-7 0-14 0-21s0-14 0-21 0-14 0-21c0-14 0-28 0-46">
          <text:p/>
        </draw:path>
        <draw:path draw:style-name="gr8" draw:text-style-name="P2" draw:layer="layout" svg:width="0.018cm" svg:height="0.102cm" svg:x="10.237cm" svg:y="13.07cm" svg:viewBox="0 0 19 103" svg:d="M19 103c-11-32-19-68-19-103">
          <text:p/>
        </draw:path>
        <draw:line draw:style-name="gr8" draw:text-style-name="P2" draw:layer="layout" svg:x1="11.197cm" svg:y1="11.899cm" svg:x2="10.399cm" svg:y2="11.899cm">
          <text:p/>
        </draw:line>
        <draw:line draw:style-name="gr8" draw:text-style-name="P2" draw:layer="layout" svg:x1="10.237cm" svg:y1="11.899cm" svg:x2="8.748cm" svg:y2="11.899cm">
          <text:p/>
        </draw:line>
        <draw:line draw:style-name="gr8" draw:text-style-name="P2" draw:layer="layout" svg:x1="8.748cm" svg:y1="11.899cm" svg:x2="7.651cm" svg:y2="11.899cm">
          <text:p/>
        </draw:line>
        <draw:line draw:style-name="gr8" draw:text-style-name="P2" draw:layer="layout" svg:x1="11.201cm" svg:y1="11.899cm" svg:x2="10.897cm" svg:y2="12.2cm">
          <text:p/>
        </draw:line>
        <draw:line draw:style-name="gr8" draw:text-style-name="P2" draw:layer="layout" svg:x1="9.599cm" svg:y1="12.696cm" svg:x2="8.748cm" svg:y2="12.696cm">
          <text:p/>
        </draw:line>
        <draw:line draw:style-name="gr8" draw:text-style-name="P2" draw:layer="layout" svg:x1="8.748cm" svg:y1="11.899cm" svg:x2="8.748cm" svg:y2="12.696cm">
          <text:p/>
        </draw:line>
        <draw:line draw:style-name="gr8" draw:text-style-name="P2" draw:layer="layout" svg:x1="10.7cm" svg:y1="12.2cm" svg:x2="10.399cm" svg:y2="11.899cm">
          <text:p/>
        </draw:line>
        <draw:line draw:style-name="gr8" draw:text-style-name="P2" draw:layer="layout" svg:x1="7.651cm" svg:y1="12.696cm" svg:x2="8.748cm" svg:y2="12.696cm">
          <text:p/>
        </draw:line>
        <draw:line draw:style-name="gr8" draw:text-style-name="P2" draw:layer="layout" svg:x1="7.651cm" svg:y1="11.899cm" svg:x2="7.651cm" svg:y2="12.696cm">
          <text:p/>
        </draw:line>
        <draw:path draw:style-name="gr8" draw:text-style-name="P2" draw:layer="layout" svg:width="0.451cm" svg:height="0.451cm" svg:x="7.775cm" svg:y="12.047cm" svg:viewBox="0 0 452 452" svg:d="M452 226c0 123-102 226-225 226-125 0-227-103-227-226 0-124 102-226 227-226 123 0 225 102 225 226z">
          <text:p/>
        </draw:path>
        <draw:line draw:style-name="gr8" draw:text-style-name="P2" draw:layer="layout" svg:x1="10.735cm" svg:y1="13.003cm" svg:x2="11.25cm" svg:y2="13.003cm">
          <text:p/>
        </draw:line>
        <draw:polygon draw:style-name="gr7" draw:text-style-name="P2" draw:layer="layout" svg:width="0cm" svg:height="0cm" svg:x="10.773cm" svg:y="15.374cm" svg:viewBox="0 0 0 0" draw:points="0,0">
          <text:p/>
        </draw:polygon>
        <draw:polyline draw:style-name="gr10" draw:text-style-name="P2" draw:layer="layout" svg:width="3.933cm" svg:height="1.633cm" svg:x="8.202cm" svg:y="10.544cm" svg:viewBox="0 0 3934 1634" draw:points="3934,0 3433,0 0,1634">
          <text:p/>
        </draw:polyline>
        <draw:polygon draw:style-name="gr11" draw:text-style-name="P3" draw:layer="layout" svg:width="0.49cm" svg:height="0.292cm" svg:x="8.202cm" svg:y="11.885cm" svg:viewBox="0 0 491 293" draw:points="0,293 491,151 417,0">
          <text:p/>
        </draw:polygon>
        <draw:polygon draw:style-name="gr7" draw:text-style-name="P2" draw:layer="layout" svg:width="0cm" svg:height="0cm" svg:x="10.773cm" svg:y="15.374cm" svg:viewBox="0 0 0 0" draw:points="0,0">
          <text:p/>
        </draw:polygon>
        <draw:polyline draw:style-name="gr10" draw:text-style-name="P2" draw:layer="layout" svg:width="1.083cm" svg:height="1.545cm" svg:x="11.585cm" svg:y="10.544cm" svg:viewBox="0 0 1084 1546" draw:points="501,0 0,0 1084,1546">
          <text:p/>
        </draw:polyline>
        <draw:polygon draw:style-name="gr11" draw:text-style-name="P3" draw:layer="layout" svg:width="0.353cm" svg:height="0.458cm" svg:x="12.315cm" svg:y="11.631cm" svg:viewBox="0 0 354 459" draw:points="354,459 134,0 0,96">
          <text:p/>
        </draw:polygon>
        <draw:polygon draw:style-name="gr1" draw:text-style-name="P1" draw:layer="layout" svg:width="7.112cm" svg:height="9.045cm" svg:x="1.513cm" svg:y="2.938cm" svg:viewBox="0 0 7113 9046" draw:points="7113,1864 7113,3166 5547,7226 5370,7466 4562,8538 4185,9046 3635,8863 3582,8845 3433,9036 2887,8856 2887,5893 3144,4919 1968,4527 1122,4245 1030,4157 885,4111 0,2622 0,2026 1520,0 2509,328 2989,1906 3134,1952 3402,2266 3582,2326 3846,2192 3973,2231 5547,1341">
          <text:p/>
        </draw:polygon>
        <draw:polygon draw:style-name="gr7" draw:text-style-name="P2" draw:layer="layout" svg:width="0cm" svg:height="0cm" svg:x="5.083cm" svg:y="5.972cm" svg:viewBox="0 0 0 0" draw:points="0,0">
          <text:p/>
        </draw:polygon>
        <draw:path draw:style-name="gr1" draw:text-style-name="P1" draw:layer="layout" svg:width="1.881cm" svg:height="6.026cm" svg:x="4.811cm" svg:y="5.774cm" svg:viewBox="0 0 1882 6027" svg:d="M1701 4210l-1365 1817-57-18-279-95v-681c29 99 71 162 134 184 103 31 240-57 385-251 303-402 547-1139 547-1644 0-240-57-396-159-431-134-46-328 120-511 442-187 321-336 744-396 1125v-2153l226-300 536-716 904-1206 216-283v279z">
          <text:p/>
        </draw:path>
        <draw:polygon draw:style-name="gr7" draw:text-style-name="P2" draw:layer="layout" svg:width="0cm" svg:height="0cm" svg:x="5.083cm" svg:y="5.972cm" svg:viewBox="0 0 0 0" draw:points="0,0">
          <text:p/>
        </draw:polygon>
        <draw:polygon draw:style-name="gr1" draw:text-style-name="P1" draw:layer="layout" svg:width="2.78cm" svg:height="3.563cm" svg:x="1.513cm" svg:y="3.531cm" svg:viewBox="0 0 2781 3564" draw:points="2781,1231 2505,328 1520,0 0,2029 885,3518 1030,3564">
          <text:p/>
        </draw:polygon>
        <draw:polygon draw:style-name="gr7" draw:text-style-name="P2" draw:layer="layout" svg:width="0cm" svg:height="0cm" svg:x="5.083cm" svg:y="5.972cm" svg:viewBox="0 0 0 0" draw:points="0,0">
          <text:p/>
        </draw:polygon>
        <draw:path draw:style-name="gr1" draw:text-style-name="P1" draw:layer="layout" svg:width="2.999cm" svg:height="3.143cm" svg:x="3.481cm" svg:y="4.84cm" svg:viewBox="0 0 3000 3144" svg:d="M1878 289l-264 134-180-60-268-314-145-49v875c0 24 0 59 7 95l11 17 10 22 11 17 7 21 10 18 4 18 7 17v18l4 14v14l-4 14v11l-7 10-7 11-1074 1429 1176 395 381 128 536-721-1253-416 537-716c50-64 88-184 88-265v-28-173 173 28c0 81-38 201-88 265l-537 716 1253 416c279-645 625-1108 907-1206l-476-159-35 3-36 4h-35l-35 7-39 7-35 7-39 7-35 7-39 11-39 10-39 11-35 14-39 14-39 14c-60 25-120 50-183 82l21-11 21-14 18-14 17-18 18-18 18-17 14-18 14-21 14-21 7-21 7-22 7-21 4-17 3-18v-677z">
          <text:p/>
        </draw:path>
        <draw:polygon draw:style-name="gr7" draw:text-style-name="P2" draw:layer="layout" svg:width="0cm" svg:height="0cm" svg:x="5.083cm" svg:y="5.972cm" svg:viewBox="0 0 0 0" draw:points="0,0">
          <text:p/>
        </draw:polygon>
        <draw:polygon draw:style-name="gr1" draw:text-style-name="P1" draw:layer="layout" svg:width="2.113cm" svg:height="4.438cm" svg:x="6.512cm" svg:y="5.725cm" svg:viewBox="0 0 2114 4439" draw:points="2114,378 985,0 783,1652 741,1959 695,2259 645,2555 592,2834 536,3095 476,3335 413,3557 349,3751 289,3913 226,4051 166,4153 106,4224 53,4259 0,4259 444,4407 547,4439">
          <text:p/>
        </draw:polygon>
        <draw:polygon draw:style-name="gr7" draw:text-style-name="P2" draw:layer="layout" svg:width="0cm" svg:height="0cm" svg:x="5.083cm" svg:y="5.972cm" svg:viewBox="0 0 0 0" draw:points="0,0">
          <text:p/>
        </draw:polygon>
        <draw:path draw:style-name="gr1" draw:text-style-name="P1" draw:layer="layout" svg:width="0.984cm" svg:height="5.108cm" svg:x="6.512cm" svg:y="4.875cm" svg:viewBox="0 0 985 5109" svg:d="M783 2501l202-1651v-335c0-201-195-430-438-515l-25 10-346 463h4l49 17 53 18 56 18 110 35 56 21 53 18 53 17 49 14 46 18 43 14 38 11 32 10 28 11-28-11-32-10-38-11-43-14-46-18-49-14-53-17-53-18-56-21-110-35-56-18-53-18-49-17h-4v426 279l-176 3931h53l53-35 60-71 60-102 63-138 60-162 64-194 63-222 60-240 56-261 53-279 50-296 46-300z">
          <text:p/>
        </draw:path>
        <draw:polygon draw:style-name="gr7" draw:text-style-name="P2" draw:layer="layout" svg:width="0cm" svg:height="0cm" svg:x="5.083cm" svg:y="5.972cm" svg:viewBox="0 0 0 0" draw:points="0,0">
          <text:p/>
        </draw:polygon>
        <draw:polygon draw:style-name="gr1" draw:text-style-name="P1" draw:layer="layout" svg:width="2.029cm" svg:height="2.702cm" svg:x="2.543cm" svg:y="4.762cm" svg:viewBox="0 0 2030 2703" draw:points="2012,1270 2019,1259 2026,1249 2026,1238 2030,1224 2030,1210 2026,1196 2026,1178 2019,1161 2015,1143 2005,1125 1998,1104 1987,1087 1977,1065 1966,1048 1751,0 0,2333 92,2421 939,2703">
          <text:p/>
        </draw:polygon>
        <draw:polygon draw:style-name="gr7" draw:text-style-name="P2" draw:layer="layout" svg:width="0cm" svg:height="0cm" svg:x="5.083cm" svg:y="5.972cm" svg:viewBox="0 0 0 0" draw:points="0,0">
          <text:p/>
        </draw:polygon>
        <draw:path draw:style-name="gr1" draw:text-style-name="P1" draw:layer="layout" svg:width="1.566cm" svg:height="1.824cm" svg:x="7.059cm" svg:y="4.279cm" svg:viewBox="0 0 1567 1825" svg:d="M1567 523v1302l-1133-374v-339c0-201-191-430-434-515v-597z">
          <text:p/>
        </draw:path>
        <draw:polygon draw:style-name="gr7" draw:text-style-name="P2" draw:layer="layout" svg:width="0cm" svg:height="0cm" svg:x="5.083cm" svg:y="5.972cm" svg:viewBox="0 0 0 0" draw:points="0,0">
          <text:p/>
        </draw:polygon>
        <draw:path draw:style-name="gr1" draw:text-style-name="P1" draw:layer="layout" svg:width="1.097cm" svg:height="2.339cm" svg:x="4.783cm" svg:y="8.857cm" svg:viewBox="0 0 1098 2340" svg:d="M552 2083c-145 194-286 282-389 251-64-22-106-85-135-184-17-67-28-152-28-250 0-99 11-205 28-326 60-381 213-808 397-1125 183-321 377-487 511-441 106 35 162 187 162 430-303 402-546 1140-546 1645z">
          <text:p/>
        </draw:path>
        <draw:polygon draw:style-name="gr7" draw:text-style-name="P2" draw:layer="layout" svg:width="0cm" svg:height="0cm" svg:x="5.083cm" svg:y="5.972cm" svg:viewBox="0 0 0 0" draw:points="0,0">
          <text:p/>
        </draw:polygon>
        <draw:path draw:style-name="gr1" draw:text-style-name="P1" draw:layer="layout" svg:width="1.757cm" svg:height="1.817cm" svg:x="5.302cm" svg:y="4.279cm" svg:viewBox="0 0 1758 1818" svg:d="M1758 0v597l-22 14h-3l-639 360v430l-392 219-35 3-36 4-35 4-39 3-35 7-35 7-39 7-35 11-39 7-39 14-39 11-39 10-39 14-38 18c-60 21-120 46-180 78l21-11 18-14 21-14 17-14 18-18 18-21 14-18 14-21 10-21 11-21 7-22 7-17 4-21v-18-677z">
          <text:p/>
        </draw:path>
        <draw:polygon draw:style-name="gr7" draw:text-style-name="P2" draw:layer="layout" svg:width="0cm" svg:height="0cm" svg:x="5.083cm" svg:y="5.972cm" svg:viewBox="0 0 0 0" draw:points="0,0">
          <text:p/>
        </draw:polygon>
        <draw:path draw:style-name="gr1" draw:text-style-name="P1" draw:layer="layout" svg:width="0.412cm" svg:height="3.514cm" svg:x="4.399cm" svg:y="8.279cm" svg:viewBox="0 0 413 3515" svg:d="M413 2728v681l-269-88-144 194v-2963l413-552v2153c-17 120-28 226-28 325 0 98 11 183 28 250z">
          <text:p/>
        </draw:path>
        <draw:polygon draw:style-name="gr7" draw:text-style-name="P2" draw:layer="layout" svg:width="0cm" svg:height="0cm" svg:x="5.083cm" svg:y="5.972cm" svg:viewBox="0 0 0 0" draw:points="0,0">
          <text:p/>
        </draw:polygon>
        <draw:polygon draw:style-name="gr1" draw:text-style-name="P1" draw:layer="layout" svg:width="1.912cm" svg:height="2.003cm" svg:x="5.147cm" svg:y="9.98cm" svg:viewBox="0 0 1913 2004" draw:points="1913,183 1814,148 1365,0 0,1821 546,2004 927,1496 1736,423">
          <text:p/>
        </draw:polygon>
        <draw:polygon draw:style-name="gr7" draw:text-style-name="P2" draw:layer="layout" svg:width="0cm" svg:height="0cm" svg:x="5.083cm" svg:y="5.972cm" svg:viewBox="0 0 0 0" draw:points="0,0">
          <text:p/>
        </draw:polygon>
        <draw:polygon draw:style-name="gr1" draw:text-style-name="P1" draw:layer="layout" svg:width="1.524cm" svg:height="2.621cm" svg:x="1.513cm" svg:y="2.938cm" svg:viewBox="0 0 1525 2622" draw:points="1525,0 1525,593 0,2622 0,2026">
          <text:p/>
        </draw:polygon>
        <draw:polygon draw:style-name="gr7" draw:text-style-name="P2" draw:layer="layout" svg:width="0cm" svg:height="0cm" svg:x="5.083cm" svg:y="5.972cm" svg:viewBox="0 0 0 0" draw:points="0,0">
          <text:p/>
        </draw:polygon>
        <draw:polygon draw:style-name="gr1" draw:text-style-name="P1" draw:layer="layout" svg:width="0.988cm" svg:height="0.924cm" svg:x="3.033cm" svg:y="2.938cm" svg:viewBox="0 0 989 925" draw:points="989,329 989,925 0,597 0,0">
          <text:p/>
        </draw:polygon>
        <draw:polygon draw:style-name="gr7" draw:text-style-name="P2" draw:layer="layout" svg:width="0cm" svg:height="0cm" svg:x="5.083cm" svg:y="5.972cm" svg:viewBox="0 0 0 0" draw:points="0,0">
          <text:p/>
        </draw:polygon>
        <draw:path draw:style-name="gr1" draw:text-style-name="P1" draw:layer="layout" svg:width="0.604cm" svg:height="0.596cm" svg:x="4.332cm" svg:y="1.312cm" svg:viewBox="0 0 605 597" svg:d="M579 389c-53 67-166 74-275 14-114-60-195-166-195-266 0-31 11-60 28-81 61-81 209-74 333 18 120 92 169 234 109 315-53 67-166 74-275 14-114-60-195-166-195-266 0-31 11-60 28-81 61-81 209-74 333 18 120 92 169 234 109 315l-21 28c-18 21-39 35-67 46l-7 11c-4 14-11 28-21 42-46 63-155 70-261 14-107-56-181-159-181-247 0-32 10-56 24-81-14 25-24 49-24 81 0 88 74 191 181 247 106 56 215 49 261-14l-21 28c-50 64-159 71-262 14-106-56-180-155-180-247 0-28 7-56 24-77l21-32c11-11 22-21 36-33l-21 33c-18 21-25 46-25 78 0 84 70 183 174 236 102 53 204 49 250-14l25-28c-4 14-11 28-21 42l-21 28c-50 64-159 71-262 14-106-56-180-155-180-247 0-28 7-56 24-77l21-32c11-11 22-21 36-33l7-3v-4c0-32 10-56 28-77l21-29-21 29c-18 21-28 45-28 77 0 0 0 4 0 7 0 79 56 171 142 234 85 60 187 85 261 60 28-11 49-25 67-46z">
          <text:p/>
        </draw:path>
        <draw:polygon draw:style-name="gr7" draw:text-style-name="P2" draw:layer="layout" svg:width="0cm" svg:height="0cm" svg:x="5.083cm" svg:y="5.972cm" svg:viewBox="0 0 0 0" draw:points="0,0">
          <text:p/>
        </draw:polygon>
        <draw:path draw:style-name="gr1" draw:text-style-name="P1" draw:layer="layout" svg:width="0.49cm" svg:height="2.544cm" svg:x="4.018cm" svg:y="3.266cm" svg:viewBox="0 0 491 2545" svg:d="M491 2545c-7-36-7-67-7-92v-875l-484-1578v597l276 900z">
          <text:p/>
        </draw:path>
        <draw:polygon draw:style-name="gr7" draw:text-style-name="P2" draw:layer="layout" svg:width="0cm" svg:height="0cm" svg:x="5.083cm" svg:y="5.972cm" svg:viewBox="0 0 0 0" draw:points="0,0">
          <text:p/>
        </draw:polygon>
        <draw:path draw:style-name="gr1" draw:text-style-name="P1" draw:layer="layout" svg:width="0.55cm" svg:height="1.644cm" svg:x="5.33cm" svg:y="9.295cm" svg:viewBox="0 0 551 1645" svg:d="M551 0c0 505-248 1238-551 1645 0-505 247-1243 551-1645z">
          <text:p/>
        </draw:path>
        <draw:polygon draw:style-name="gr7" draw:text-style-name="P2" draw:layer="layout" svg:width="0cm" svg:height="0cm" svg:x="5.083cm" svg:y="5.972cm" svg:viewBox="0 0 0 0" draw:points="0,0">
          <text:p/>
        </draw:polygon>
        <draw:path draw:style-name="gr1" draw:text-style-name="P1" draw:layer="layout" svg:width="0.605cm" svg:height="0.598cm" svg:x="8.621cm" svg:y="2.742cm" svg:viewBox="0 0 606 599" svg:d="M580 387c-49 67-166 74-275 14-113-57-192-166-192-261 0-32 11-60 30-85 59-81 208-71 328 21 123 92 169 230 109 311-49 67-166 74-275 14-113-57-192-166-192-261 0-32 11-60 30-85 59-81 208-71 328 21 123 92 169 230 109 311l-21 28c-18 21-39 39-67 49-71 25-173 0-258-63-88-64-142-152-142-233 0 0 0-4 0-7 0-28 11-53 25-74l26-32-26 32c-14 21-25 46-25 74l-3 7-29 35c-14 21-21 46-21 74 0 88 71 187 174 240 99 54 205 51 251-14l24-32c-7 18-14 32-21 43l-25 32c-45 64-155 71-261 15-107-58-181-160-181-248 0-32 11-57 25-82l25-28c7-14 21-24 35-32-14 8-28 18-35 32l-25 28c-14 25-25 50-25 82 0 88 74 190 181 248 106 56 216 49 261-15l25-32c-49 68-159 71-261 14-107-53-181-159-181-247 0-28 7-57 25-78-18 21-25 50-25 78 0 88 74 194 181 247 102 57 212 54 261-14 7-11 14-25 21-43l4-7c28-10 49-28 67-49z">
          <text:p/>
        </draw:path>
        <draw:polygon draw:style-name="gr7" draw:text-style-name="P2" draw:layer="layout" svg:width="0cm" svg:height="0cm" svg:x="5.083cm" svg:y="5.972cm" svg:viewBox="0 0 0 0" draw:points="0,0">
          <text:p/>
        </draw:polygon>
        <draw:polygon draw:style-name="gr1" draw:text-style-name="P1" draw:layer="layout" svg:width="0.638cm" svg:height="0.978cm" svg:x="4.399cm" svg:y="7.852cm" svg:viewBox="0 0 639 979" draw:points="257,0 639,127 413,427 0,979">
          <text:p/>
        </draw:polygon>
        <draw:polygon draw:style-name="gr7" draw:text-style-name="P2" draw:layer="layout" svg:width="0cm" svg:height="0cm" svg:x="5.083cm" svg:y="5.972cm" svg:viewBox="0 0 0 0" draw:points="0,0">
          <text:p/>
        </draw:polygon>
        <draw:polygon draw:style-name="gr1" draw:text-style-name="P1" draw:layer="layout" svg:width="0.688cm" svg:height="0.381cm" svg:x="6.004cm" svg:y="5.676cm" svg:viewBox="0 0 689 382" draw:points="689,98 473,382 0,222 391,0">
          <text:p/>
        </draw:polygon>
        <draw:polygon draw:style-name="gr7" draw:text-style-name="P2" draw:layer="layout" svg:width="0cm" svg:height="0cm" svg:x="5.083cm" svg:y="5.972cm" svg:viewBox="0 0 0 0" draw:points="0,0">
          <text:p/>
        </draw:polygon>
        <draw:polygon draw:style-name="gr1" draw:text-style-name="P1" draw:layer="layout" svg:width="0.695cm" svg:height="0.374cm" svg:x="4.399cm" svg:y="11.599cm" svg:viewBox="0 0 696 375" draw:points="547,375 696,181 413,88 145,0 0,195">
          <text:p/>
        </draw:polygon>
        <draw:polygon draw:style-name="gr7" draw:text-style-name="P2" draw:layer="layout" svg:width="0cm" svg:height="0cm" svg:x="5.083cm" svg:y="5.972cm" svg:viewBox="0 0 0 0" draw:points="0,0">
          <text:p/>
        </draw:polygon>
        <draw:polygon draw:style-name="gr1" draw:text-style-name="P1" draw:layer="layout" svg:width="0.297cm" svg:height="0.529cm" svg:x="6.395cm" svg:y="5.249cm" svg:viewBox="0 0 298 530" draw:points="298,99 298,530 0,431 0,0">
          <text:p/>
        </draw:polygon>
        <draw:polygon draw:style-name="gr7" draw:text-style-name="P2" draw:layer="layout" svg:width="0cm" svg:height="0cm" svg:x="5.083cm" svg:y="5.972cm" svg:viewBox="0 0 0 0" draw:points="0,0">
          <text:p/>
        </draw:polygon>
        <draw:path draw:style-name="gr1" draw:text-style-name="P1" draw:layer="layout" svg:width="0.907cm" svg:height="1.206cm" svg:x="5.573cm" svg:y="6.057cm" svg:viewBox="0 0 908 1207" svg:d="M908 0l-908 1207c279-646 626-1109 908-1207z">
          <text:p/>
        </draw:path>
        <draw:polygon draw:style-name="gr7" draw:text-style-name="P2" draw:layer="layout" svg:width="0cm" svg:height="0cm" svg:x="5.083cm" svg:y="5.972cm" svg:viewBox="0 0 0 0" draw:points="0,0">
          <text:p/>
        </draw:polygon>
        <draw:path draw:style-name="gr1" draw:text-style-name="P1" draw:layer="layout" svg:width="0.402cm" svg:height="0.364cm" svg:x="3.146cm" svg:y="3.139cm" svg:viewBox="0 0 403 365" svg:d="M382 319c14-19 21-44 21-72 0-77-63-166-156-215-88-46-183-42-226 14-49 67-10 180 92 258 99 75 220 82 269 15z">
          <text:p/>
        </draw:path>
        <draw:polygon draw:style-name="gr7" draw:text-style-name="P2" draw:layer="layout" svg:width="0cm" svg:height="0cm" svg:x="5.083cm" svg:y="5.972cm" svg:viewBox="0 0 0 0" draw:points="0,0">
          <text:p/>
        </draw:polygon>
        <draw:path draw:style-name="gr1" draw:text-style-name="P1" draw:layer="layout" svg:width="0.404cm" svg:height="0.362cm" svg:x="7.438cm" svg:y="4.57cm" svg:viewBox="0 0 405 363" svg:d="M384 316c10-18 21-43 21-68 0-77-64-165-155-215-92-49-187-42-226 11-54 67-12 183 88 257 99 75 222 83 272 15z">
          <text:p/>
        </draw:path>
        <draw:polygon draw:style-name="gr7" draw:text-style-name="P2" draw:layer="layout" svg:width="0cm" svg:height="0cm" svg:x="5.083cm" svg:y="5.972cm" svg:viewBox="0 0 0 0" draw:points="0,0">
          <text:p/>
        </draw:polygon>
        <draw:polygon draw:style-name="gr1" draw:text-style-name="P1" draw:layer="layout" svg:width="0.639cm" svg:height="0.459cm" svg:x="6.395cm" svg:y="4.889cm" svg:viewBox="0 0 640 460" draw:points="640,0 293,460 0,360">
          <text:p/>
        </draw:polygon>
        <draw:polygon draw:style-name="gr7" draw:text-style-name="P2" draw:layer="layout" svg:width="0cm" svg:height="0cm" svg:x="5.083cm" svg:y="5.972cm" svg:viewBox="0 0 0 0" draw:points="0,0">
          <text:p/>
        </draw:polygon>
        <draw:path draw:style-name="gr1" draw:text-style-name="P1" draw:layer="layout" svg:width="0.452cm" svg:height="0.392cm" svg:x="8.66cm" svg:y="2.903cm" svg:viewBox="0 0 453 393" svg:d="M453 304c-71 25-173 0-258-63-89-64-142-152-142-234l400 297-4 7-24 32c-46 60-152 67-254 14-100-53-171-152-171-240 0-28 7-53 21-74l29-36h3c0 0 0-4 0-7z">
          <text:p/>
        </draw:path>
        <draw:polygon draw:style-name="gr7" draw:text-style-name="P2" draw:layer="layout" svg:width="0cm" svg:height="0cm" svg:x="5.083cm" svg:y="5.972cm" svg:viewBox="0 0 0 0" draw:points="0,0">
          <text:p/>
        </draw:polygon>
        <draw:path draw:style-name="gr1" draw:text-style-name="P1" draw:layer="layout" svg:width="0.455cm" svg:height="0.39cm" svg:x="4.367cm" svg:y="1.474cm" svg:viewBox="0 0 456 391" svg:d="M456 301l-7 11-25 28c-47 63-152 67-251 14-103-53-173-153-173-241 0-28 7-53 25-74l24-32 4-7c0 0 0 4 0 7 0 78 56 166 141 229 85 65 187 90 262 65z">
          <text:p/>
        </draw:path>
        <draw:polygon draw:style-name="gr7" draw:text-style-name="P2" draw:layer="layout" svg:width="0cm" svg:height="0cm" svg:x="5.083cm" svg:y="5.972cm" svg:viewBox="0 0 0 0" draw:points="0,0">
          <text:p/>
        </draw:polygon>
        <draw:path draw:style-name="gr1" draw:text-style-name="P1" draw:layer="layout" svg:width="0.269cm" svg:height="0.242cm" svg:x="4.554cm" svg:y="1.412cm" svg:viewBox="0 0 270 243" svg:d="M14 30c35-45 113-38 181 11 67 49 95 128 60 170-25 39-88 43-153 11-60-32-102-93-102-146 0-17 7-35 14-46z">
          <text:p/>
        </draw:path>
        <draw:polygon draw:style-name="gr7" draw:text-style-name="P2" draw:layer="layout" svg:width="0cm" svg:height="0cm" svg:x="5.083cm" svg:y="5.972cm" svg:viewBox="0 0 0 0" draw:points="0,0">
          <text:p/>
        </draw:polygon>
        <draw:path draw:style-name="gr1" draw:text-style-name="P1" draw:layer="layout" svg:width="0.268cm" svg:height="0.242cm" svg:x="8.847cm" svg:y="2.842cm" svg:viewBox="0 0 269 243" svg:d="M14 29c32-42 114-39 181 11 67 49 92 127 60 174-28 35-92 38-152 7-60-32-103-93-103-146 0-18 4-32 14-46z">
          <text:p/>
        </draw:path>
        <draw:polygon draw:style-name="gr7" draw:text-style-name="P2" draw:layer="layout" svg:width="0cm" svg:height="0cm" svg:x="5.083cm" svg:y="5.972cm" svg:viewBox="0 0 0 0" draw:points="0,0">
          <text:p/>
        </draw:polygon>
        <draw:path draw:style-name="gr1" draw:text-style-name="P1" draw:layer="layout" svg:width="0.182cm" svg:height="0.384cm" svg:x="5.933cm" svg:y="10.066cm" svg:viewBox="0 0 183 385" svg:d="M156 2c36 10 36 107 0 212-36 103-92 180-128 170-17-7-28-32-28-71 0-60 25-144 60-211 32-72 72-111 96-100z">
          <text:p/>
        </draw:path>
        <draw:polygon draw:style-name="gr7" draw:text-style-name="P2" draw:layer="layout" svg:width="0cm" svg:height="0cm" svg:x="5.083cm" svg:y="5.972cm" svg:viewBox="0 0 0 0" draw:points="0,0">
          <text:p/>
        </draw:polygon>
        <draw:path draw:style-name="gr1" draw:text-style-name="P1" draw:layer="layout" svg:width="0.182cm" svg:height="0.383cm" svg:x="5.933cm" svg:y="7.756cm" svg:viewBox="0 0 183 384" svg:d="M156 1c36 11 36 107 0 213s-92 180-128 169c-17-7-28-32-28-70 0-60 25-145 60-212 32-68 72-107 96-100z">
          <text:p/>
        </draw:path>
        <draw:polygon draw:style-name="gr7" draw:text-style-name="P2" draw:layer="layout" svg:width="0cm" svg:height="0cm" svg:x="5.083cm" svg:y="5.972cm" svg:viewBox="0 0 0 0" draw:points="0,0">
          <text:p/>
        </draw:polygon>
        <draw:path draw:style-name="gr1" draw:text-style-name="P1" draw:layer="layout" svg:width="0.178cm" svg:height="0.384cm" svg:x="4.55cm" svg:y="9.604cm" svg:viewBox="0 0 179 385" svg:d="M152 2c36 10 36 105 0 212-35 106-92 180-127 170-18-7-25-32-25-71 0-60 22-145 53-216 36-67 74-106 99-95z">
          <text:p/>
        </draw:path>
        <draw:polygon draw:style-name="gr7" draw:text-style-name="P2" draw:layer="layout" svg:width="0cm" svg:height="0cm" svg:x="5.083cm" svg:y="5.972cm" svg:viewBox="0 0 0 0" draw:points="0,0">
          <text:p/>
        </draw:polygon>
        <draw:line draw:style-name="gr8" draw:text-style-name="P2" draw:layer="layout" svg:x1="6.883cm" svg:y1="10.403cm" svg:x2="6.074cm" svg:y2="11.476cm">
          <text:p/>
        </draw:line>
        <draw:line draw:style-name="gr8" draw:text-style-name="P2" draw:layer="layout" svg:x1="6.512cm" svg:y1="9.98cm" svg:x2="6.512cm" svg:y2="9.983cm">
          <text:p/>
        </draw:line>
        <draw:line draw:style-name="gr8" draw:text-style-name="P2" draw:layer="layout" svg:x1="6.513cm" svg:y1="9.98cm" svg:x2="5.147cm" svg:y2="11.801cm">
          <text:p/>
        </draw:line>
        <draw:line draw:style-name="gr8" draw:text-style-name="P2" draw:layer="layout" svg:x1="5.698cm" svg:y1="11.984cm" svg:x2="5.147cm" svg:y2="11.8cm">
          <text:p/>
        </draw:line>
        <draw:line draw:style-name="gr8" draw:text-style-name="P2" draw:layer="layout" svg:x1="6.075cm" svg:y1="11.475cm" svg:x2="5.693cm" svg:y2="11.984cm">
          <text:p/>
        </draw:line>
        <draw:line draw:style-name="gr8" draw:text-style-name="P2" draw:layer="layout" svg:x1="7.06cm" svg:y1="10.163cm" svg:x2="6.879cm" svg:y2="10.404cm">
          <text:p/>
        </draw:line>
        <draw:line draw:style-name="gr8" draw:text-style-name="P2" draw:layer="layout" svg:x1="7.06cm" svg:y1="10.164cm" svg:x2="6.956cm" svg:y2="10.128cm">
          <text:p/>
        </draw:line>
        <draw:line draw:style-name="gr8" draw:text-style-name="P2" draw:layer="layout" svg:x1="6.961cm" svg:y1="10.132cm" svg:x2="6.512cm" svg:y2="9.983cm">
          <text:p/>
        </draw:line>
        <draw:line draw:style-name="gr8" draw:text-style-name="P2" draw:layer="layout" svg:x1="4.945cm" svg:y1="11.974cm" svg:x2="5.095cm" svg:y2="11.779cm">
          <text:p/>
        </draw:line>
        <draw:path draw:style-name="gr8" draw:text-style-name="P2" draw:layer="layout" svg:width="0.55cm" svg:height="1.644cm" svg:x="5.33cm" svg:y="9.295cm" svg:viewBox="0 0 551 1645" svg:d="M0 1645c0-505 247-1243 551-1645">
          <text:p/>
        </draw:path>
        <draw:path draw:style-name="gr8" draw:text-style-name="P2" draw:layer="layout" svg:width="0.028cm" svg:height="0.25cm" svg:x="4.783cm" svg:y="10.756cm" svg:viewBox="0 0 29 251" svg:d="M29 251c-18-67-29-153-29-251">
          <text:p/>
        </draw:path>
        <draw:path draw:style-name="gr8" draw:text-style-name="P2" draw:layer="layout" svg:width="0.907cm" svg:height="1.574cm" svg:x="4.811cm" svg:y="8.857cm" svg:viewBox="0 0 908 1575" svg:d="M0 1575c60-382 213-809 397-1126 183-321 377-487 511-441">
          <text:p/>
        </draw:path>
        <draw:path draw:style-name="gr8" draw:text-style-name="P2" draw:layer="layout" svg:width="0.934cm" svg:height="2.332cm" svg:x="4.945cm" svg:y="8.865cm" svg:viewBox="0 0 935 2333" svg:d="M774 0c215 70 215 649 0 1291-212 643-561 1105-774 1035">
          <text:p/>
        </draw:path>
        <draw:path draw:style-name="gr8" draw:text-style-name="P2" draw:layer="layout" svg:width="0.134cm" svg:height="0.184cm" svg:x="4.811cm" svg:y="11.006cm" svg:viewBox="0 0 135 185" svg:d="M135 185c-61-22-106-85-135-185">
          <text:p/>
        </draw:path>
        <draw:path draw:style-name="gr8" draw:text-style-name="P2" draw:layer="layout" svg:width="0.028cm" svg:height="0.325cm" svg:x="4.783cm" svg:y="10.431cm" svg:viewBox="0 0 29 326" svg:d="M0 326c0-99 11-208 29-326">
          <text:p/>
        </draw:path>
        <draw:path draw:style-name="gr8" draw:text-style-name="P2" draw:layer="layout" svg:width="0.155cm" svg:height="0.312cm" svg:x="5.933cm" svg:y="7.756cm" svg:viewBox="0 0 156 313" svg:d="M0 313c0-60 25-146 58-213 35-67 74-106 98-99">
          <text:p/>
        </draw:path>
        <draw:path draw:style-name="gr8" draw:text-style-name="P2" draw:layer="layout" svg:width="0.154cm" svg:height="0.382cm" svg:x="5.961cm" svg:y="7.757cm" svg:viewBox="0 0 155 383" svg:d="M128 0c36 11 36 107 0 213-35 106-92 180-128 169">
          <text:p/>
        </draw:path>
        <draw:path draw:style-name="gr8" draw:text-style-name="P2" draw:layer="layout" svg:width="0.028cm" svg:height="0.07cm" svg:x="5.933cm" svg:y="8.068cm" svg:viewBox="0 0 29 71" svg:d="M29 71c-18-7-29-32-29-71">
          <text:p/>
        </draw:path>
        <draw:path draw:style-name="gr8" draw:text-style-name="P2" draw:layer="layout" svg:width="0.155cm" svg:height="0.312cm" svg:x="5.933cm" svg:y="10.066cm" svg:viewBox="0 0 156 313" svg:d="M0 313c0-60 25-144 58-211 35-72 74-111 98-100">
          <text:p/>
        </draw:path>
        <draw:path draw:style-name="gr8" draw:text-style-name="P2" draw:layer="layout" svg:width="0.154cm" svg:height="0.382cm" svg:x="5.961cm" svg:y="10.068cm" svg:viewBox="0 0 155 383" svg:d="M128 0c36 10 36 107 0 212-35 103-92 180-128 170">
          <text:p/>
        </draw:path>
        <draw:path draw:style-name="gr8" draw:text-style-name="P2" draw:layer="layout" svg:width="0.028cm" svg:height="0.074cm" svg:x="5.933cm" svg:y="10.375cm" svg:viewBox="0 0 29 75" svg:d="M29 75c-18-7-29-32-29-75">
          <text:p/>
        </draw:path>
        <draw:line draw:style-name="gr8" draw:text-style-name="P2" draw:layer="layout" svg:x1="8.626cm" svg:y1="6.103cm" svg:x2="7.059cm" svg:y2="10.164cm">
          <text:p/>
        </draw:line>
        <draw:line draw:style-name="gr8" draw:text-style-name="P2" draw:layer="layout" svg:x1="6.688cm" svg:y1="6.053cm" svg:x2="6.692cm" svg:y2="6.053cm">
          <text:p/>
        </draw:line>
        <draw:line draw:style-name="gr8" draw:text-style-name="P2" draw:layer="layout" svg:x1="6.693cm" svg:y1="6.053cm" svg:x2="6.512cm" svg:y2="9.984cm">
          <text:p/>
        </draw:line>
        <draw:line draw:style-name="gr8" draw:text-style-name="P2" draw:layer="layout" svg:x1="7.295cm" svg:y1="7.377cm" svg:x2="7.497cm" svg:y2="5.725cm">
          <text:p/>
        </draw:line>
        <draw:polyline draw:style-name="gr8" draw:text-style-name="P2" draw:layer="layout" svg:width="0.783cm" svg:height="2.607cm" svg:x="6.512cm" svg:y="7.376cm" svg:viewBox="0 0 784 2608" draw:points="784,0 742,307 696,607 646,900 593,1178 537,1443 477,1683 417,1906 354,2100 290,2262 230,2400 167,2502 106,2573 53,2608 0,2608">
          <text:p/>
        </draw:polyline>
        <draw:line draw:style-name="gr8" draw:text-style-name="P2" draw:layer="layout" svg:x1="8.626cm" svg:y1="6.104cm" svg:x2="7.493cm" svg:y2="5.725cm">
          <text:p/>
        </draw:line>
        <draw:line draw:style-name="gr8" draw:text-style-name="P2" draw:layer="layout" svg:x1="5.574cm" svg:y1="7.263cm" svg:x2="5.037cm" svg:y2="7.984cm">
          <text:p/>
        </draw:line>
        <draw:line draw:style-name="gr8" draw:text-style-name="P2" draw:layer="layout" svg:x1="5.038cm" svg:y1="7.979cm" svg:x2="4.811cm" svg:y2="8.28cm">
          <text:p/>
        </draw:line>
        <draw:line draw:style-name="gr8" draw:text-style-name="P2" draw:layer="layout" svg:x1="4.811cm" svg:y1="8.279cm" svg:x2="4.811cm" svg:y2="10.431cm">
          <text:p/>
        </draw:line>
        <draw:line draw:style-name="gr8" draw:text-style-name="P2" draw:layer="layout" svg:x1="4.811cm" svg:y1="11.006cm" svg:x2="4.811cm" svg:y2="11.687cm">
          <text:p/>
        </draw:line>
        <draw:line draw:style-name="gr8" draw:text-style-name="P2" draw:layer="layout" svg:x1="5.148cm" svg:y1="11.801cm" svg:x2="4.811cm" svg:y2="11.687cm">
          <text:p/>
        </draw:line>
        <draw:line draw:style-name="gr8" draw:text-style-name="P2" draw:layer="layout" svg:x1="6.688cm" svg:y1="5.774cm" svg:x2="6.688cm" svg:y2="6.053cm">
          <text:p/>
        </draw:line>
        <draw:line draw:style-name="gr8" draw:text-style-name="P2" draw:layer="layout" svg:x1="6.693cm" svg:y1="5.774cm" svg:x2="6.477cm" svg:y2="6.058cm">
          <text:p/>
        </draw:line>
        <draw:line draw:style-name="gr8" draw:text-style-name="P2" draw:layer="layout" svg:x1="6.481cm" svg:y1="6.057cm" svg:x2="5.573cm" svg:y2="7.264cm">
          <text:p/>
        </draw:line>
        <draw:line draw:style-name="gr8" draw:text-style-name="P2" draw:layer="layout" svg:x1="4.812cm" svg:y1="11.688cm" svg:x2="4.543cm" svg:y2="11.599cm">
          <text:p/>
        </draw:line>
        <draw:line draw:style-name="gr8" draw:text-style-name="P2" draw:layer="layout" svg:x1="8.621cm" svg:y1="4.801cm" svg:x2="8.621cm" svg:y2="6.103cm">
          <text:p/>
        </draw:line>
        <draw:line draw:style-name="gr8" draw:text-style-name="P2" draw:layer="layout" svg:x1="5.358cm" svg:y1="5.125cm" svg:x2="5.358cm" svg:y2="5.129cm">
          <text:p/>
        </draw:line>
        <draw:line draw:style-name="gr8" draw:text-style-name="P2" draw:layer="layout" svg:x1="5.486cm" svg:y1="5.169cm" svg:x2="5.358cm" svg:y2="5.125cm">
          <text:p/>
        </draw:line>
        <draw:line draw:style-name="gr8" draw:text-style-name="P2" draw:layer="layout" svg:x1="7.06cm" svg:y1="4.279cm" svg:x2="5.482cm" svg:y2="5.169cm">
          <text:p/>
        </draw:line>
        <draw:line draw:style-name="gr8" draw:text-style-name="P2" draw:layer="layout" svg:x1="8.626cm" svg:y1="4.802cm" svg:x2="7.059cm" svg:y2="4.279cm">
          <text:p/>
        </draw:line>
        <draw:line draw:style-name="gr8" draw:text-style-name="P2" draw:layer="layout" svg:x1="4.946cm" svg:y1="11.974cm" svg:x2="4.399cm" svg:y2="11.793cm">
          <text:p/>
        </draw:line>
        <draw:line draw:style-name="gr8" draw:text-style-name="P2" draw:layer="layout" svg:x1="4.399cm" svg:y1="8.83cm" svg:x2="4.399cm" svg:y2="11.793cm">
          <text:p/>
        </draw:line>
        <draw:line draw:style-name="gr8" draw:text-style-name="P2" draw:layer="layout" svg:x1="4.544cm" svg:y1="11.599cm" svg:x2="4.399cm" svg:y2="11.794cm">
          <text:p/>
        </draw:line>
        <draw:path draw:style-name="gr8" draw:text-style-name="P2" draw:layer="layout" svg:width="0.152cm" svg:height="0.312cm" svg:x="4.55cm" svg:y="9.604cm" svg:viewBox="0 0 153 313" svg:d="M0 313c0-60 22-146 53-216 37-67 75-106 100-95">
          <text:p/>
        </draw:path>
        <draw:path draw:style-name="gr8" draw:text-style-name="P2" draw:layer="layout" svg:width="0.153cm" svg:height="0.382cm" svg:x="4.575cm" svg:y="9.606cm" svg:viewBox="0 0 154 383" svg:d="M128 0c35 10 35 105 0 212-35 106-93 180-128 170">
          <text:p/>
        </draw:path>
        <draw:path draw:style-name="gr8" draw:text-style-name="P2" draw:layer="layout" svg:width="0.025cm" svg:height="0.074cm" svg:x="4.55cm" svg:y="9.913cm" svg:viewBox="0 0 26 75" svg:d="M26 75c-19-7-26-32-26-75">
          <text:p/>
        </draw:path>
        <draw:line draw:style-name="gr8" draw:text-style-name="P2" draw:layer="layout" svg:x1="4.812cm" svg:y1="8.279cm" svg:x2="4.399cm" svg:y2="8.831cm">
          <text:p/>
        </draw:line>
        <draw:line draw:style-name="gr8" draw:text-style-name="P2" draw:layer="layout" svg:x1="6.688cm" svg:y1="5.348cm" svg:x2="6.692cm" svg:y2="5.348cm">
          <text:p/>
        </draw:line>
        <draw:line draw:style-name="gr8" draw:text-style-name="P2" draw:layer="layout" svg:x1="6.688cm" svg:y1="5.348cm" svg:x2="6.688cm" svg:y2="5.774cm">
          <text:p/>
        </draw:line>
        <draw:line draw:style-name="gr8" draw:text-style-name="P2" draw:layer="layout" svg:x1="7.493cm" svg:y1="5.725cm" svg:x2="7.493cm" svg:y2="5.39cm">
          <text:p/>
        </draw:line>
        <draw:line draw:style-name="gr8" draw:text-style-name="P2" draw:layer="layout" svg:x1="7.059cm" svg:y1="4.279cm" svg:x2="7.059cm" svg:y2="4.875cm">
          <text:p/>
        </draw:line>
        <draw:path draw:style-name="gr8" draw:text-style-name="P2" draw:layer="layout" svg:width="0.437cm" svg:height="0.515cm" svg:x="7.059cm" svg:y="4.875cm" svg:viewBox="0 0 438 516" svg:d="M0 0c244 86 438 315 438 516">
          <text:p/>
        </draw:path>
        <draw:path draw:style-name="gr8" draw:text-style-name="P2" draw:layer="layout" svg:width="0.381cm" svg:height="0.248cm" svg:x="7.461cm" svg:y="4.57cm" svg:viewBox="0 0 382 249" svg:d="M382 249c0-77-65-165-156-215-92-50-187-43-226 14">
          <text:p/>
        </draw:path>
        <draw:path draw:style-name="gr8" draw:text-style-name="P2" draw:layer="layout" svg:width="0.383cm" svg:height="0.317cm" svg:x="7.438cm" svg:y="4.614cm" svg:viewBox="0 0 384 318" svg:d="M24 0c-54 67-11 183 88 257 99 75 222 83 272 14">
          <text:p/>
        </draw:path>
        <draw:path draw:style-name="gr8" draw:text-style-name="P2" draw:layer="layout" svg:width="0.021cm" svg:height="0.067cm" svg:x="7.821cm" svg:y="4.818cm" svg:viewBox="0 0 22 68" svg:d="M0 68c15-17 22-43 22-68">
          <text:p/>
        </draw:path>
        <draw:line draw:style-name="gr8" draw:text-style-name="P2" draw:layer="layout" svg:x1="4.555cm" svg:y1="6.032cm" svg:x2="3.481cm" svg:y2="7.465cm">
          <text:p/>
        </draw:line>
        <draw:line draw:style-name="gr8" draw:text-style-name="P2" draw:layer="layout" svg:x1="3.481cm" svg:y1="7.461cm" svg:x2="5.038cm" svg:y2="7.984cm">
          <text:p/>
        </draw:line>
        <draw:line draw:style-name="gr8" draw:text-style-name="P2" draw:layer="layout" svg:x1="5.574cm" svg:y1="7.264cm" svg:x2="4.321cm" svg:y2="6.847cm">
          <text:p/>
        </draw:line>
        <draw:line draw:style-name="gr8" draw:text-style-name="P2" draw:layer="layout" svg:x1="4.321cm" svg:y1="6.848cm" svg:x2="4.858cm" svg:y2="6.131cm">
          <text:p/>
        </draw:line>
        <draw:line draw:style-name="gr8" draw:text-style-name="P2" draw:layer="layout" svg:x1="4.657cm" svg:y1="7.852cm" svg:x2="4.399cm" svg:y2="8.831cm">
          <text:p/>
        </draw:line>
        <draw:path draw:style-name="gr8" draw:text-style-name="P2" draw:layer="layout" svg:width="0.907cm" svg:height="1.206cm" svg:x="5.573cm" svg:y="6.057cm" svg:viewBox="0 0 908 1207" svg:d="M908 0c-282 98-629 561-908 1207">
          <text:p/>
        </draw:path>
        <draw:line draw:style-name="gr8" draw:text-style-name="P2" draw:layer="layout" svg:x1="6.396cm" svg:y1="5.676cm" svg:x2="6.004cm" svg:y2="5.899cm">
          <text:p/>
        </draw:line>
        <draw:line draw:style-name="gr8" draw:text-style-name="P2" draw:layer="layout" svg:x1="6.693cm" svg:y1="5.779cm" svg:x2="6.395cm" svg:y2="5.676cm">
          <text:p/>
        </draw:line>
        <draw:line draw:style-name="gr8" draw:text-style-name="P2" draw:layer="layout" svg:x1="6.481cm" svg:y1="6.058cm" svg:x2="6.004cm" svg:y2="5.898cm">
          <text:p/>
        </draw:line>
        <draw:line draw:style-name="gr8" draw:text-style-name="P2" draw:layer="layout" svg:x1="5.358cm" svg:y1="5.125cm" svg:x2="5.358cm" svg:y2="5.129cm">
          <text:p/>
        </draw:line>
        <draw:line draw:style-name="gr8" draw:text-style-name="P2" draw:layer="layout" svg:x1="5.482cm" svg:y1="5.168cm" svg:x2="5.482cm" svg:y2="5.845cm">
          <text:p/>
        </draw:line>
        <draw:line draw:style-name="gr8" draw:text-style-name="P2" draw:layer="layout" svg:x1="4.945cm" svg:y1="5.838cm" svg:x2="4.945cm" svg:y2="5.665cm">
          <text:p/>
        </draw:line>
        <draw:line draw:style-name="gr8" draw:text-style-name="P2" draw:layer="layout" svg:x1="4.945cm" svg:y1="5.866cm" svg:x2="4.945cm" svg:y2="5.838cm">
          <text:p/>
        </draw:line>
        <draw:line draw:style-name="gr8" draw:text-style-name="P2" draw:layer="layout" svg:x1="4.497cm" svg:y1="4.84cm" svg:x2="4.497cm" svg:y2="5.715cm">
          <text:p/>
        </draw:line>
        <draw:line draw:style-name="gr8" draw:text-style-name="P2" draw:layer="layout" svg:x1="4.647cm" svg:y1="4.89cm" svg:x2="4.497cm" svg:y2="4.84cm">
          <text:p/>
        </draw:line>
        <draw:polyline draw:style-name="gr8" draw:text-style-name="P2" draw:layer="layout" svg:width="0cm" svg:height="0cm" svg:x="4.646cm" svg:y="4.889cm" svg:viewBox="0 0 0 0" draw:points="0,0">
          <text:p/>
        </draw:polyline>
        <draw:line draw:style-name="gr8" draw:text-style-name="P2" draw:layer="layout" svg:x1="4.915cm" svg:y1="5.204cm" svg:x2="4.646cm" svg:y2="4.889cm">
          <text:p/>
        </draw:line>
        <draw:line draw:style-name="gr8" draw:text-style-name="P2" draw:layer="layout" svg:x1="5.095cm" svg:y1="5.264cm" svg:x2="4.91cm" svg:y2="5.203cm">
          <text:p/>
        </draw:line>
        <draw:line draw:style-name="gr8" draw:text-style-name="P2" draw:layer="layout" svg:x1="5.363cm" svg:y1="5.129cm" svg:x2="5.09cm" svg:y2="5.264cm">
          <text:p/>
        </draw:line>
        <draw:line draw:style-name="gr8" draw:text-style-name="P2" draw:layer="layout" svg:x1="7.034cm" svg:y1="4.89cm" svg:x2="7.06cm" svg:y2="4.875cm">
          <text:p/>
        </draw:line>
        <draw:line draw:style-name="gr8" draw:text-style-name="P2" draw:layer="layout" svg:x1="7.034cm" svg:y1="4.891cm" svg:x2="7.038cm" svg:y2="4.885cm">
          <text:p/>
        </draw:line>
        <draw:line draw:style-name="gr8" draw:text-style-name="P2" draw:layer="layout" svg:x1="7.035cm" svg:y1="4.889cm" svg:x2="6.395cm" svg:y2="5.25cm">
          <text:p/>
        </draw:line>
        <draw:line draw:style-name="gr8" draw:text-style-name="P2" draw:layer="layout" svg:x1="6.395cm" svg:y1="5.249cm" svg:x2="6.395cm" svg:y2="5.676cm">
          <text:p/>
        </draw:line>
        <draw:polyline draw:style-name="gr8" draw:text-style-name="P2" draw:layer="layout" svg:width="0.522cm" svg:height="0.12cm" svg:x="5.482cm" svg:y="5.898cm" svg:viewBox="0 0 523 121" draw:points="0,121 38,102 77,88 116,78 155,63 194,53 233,42 268,35 307,28 342,21 377,14 416,7 451,7 487,3 523,0">
          <text:p/>
        </draw:polyline>
        <draw:path draw:style-name="gr8" draw:text-style-name="P2" draw:layer="layout" svg:width="0.183cm" svg:height="0.082cm" svg:x="5.302cm" svg:y="6.014cm" svg:viewBox="0 0 184 83" svg:d="M184 0c-63 26-124 51-184 83">
          <text:p/>
        </draw:path>
        <draw:polyline draw:style-name="gr8" draw:text-style-name="P2" draw:layer="layout" svg:width="0.183cm" svg:height="0.251cm" svg:x="5.302cm" svg:y="5.845cm" svg:viewBox="0 0 184 252" draw:points="0,252 21,241 39,227 60,213 77,199 95,181 114,160 128,142 142,121 152,100 163,79 170,57 177,40 181,18 184,0">
          <text:p/>
        </draw:polyline>
        <draw:line draw:style-name="gr8" draw:text-style-name="P2" draw:layer="layout" svg:x1="7.035cm" svg:y1="4.889cm" svg:x2="6.688cm" svg:y2="5.349cm">
          <text:p/>
        </draw:line>
        <draw:polyline draw:style-name="gr8" draw:text-style-name="P2" draw:layer="layout" svg:width="0.67cm" svg:height="0.222cm" svg:x="6.692cm" svg:y="5.348cm" svg:viewBox="0 0 671 223" draw:points="0,0 49,17 102,35 158,53 268,88 324,110 382,128 431,145 484,163 530,177 572,191 607,205 643,216 671,223">
          <text:p/>
        </draw:polyline>
        <draw:line draw:style-name="gr8" draw:text-style-name="P2" draw:layer="layout" svg:x1="6.693cm" svg:y1="5.349cm" svg:x2="6.395cm" svg:y2="5.249cm">
          <text:p/>
        </draw:line>
        <draw:polyline draw:style-name="gr8" draw:text-style-name="P2" draw:layer="layout" svg:width="0.068cm" svg:height="0.222cm" svg:x="4.504cm" svg:y="5.81cm" svg:viewBox="0 0 69 223" draw:points="51,223 58,216 65,202 65,191 69,177 69,163 65,149 65,131 58,114 54,96 44,78 37,56 26,39 15,17 0,0">
          <text:p/>
        </draw:polyline>
        <draw:line draw:style-name="gr8" draw:text-style-name="P2" draw:layer="layout" svg:x1="4.509cm" svg:y1="5.811cm" svg:x2="4.293cm" svg:y2="4.762cm">
          <text:p/>
        </draw:line>
        <draw:line draw:style-name="gr8" draw:text-style-name="P2" draw:layer="layout" svg:x1="4.294cm" svg:y1="4.762cm" svg:x2="2.543cm" svg:y2="7.095cm">
          <text:p/>
        </draw:line>
        <draw:line draw:style-name="gr8" draw:text-style-name="P2" draw:layer="layout" svg:x1="2.543cm" svg:y1="7.094cm" svg:x2="2.639cm" svg:y2="7.183cm">
          <text:p/>
        </draw:line>
        <draw:line draw:style-name="gr8" draw:text-style-name="P2" draw:layer="layout" svg:x1="3.482cm" svg:y1="7.465cm" svg:x2="2.635cm" svg:y2="7.182cm">
          <text:p/>
        </draw:line>
        <draw:path draw:style-name="gr8" draw:text-style-name="P2" draw:layer="layout" svg:width="0.088cm" svg:height="0.268cm" svg:x="4.857cm" svg:y="5.866cm" svg:viewBox="0 0 89 269" svg:d="M0 269c51-67 89-188 89-269">
          <text:p/>
        </draw:path>
        <draw:path draw:style-name="gr8" draw:text-style-name="P2" draw:layer="layout" svg:width="0.011cm" svg:height="0.095cm" svg:x="4.497cm" svg:y="5.715cm" svg:viewBox="0 0 12 96" svg:d="M12 96c-8-36-12-68-12-96">
          <text:p/>
        </draw:path>
        <draw:line draw:style-name="gr8" draw:text-style-name="P2" draw:layer="layout" svg:x1="2.398cm" svg:y1="7.044cm" svg:x2="2.544cm" svg:y2="7.095cm">
          <text:p/>
        </draw:line>
        <draw:line draw:style-name="gr8" draw:text-style-name="P2" draw:layer="layout" svg:x1="4.502cm" svg:y1="4.844cm" svg:x2="4.018cm" svg:y2="3.266cm">
          <text:p/>
        </draw:line>
        <draw:line draw:style-name="gr8" draw:text-style-name="P2" draw:layer="layout" svg:x1="4.022cm" svg:y1="3.267cm" svg:x2="3.033cm" svg:y2="2.938cm">
          <text:p/>
        </draw:line>
        <draw:line draw:style-name="gr8" draw:text-style-name="P2" draw:layer="layout" svg:x1="3.038cm" svg:y1="2.938cm" svg:x2="1.513cm" svg:y2="4.964cm">
          <text:p/>
        </draw:line>
        <draw:line draw:style-name="gr8" draw:text-style-name="P2" draw:layer="layout" svg:x1="4.294cm" svg:y1="4.763cm" svg:x2="4.018cm" svg:y2="3.859cm">
          <text:p/>
        </draw:line>
        <draw:line draw:style-name="gr8" draw:text-style-name="P2" draw:layer="layout" svg:x1="4.018cm" svg:y1="3.266cm" svg:x2="4.018cm" svg:y2="3.859cm">
          <text:p/>
        </draw:line>
        <draw:line draw:style-name="gr8" draw:text-style-name="P2" draw:layer="layout" svg:x1="1.513cm" svg:y1="4.963cm" svg:x2="1.513cm" svg:y2="5.559cm">
          <text:p/>
        </draw:line>
        <draw:line draw:style-name="gr8" draw:text-style-name="P2" draw:layer="layout" svg:x1="1.513cm" svg:y1="5.559cm" svg:x2="2.399cm" svg:y2="7.049cm">
          <text:p/>
        </draw:line>
        <draw:line draw:style-name="gr8" draw:text-style-name="P2" draw:layer="layout" svg:x1="3.033cm" svg:y1="3.531cm" svg:x2="4.022cm" svg:y2="3.863cm">
          <text:p/>
        </draw:line>
        <draw:line draw:style-name="gr8" draw:text-style-name="P2" draw:layer="layout" svg:x1="3.038cm" svg:y1="3.531cm" svg:x2="1.513cm" svg:y2="5.56cm">
          <text:p/>
        </draw:line>
        <draw:line draw:style-name="gr8" draw:text-style-name="P2" draw:layer="layout" svg:x1="3.033cm" svg:y1="2.938cm" svg:x2="3.033cm" svg:y2="3.531cm">
          <text:p/>
        </draw:line>
        <draw:path draw:style-name="gr8" draw:text-style-name="P2" draw:layer="layout" svg:width="0.381cm" svg:height="0.251cm" svg:x="3.167cm" svg:y="3.139cm" svg:viewBox="0 0 382 252" svg:d="M382 252c0-82-63-171-155-220-88-46-184-42-227 14">
          <text:p/>
        </draw:path>
        <draw:path draw:style-name="gr8" draw:text-style-name="P2" draw:layer="layout" svg:width="0.381cm" svg:height="0.318cm" svg:x="3.146cm" svg:y="3.185cm" svg:viewBox="0 0 382 319" svg:d="M21 0c-49 67-10 181 93 259 99 74 219 81 268 14">
          <text:p/>
        </draw:path>
        <draw:path draw:style-name="gr8" draw:text-style-name="P2" draw:layer="layout" svg:width="0.021cm" svg:height="0.071cm" svg:x="3.527cm" svg:y="3.386cm" svg:viewBox="0 0 22 72" svg:d="M0 72c15-21 22-43 22-72">
          <text:p/>
        </draw:path>
        <draw:path draw:style-name="gr8" draw:text-style-name="P2" draw:layer="layout" svg:width="0.014cm" svg:height="0.046cm" svg:x="8.847cm" svg:y="2.871cm" svg:viewBox="0 0 15 47" svg:d="M0 47c0-19 4-33 15-47">
          <text:p/>
        </draw:path>
        <draw:path draw:style-name="gr8" draw:text-style-name="P2" draw:layer="layout" svg:width="0.254cm" svg:height="0.212cm" svg:x="8.861cm" svg:y="2.843cm" svg:viewBox="0 0 255 213" svg:d="M0 33c32-47 113-44 181 10 67 50 92 124 60 170">
          <text:p/>
        </draw:path>
        <draw:path draw:style-name="gr8" draw:text-style-name="P2" draw:layer="layout" svg:width="0.254cm" svg:height="0.166cm" svg:x="8.847cm" svg:y="2.917cm" svg:viewBox="0 0 255 167" svg:d="M255 138c-28 36-93 39-153 7-59-32-102-92-102-145">
          <text:p/>
        </draw:path>
        <draw:path draw:style-name="gr8" draw:text-style-name="P2" draw:layer="layout" svg:width="0.029cm" svg:height="0.085cm" svg:x="8.734cm" svg:y="2.797cm" svg:viewBox="0 0 30 86" svg:d="M0 86c0-32 11-60 30-86">
          <text:p/>
        </draw:path>
        <draw:path draw:style-name="gr8" draw:text-style-name="P2" draw:layer="layout" svg:width="0.467cm" svg:height="0.387cm" svg:x="8.759cm" svg:y="2.742cm" svg:viewBox="0 0 468 388" svg:d="M0 55c60-81 208-71 332 21 124 93 170 231 110 312">
          <text:p/>
        </draw:path>
        <draw:path draw:style-name="gr8" draw:text-style-name="P2" draw:layer="layout" svg:width="0.466cm" svg:height="0.302cm" svg:x="8.734cm" svg:y="2.882cm" svg:viewBox="0 0 467 303" svg:d="M467 247c-49 68-167 75-276 14-113-60-191-166-191-261">
          <text:p/>
        </draw:path>
        <draw:path draw:style-name="gr8" draw:text-style-name="P2" draw:layer="layout" svg:width="0.025cm" svg:height="0.084cm" svg:x="8.713cm" svg:y="2.829cm" svg:viewBox="0 0 26 85" svg:d="M0 85c0-36 7-64 26-85">
          <text:p/>
        </draw:path>
        <draw:path draw:style-name="gr8" draw:text-style-name="P2" draw:layer="layout" svg:width="0.466cm" svg:height="0.303cm" svg:x="8.713cm" svg:y="2.91cm" svg:viewBox="0 0 467 304" svg:d="M467 247c-53 71-167 75-280 18-109-60-187-170-187-265">
          <text:p/>
        </draw:path>
        <draw:path draw:style-name="gr8" draw:text-style-name="P2" draw:layer="layout" svg:width="0.021cm" svg:height="0.074cm" svg:x="8.66cm" svg:y="2.945cm" svg:viewBox="0 0 22 75" svg:d="M0 75c0-29 8-54 22-75">
          <text:p/>
        </draw:path>
        <draw:path draw:style-name="gr8" draw:text-style-name="P2" draw:layer="layout" svg:width="0.424cm" svg:height="0.276cm" svg:x="8.66cm" svg:y="3.019cm" svg:viewBox="0 0 425 277" svg:d="M425 227c-46 60-152 67-251 14-102-53-174-156-174-241">
          <text:p/>
        </draw:path>
        <draw:path draw:style-name="gr8" draw:text-style-name="P2" draw:layer="layout" svg:width="0.025cm" svg:height="0.078cm" svg:x="8.646cm" svg:y="2.945cm" svg:viewBox="0 0 26 79" svg:d="M0 79c0-32 8-57 26-79">
          <text:p/>
        </draw:path>
        <draw:path draw:style-name="gr8" draw:text-style-name="P2" draw:layer="layout" svg:width="0.035cm" svg:height="0.032cm" svg:x="8.671cm" svg:y="2.913cm" svg:viewBox="0 0 36 33" svg:d="M0 33c7-14 21-25 36-33">
          <text:p/>
        </draw:path>
        <draw:path draw:style-name="gr8" draw:text-style-name="P2" draw:layer="layout" svg:width="0.024cm" svg:height="0.046cm" svg:x="9.084cm" svg:y="3.213cm" svg:viewBox="0 0 25 47" svg:d="M25 0c-8 19-15 33-25 47">
          <text:p/>
        </draw:path>
        <draw:path draw:style-name="gr8" draw:text-style-name="P2" draw:layer="layout" svg:width="0.441cm" svg:height="0.285cm" svg:x="8.646cm" svg:y="3.023cm" svg:viewBox="0 0 442 286" svg:d="M442 233c-49 64-160 71-262 14-106-57-180-159-180-247">
          <text:p/>
        </draw:path>
        <draw:path draw:style-name="gr8" draw:text-style-name="P2" draw:layer="layout" svg:width="0.029cm" svg:height="0.082cm" svg:x="8.621cm" svg:y="2.973cm" svg:viewBox="0 0 30 83" svg:d="M0 83c0-33 11-61 30-83">
          <text:p/>
        </draw:path>
        <draw:path draw:style-name="gr8" draw:text-style-name="P2" draw:layer="layout" svg:width="0.441cm" svg:height="0.289cm" svg:x="8.621cm" svg:y="3.051cm" svg:viewBox="0 0 442 290" svg:d="M442 236c-46 65-156 72-262 15s-180-159-180-251">
          <text:p/>
        </draw:path>
        <draw:path draw:style-name="gr8" draw:text-style-name="P2" draw:layer="layout" svg:width="0.014cm" svg:height="0.046cm" svg:x="4.554cm" svg:y="1.442cm" svg:viewBox="0 0 15 47" svg:d="M0 47c0-17 8-36 15-47">
          <text:p/>
        </draw:path>
        <draw:path draw:style-name="gr8" draw:text-style-name="P2" draw:layer="layout" svg:width="0.255cm" svg:height="0.21cm" svg:x="4.568cm" svg:y="1.412cm" svg:viewBox="0 0 256 211" svg:d="M0 30c35-45 113-38 181 11 67 49 95 128 60 170">
          <text:p/>
        </draw:path>
        <draw:path draw:style-name="gr8" draw:text-style-name="P2" draw:layer="layout" svg:width="0.254cm" svg:height="0.166cm" svg:x="4.554cm" svg:y="1.488cm" svg:viewBox="0 0 255 167" svg:d="M255 135c-25 39-88 43-153 11-60-32-102-93-102-146">
          <text:p/>
        </draw:path>
        <draw:path draw:style-name="gr8" draw:text-style-name="P2" draw:layer="layout" svg:width="0.028cm" svg:height="0.085cm" svg:x="4.441cm" svg:y="1.368cm" svg:viewBox="0 0 29 86" svg:d="M0 86c0-35 11-64 29-86">
          <text:p/>
        </draw:path>
        <draw:path draw:style-name="gr8" draw:text-style-name="P2" draw:layer="layout" svg:width="0.467cm" svg:height="0.388cm" svg:x="4.469cm" svg:y="1.312cm" svg:viewBox="0 0 468 389" svg:d="M0 57c60-82 208-75 328 18 125 92 174 233 114 314">
          <text:p/>
        </draw:path>
        <draw:path draw:style-name="gr8" draw:text-style-name="P2" draw:layer="layout" svg:width="0.469cm" svg:height="0.306cm" svg:x="4.441cm" svg:y="1.449cm" svg:viewBox="0 0 470 307" svg:d="M470 252c-53 67-166 74-279 14-109-61-191-170-191-266">
          <text:p/>
        </draw:path>
        <draw:path draw:style-name="gr8" draw:text-style-name="P2" draw:layer="layout" svg:width="0.028cm" svg:height="0.084cm" svg:x="4.42cm" svg:y="1.397cm" svg:viewBox="0 0 29 85" svg:d="M0 85c0-33 10-61 29-85">
          <text:p/>
        </draw:path>
        <draw:path draw:style-name="gr8" draw:text-style-name="P2" draw:layer="layout" svg:width="0.469cm" svg:height="0.302cm" svg:x="4.42cm" svg:y="1.481cm" svg:viewBox="0 0 470 303" svg:d="M470 248c-53 67-169 74-279 14-113-56-191-170-191-262">
          <text:p/>
        </draw:path>
        <draw:path draw:style-name="gr8" draw:text-style-name="P2" draw:layer="layout" svg:width="0.025cm" svg:height="0.078cm" svg:x="4.367cm" svg:y="1.513cm" svg:viewBox="0 0 26 79" svg:d="M0 79c0-33 7-58 26-79">
          <text:p/>
        </draw:path>
        <draw:path draw:style-name="gr8" draw:text-style-name="P2" draw:layer="layout" svg:width="0.423cm" svg:height="0.277cm" svg:x="4.367cm" svg:y="1.587cm" svg:viewBox="0 0 424 278" svg:d="M424 227c-46 63-148 67-250 14-104-54-174-153-174-241">
          <text:p/>
        </draw:path>
        <draw:path draw:style-name="gr8" draw:text-style-name="P2" draw:layer="layout" svg:width="0.028cm" svg:height="0.081cm" svg:x="4.353cm" svg:y="1.513cm" svg:viewBox="0 0 29 82" svg:d="M0 82c0-33 11-57 29-82">
          <text:p/>
        </draw:path>
        <draw:path draw:style-name="gr8" draw:text-style-name="P2" draw:layer="layout" svg:width="0.036cm" svg:height="0.032cm" svg:x="4.377cm" svg:y="1.481cm" svg:viewBox="0 0 37 33" svg:d="M0 33c11-12 26-22 37-33">
          <text:p/>
        </draw:path>
        <draw:path draw:style-name="gr8" draw:text-style-name="P2" draw:layer="layout" svg:width="0.021cm" svg:height="0.046cm" svg:x="4.794cm" svg:y="1.781cm" svg:viewBox="0 0 22 47" svg:d="M22 0c-4 18-14 32-22 47">
          <text:p/>
        </draw:path>
        <draw:path draw:style-name="gr8" draw:text-style-name="P2" draw:layer="layout" svg:width="0.441cm" svg:height="0.287cm" svg:x="4.353cm" svg:y="1.591cm" svg:viewBox="0 0 442 288" svg:d="M442 232c-46 68-155 75-262 18-106-56-180-159-180-250">
          <text:p/>
        </draw:path>
        <draw:path draw:style-name="gr8" draw:text-style-name="P2" draw:layer="layout" svg:width="0.024cm" svg:height="0.077cm" svg:x="4.332cm" svg:y="1.545cm" svg:viewBox="0 0 25 78" svg:d="M0 78c0-31 7-57 25-78">
          <text:p/>
        </draw:path>
        <draw:path draw:style-name="gr8" draw:text-style-name="P2" draw:layer="layout" svg:width="0.441cm" svg:height="0.286cm" svg:x="4.332cm" svg:y="1.622cm" svg:viewBox="0 0 442 287" svg:d="M442 234c-50 64-160 71-262 14-106-57-180-160-180-248">
          <text:p/>
        </draw:path>
        <draw:line draw:style-name="gr8" draw:text-style-name="P2" draw:layer="layout" svg:x1="9.201cm" svg:y1="3.129cm" svg:x2="9.179cm" svg:y2="3.158cm">
          <text:p/>
        </draw:line>
        <draw:line draw:style-name="gr8" draw:text-style-name="P2" draw:layer="layout" svg:x1="8.764cm" svg:y1="2.797cm" svg:x2="8.738cm" svg:y2="2.83cm">
          <text:p/>
        </draw:line>
        <draw:line draw:style-name="gr8" draw:text-style-name="P2" draw:layer="layout" svg:x1="9.113cm" svg:y1="3.203cm" svg:x2="9.08cm" svg:y2="3.246cm">
          <text:p/>
        </draw:line>
        <draw:line draw:style-name="gr8" draw:text-style-name="P2" draw:layer="layout" svg:x1="8.714cm" svg:y1="2.903cm" svg:x2="8.681cm" svg:y2="2.946cm">
          <text:p/>
        </draw:line>
        <draw:line draw:style-name="gr8" draw:text-style-name="P2" draw:layer="layout" svg:x1="9.088cm" svg:y1="3.256cm" svg:x2="9.062cm" svg:y2="3.288cm">
          <text:p/>
        </draw:line>
        <draw:line draw:style-name="gr8" draw:text-style-name="P2" draw:layer="layout" svg:x1="8.672cm" svg:y1="2.945cm" svg:x2="8.646cm" svg:y2="2.974cm">
          <text:p/>
        </draw:line>
        <draw:line draw:style-name="gr8" draw:text-style-name="P2" draw:layer="layout" svg:x1="4.911cm" svg:y1="1.696cm" svg:x2="4.885cm" svg:y2="1.729cm">
          <text:p/>
        </draw:line>
        <draw:line draw:style-name="gr8" draw:text-style-name="P2" draw:layer="layout" svg:x1="4.47cm" svg:y1="1.368cm" svg:x2="4.448cm" svg:y2="1.398cm">
          <text:p/>
        </draw:line>
        <draw:line draw:style-name="gr8" draw:text-style-name="P2" draw:layer="layout" svg:x1="4.823cm" svg:y1="1.774cm" svg:x2="4.79cm" svg:y2="1.814cm">
          <text:p/>
        </draw:line>
        <draw:line draw:style-name="gr8" draw:text-style-name="P2" draw:layer="layout" svg:x1="4.421cm" svg:y1="1.474cm" svg:x2="4.392cm" svg:y2="1.514cm">
          <text:p/>
        </draw:line>
        <draw:line draw:style-name="gr8" draw:text-style-name="P2" draw:layer="layout" svg:x1="4.795cm" svg:y1="1.823cm" svg:x2="4.773cm" svg:y2="1.856cm">
          <text:p/>
        </draw:line>
        <draw:line draw:style-name="gr8" draw:text-style-name="P2" draw:layer="layout" svg:x1="4.382cm" svg:y1="1.513cm" svg:x2="4.356cm" svg:y2="1.546cm">
          <text:p/>
        </draw:line>
        <draw:path draw:style-name="gr1" draw:text-style-name="P1" draw:layer="layout" svg:width="5.983cm" svg:height="5.923cm" svg:x="14.52cm" svg:y="1.633cm" svg:viewBox="0 0 5984 5924" svg:d="M3402 434l240-434h571 4c3 0 3 0 7 0 3 0 7 0 10 0 4 0 7 0 11 0 3 0 7 0 10 0 7 0 11 0 18 0 4 0 11 0 18 0 3 0 10 0 17 0s14 0 21 0 15 0 22 0 14 0 21 0c17 0 32 0 49 0h565v945l88 29 88 24 81 25 81 21 78 21 70 21 71 18 63 18 60 14 57 14 49 14 46 7 42 11 36 7 88 7v3052l-529 748-427 600v328h-2808-434l-970-928v-28l211-346v-95l-211-349v-780l-816-1150v-2248h819 4 14 18 24 32 35 39 42 43 42 39 35 28 25 568-3 10 318-325l1595 434-1270-434z">
          <text:p/>
        </draw:path>
        <draw:polygon draw:style-name="gr7" draw:text-style-name="P2" draw:layer="layout" svg:width="0cm" svg:height="0cm" svg:x="17.533cm" svg:y="4.593cm" svg:viewBox="0 0 0 0" draw:points="0,0">
          <text:p/>
        </draw:polygon>
        <draw:path draw:style-name="gr1" draw:text-style-name="P1" draw:layer="layout" svg:width="1.947cm" svg:height="4.297cm" svg:x="16.993cm" svg:y="1.633cm" svg:viewBox="0 0 1948 4298" svg:d="M0 1899h116l21-39 544-984 247-442 240-434h572 4c3 0 3 0 7 0 3 0 7 0 10 0 4 0 7 0 11 0 3 0 7 0 10 0 7 0 11 0 18 0 4 0 11 0 18 0 3 0 10 0 17 0s14 0 21 0 15 0 22 0 14 0 21 0c17 0 32 0 49 0v3398l-713 900-1126-960-109-88v-201-300z">
          <text:p/>
        </draw:path>
        <draw:polygon draw:style-name="gr7" draw:text-style-name="P2" draw:layer="layout" svg:width="0cm" svg:height="0cm" svg:x="17.533cm" svg:y="4.593cm" svg:viewBox="0 0 0 0" draw:points="0,0">
          <text:p/>
        </draw:polygon>
        <draw:polygon draw:style-name="gr1" draw:text-style-name="P1" draw:layer="layout" svg:width="1.908cm" svg:height="4.177cm" svg:x="14.52cm" svg:y="1.633cm" svg:viewBox="0 0 1909 4178" draw:points="1807,3338 1909,3250 1909,3049 1909,1899 1814,1899 1238,0 1213,0 1182,0 1146,0 1108,0 1069,0 1026,0 984,0 945,0 910,0 878,0 854,0 832,0 822,0 818,0 0,0 0,2248 811,3398 811,4178">
          <text:p/>
        </draw:polygon>
        <draw:polygon draw:style-name="gr7" draw:text-style-name="P2" draw:layer="layout" svg:width="0cm" svg:height="0cm" svg:x="17.533cm" svg:y="4.593cm" svg:viewBox="0 0 0 0" draw:points="0,0">
          <text:p/>
        </draw:polygon>
        <draw:path draw:style-name="gr1" draw:text-style-name="P1" draw:layer="layout" svg:width="1.178cm" svg:height="3.912cm" svg:x="19.325cm" svg:y="2.716cm" svg:viewBox="0 0 1179 3913" svg:d="M181 0l910 106 88 7v3052l-529 748h-650c322-148 551-547 590-1024 39-473-120-935-409-1185z">
          <text:p/>
        </draw:path>
        <draw:polygon draw:style-name="gr7" draw:text-style-name="P2" draw:layer="layout" svg:width="0cm" svg:height="0cm" svg:x="17.533cm" svg:y="4.593cm" svg:viewBox="0 0 0 0" draw:points="0,0">
          <text:p/>
        </draw:polygon>
        <draw:path draw:style-name="gr1" draw:text-style-name="P1" draw:layer="layout" svg:width="3.235cm" svg:height="0.928cm" svg:x="16.739cm" svg:y="6.628cm" svg:viewBox="0 0 3236 929" svg:d="M2590 0h646l-427 601v328h-2809v-929h935 569 539c18 11 39 18 57 25 70 25 141 39 215 39 92 0 187-21 275-64z">
          <text:p/>
        </draw:path>
        <draw:polygon draw:style-name="gr7" draw:text-style-name="P2" draw:layer="layout" svg:width="0cm" svg:height="0cm" svg:x="17.533cm" svg:y="4.593cm" svg:viewBox="0 0 0 0" draw:points="0,0">
          <text:p/>
        </draw:polygon>
        <draw:polygon draw:style-name="gr1" draw:text-style-name="P1" draw:layer="layout" svg:width="0.568cm" svg:height="3.397cm" svg:x="18.937cm" svg:y="1.633cm" svg:viewBox="0 0 569 3398" draw:points="0,0 569,0 569,946 569,1084 569,2791 569,3398 0,3398">
          <text:p/>
        </draw:polygon>
        <draw:polygon draw:style-name="gr7" draw:text-style-name="P2" draw:layer="layout" svg:width="0cm" svg:height="0cm" svg:x="17.533cm" svg:y="4.593cm" svg:viewBox="0 0 0 0" draw:points="0,0">
          <text:p/>
        </draw:polygon>
        <draw:polygon draw:style-name="gr1" draw:text-style-name="P1" draw:layer="layout" svg:width="2.526cm" svg:height="1.199cm" svg:x="15.331cm" svg:y="5.429cm" svg:viewBox="0 0 2527 1200" draw:points="2527,970 2347,1200 1409,1200 434,1200 0,1200 4,1172 1239,120 1384,0 1525,120">
          <text:p/>
        </draw:polygon>
        <draw:polygon draw:style-name="gr7" draw:text-style-name="P2" draw:layer="layout" svg:width="0cm" svg:height="0cm" svg:x="17.533cm" svg:y="4.593cm" svg:viewBox="0 0 0 0" draw:points="0,0">
          <text:p/>
        </draw:polygon>
        <draw:polygon draw:style-name="gr1" draw:text-style-name="P1" draw:layer="layout" svg:width="1.372cm" svg:height="1.898cm" svg:x="15.758cm" svg:y="1.633cm" svg:viewBox="0 0 1373 1899" draw:points="0,0 569,0 0,0 576,1899 671,1899 1095,1899 1239,1899 1352,1899 1373,1860 1366,1818 1363,1772 1356,1729 1352,1687 1352,1645 1349,1599 1345,1560 1345,1514 1345,1475 1345,1433 1349,1391 1352,1352 1352,1313 1356,1271 1215,797 809,797 576,28 576,25 566,0">
          <text:p/>
        </draw:polygon>
        <draw:polygon draw:style-name="gr7" draw:text-style-name="P2" draw:layer="layout" svg:width="0cm" svg:height="0cm" svg:x="17.533cm" svg:y="4.593cm" svg:viewBox="0 0 0 0" draw:points="0,0">
          <text:p/>
        </draw:polygon>
        <draw:polygon draw:style-name="gr1" draw:text-style-name="P1" draw:layer="layout" svg:width="1.598cm" svg:height="0.875cm" svg:x="16.323cm" svg:y="1.633cm" svg:viewBox="0 0 1599 876" draw:points="7,25 243,798 650,798 681,798 1355,876 1599,434 328,0 3,0 0,0 7,0 7,25 0,0">
          <text:p/>
        </draw:polygon>
        <draw:polygon draw:style-name="gr7" draw:text-style-name="P2" draw:layer="layout" svg:width="0cm" svg:height="0cm" svg:x="17.533cm" svg:y="4.593cm" svg:viewBox="0 0 0 0" draw:points="0,0">
          <text:p/>
        </draw:polygon>
        <draw:polygon draw:style-name="gr1" draw:text-style-name="P1" draw:layer="layout" svg:width="1.831cm" svg:height="1.598cm" svg:x="17.674cm" svg:y="5.03cm" svg:viewBox="0 0 1832 1599" draw:points="1263,0 1832,0 1775,71 783,1328 564,1599 0,1599 180,1373 557,1165 603,1109 554,901">
          <text:p/>
        </draw:polygon>
        <draw:polygon draw:style-name="gr7" draw:text-style-name="P2" draw:layer="layout" svg:width="0cm" svg:height="0cm" svg:x="17.533cm" svg:y="4.593cm" svg:viewBox="0 0 0 0" draw:points="0,0">
          <text:p/>
        </draw:polygon>
        <draw:path draw:style-name="gr1" draw:text-style-name="P1" draw:layer="layout" svg:width="1.082cm" svg:height="2.272cm" svg:x="18.838cm" svg:y="4.42cm" svg:viewBox="0 0 1083 2273" svg:d="M668 0v610l-57 71c71 321 46 671-70 964-117 293-311 504-541 589 67 28 142 39 216 39 92 0 187-21 275-64 318-148 547-547 586-1024 39-473-120-935-409-1185z">
          <text:p/>
        </draw:path>
        <draw:polygon draw:style-name="gr7" draw:text-style-name="P2" draw:layer="layout" svg:width="0cm" svg:height="0cm" svg:x="17.533cm" svg:y="4.593cm" svg:viewBox="0 0 0 0" draw:points="0,0">
          <text:p/>
        </draw:polygon>
        <draw:path draw:style-name="gr1" draw:text-style-name="P1" draw:layer="layout" svg:width="1.031cm" svg:height="1.552cm" svg:x="18.457cm" svg:y="5.101cm" svg:viewBox="0 0 1032 1553" svg:d="M992 0c71 321 46 671-70 964-117 293-311 504-541 589-21-7-39-14-60-25-120-56-229-148-321-271z">
          <text:p/>
        </draw:path>
        <draw:polygon draw:style-name="gr7" draw:text-style-name="P2" draw:layer="layout" svg:width="0cm" svg:height="0cm" svg:x="17.533cm" svg:y="4.593cm" svg:viewBox="0 0 0 0" draw:points="0,0">
          <text:p/>
        </draw:polygon>
        <draw:polygon draw:style-name="gr1" draw:text-style-name="P1" draw:layer="layout" svg:width="1.129cm" svg:height="1.185cm" svg:x="15.335cm" svg:y="4.974cm" svg:viewBox="0 0 1130 1186" draw:points="991,0 1130,406 211,1186 0,837">
          <text:p/>
        </draw:polygon>
        <draw:polygon draw:style-name="gr7" draw:text-style-name="P2" draw:layer="layout" svg:width="0cm" svg:height="0cm" svg:x="17.533cm" svg:y="4.593cm" svg:viewBox="0 0 0 0" draw:points="0,0">
          <text:p/>
        </draw:polygon>
        <draw:polygon draw:style-name="gr1" draw:text-style-name="P1" draw:layer="layout" svg:width="1.376cm" svg:height="0.956cm" svg:x="16.855cm" svg:y="5.446cm" svg:viewBox="0 0 1377 957" draw:points="1003,957 1377,745 502,0 0,103">
          <text:p/>
        </draw:polygon>
        <draw:polygon draw:style-name="gr7" draw:text-style-name="P2" draw:layer="layout" svg:width="0cm" svg:height="0cm" svg:x="17.533cm" svg:y="4.593cm" svg:viewBox="0 0 0 0" draw:points="0,0">
          <text:p/>
        </draw:polygon>
        <draw:polygon draw:style-name="gr1" draw:text-style-name="P1" draw:layer="layout" svg:width="0.776cm" svg:height="0.871cm" svg:x="16.326cm" svg:y="4.681cm" svg:viewBox="0 0 777 872" draw:points="668,202 777,290 530,872 389,749 243,869 0,294 102,202 102,0 668,0">
          <text:p/>
        </draw:polygon>
        <draw:polygon draw:style-name="gr7" draw:text-style-name="P2" draw:layer="layout" svg:width="0cm" svg:height="0cm" svg:x="17.533cm" svg:y="4.593cm" svg:viewBox="0 0 0 0" draw:points="0,0">
          <text:p/>
        </draw:polygon>
        <draw:polygon draw:style-name="gr1" draw:text-style-name="P1" draw:layer="layout" svg:width="0.974cm" svg:height="0.928cm" svg:x="15.765cm" svg:y="6.628cm" svg:viewBox="0 0 975 929" draw:points="975,0 975,929 0,0">
          <text:p/>
        </draw:polygon>
        <draw:polygon draw:style-name="gr7" draw:text-style-name="P2" draw:layer="layout" svg:width="0cm" svg:height="0cm" svg:x="17.533cm" svg:y="4.593cm" svg:viewBox="0 0 0 0" draw:points="0,0">
          <text:p/>
        </draw:polygon>
        <draw:polygon draw:style-name="gr1" draw:text-style-name="P1" draw:layer="layout" svg:width="0.424cm" svg:height="1.15cm" svg:x="16.428cm" svg:y="3.531cm" svg:viewBox="0 0 425 1151" draw:points="0,0 425,0 425,851 0,1151">
          <text:p/>
        </draw:polygon>
        <draw:polygon draw:style-name="gr7" draw:text-style-name="P2" draw:layer="layout" svg:width="0cm" svg:height="0cm" svg:x="17.533cm" svg:y="4.593cm" svg:viewBox="0 0 0 0" draw:points="0,0">
          <text:p/>
        </draw:polygon>
        <draw:polygon draw:style-name="gr1" draw:text-style-name="P1" draw:layer="layout" svg:width="1.408cm" svg:height="0.928cm" svg:x="15.331cm" svg:y="6.628cm" svg:viewBox="0 0 1409 929" draw:points="434,0 1409,929 975,929 0,0">
          <text:p/>
        </draw:polygon>
        <draw:polygon draw:style-name="gr7" draw:text-style-name="P2" draw:layer="layout" svg:width="0cm" svg:height="0cm" svg:x="17.533cm" svg:y="4.593cm" svg:viewBox="0 0 0 0" draw:points="0,0">
          <text:p/>
        </draw:polygon>
        <draw:polygon draw:style-name="gr1" draw:text-style-name="P1" draw:layer="layout" svg:width="0.705cm" svg:height="1.062cm" svg:x="16.972cm" svg:y="2.43cm" svg:viewBox="0 0 706 1063" draw:points="158,1063 706,78 31,0 0,0 141,474 137,516 134,555 130,594 130,636 130,678 130,717 130,763 130,802 134,848 137,890 141,932 144,975 151,1021">
          <text:p/>
        </draw:polygon>
        <draw:polygon draw:style-name="gr7" draw:text-style-name="P2" draw:layer="layout" svg:width="0cm" svg:height="0cm" svg:x="17.533cm" svg:y="4.593cm" svg:viewBox="0 0 0 0" draw:points="0,0">
          <text:p/>
        </draw:polygon>
        <draw:path draw:style-name="gr1" draw:text-style-name="P1" draw:layer="layout" svg:width="0.575cm" svg:height="0.55cm" svg:x="14.4cm" svg:y="4.78cm" svg:viewBox="0 0 576 551" svg:d="M194 0c107 0 195 123 195 275s-88 276-195 276c-109 0-194-124-194-276s85-275 194-275c107 0 195 123 195 275s-88 276-195 276c-109 0-194-124-194-276s85-275 194-275h35c25 0 58 7 82 24 14-7 32-10 46-10h35c103 0 184 116 184 261 0 141-81 262-184 262h-35c-14 0-32-4-46-11-24 18-57 25-82 25h-35 35c25 0 58-7 82-25 14 7 32 11 46 11h35c103 0 184-121 184-262 0-145-81-261-184-261h-35c103 0 184 116 184 261 0 141-81 262-184 262 103 0 184-121 184-262 0-145-81-261-184-261-14 0-32 3-46 10 71 46 113 145 113 251 0 109-42 205-113 251h39c99 0 177-114 177-251 0-138-78-251-177-251h-39l-82-24c25 0 58 7 82 24l-117-24h35z">
          <text:p/>
        </draw:path>
        <draw:polygon draw:style-name="gr7" draw:text-style-name="P2" draw:layer="layout" svg:width="0cm" svg:height="0cm" svg:x="17.533cm" svg:y="4.593cm" svg:viewBox="0 0 0 0" draw:points="0,0">
          <text:p/>
        </draw:polygon>
        <draw:polygon draw:style-name="gr1" draw:text-style-name="P1" draw:layer="layout" svg:width="1.234cm" svg:height="1.154cm" svg:x="15.335cm" svg:y="5.446cm" svg:viewBox="0 0 1235 1155" draw:points="1235,103 1158,0 212,805 0,1155">
          <text:p/>
        </draw:polygon>
        <draw:polygon draw:style-name="gr7" draw:text-style-name="P2" draw:layer="layout" svg:width="0cm" svg:height="0cm" svg:x="17.533cm" svg:y="4.593cm" svg:viewBox="0 0 0 0" draw:points="0,0">
          <text:p/>
        </draw:polygon>
        <draw:polygon draw:style-name="gr1" draw:text-style-name="P1" draw:layer="layout" svg:width="1.175cm" svg:height="1.168cm" svg:x="17.102cm" svg:y="4.97cm" svg:viewBox="0 0 1176 1169" draw:points="0,0 1130,961 1176,1169 282,410">
          <text:p/>
        </draw:polygon>
        <draw:polygon draw:style-name="gr7" draw:text-style-name="P2" draw:layer="layout" svg:width="0cm" svg:height="0cm" svg:x="17.533cm" svg:y="4.593cm" svg:viewBox="0 0 0 0" draw:points="0,0">
          <text:p/>
        </draw:polygon>
        <draw:polygon draw:style-name="gr1" draw:text-style-name="P1" draw:layer="layout" svg:width="0.529cm" svg:height="0.582cm" svg:x="16.855cm" svg:y="4.97cm" svg:viewBox="0 0 530 583" draw:points="244,0 247,0 530,409 502,476 0,583">
          <text:p/>
        </draw:polygon>
        <draw:polygon draw:style-name="gr7" draw:text-style-name="P2" draw:layer="layout" svg:width="0cm" svg:height="0cm" svg:x="17.533cm" svg:y="4.593cm" svg:viewBox="0 0 0 0" draw:points="0,0">
          <text:p/>
        </draw:polygon>
        <draw:polygon draw:style-name="gr1" draw:text-style-name="P1" draw:layer="layout" svg:width="0.144cm" svg:height="0.85cm" svg:x="16.852cm" svg:y="3.531cm" svg:viewBox="0 0 145 851" draw:points="145,0 142,851 0,851 0,0">
          <text:p/>
        </draw:polygon>
        <draw:polygon draw:style-name="gr7" draw:text-style-name="P2" draw:layer="layout" svg:width="0cm" svg:height="0cm" svg:x="17.533cm" svg:y="4.593cm" svg:viewBox="0 0 0 0" draw:points="0,0">
          <text:p/>
        </draw:polygon>
        <draw:path draw:style-name="gr1" draw:text-style-name="P1" draw:layer="layout" svg:width="0.318cm" svg:height="0.452cm" svg:x="16.555cm" svg:y="4.829cm" svg:viewBox="0 0 319 453" svg:d="M266 396c35-43 53-107 53-170 0-64-18-127-53-170-28-35-67-56-106-56-89 0-160 102-160 226 0 123 71 227 160 227 39 0 78-22 106-57z">
          <text:p/>
        </draw:path>
        <draw:polygon draw:style-name="gr7" draw:text-style-name="P2" draw:layer="layout" svg:width="0cm" svg:height="0cm" svg:x="17.533cm" svg:y="4.593cm" svg:viewBox="0 0 0 0" draw:points="0,0">
          <text:p/>
        </draw:polygon>
        <draw:polygon draw:style-name="gr1" draw:text-style-name="P1" draw:layer="layout" svg:width="0.565cm" svg:height="0.3cm" svg:x="16.428cm" svg:y="4.381cm" svg:viewBox="0 0 566 301" draw:points="0,301 425,0 566,0 566,301">
          <text:p/>
        </draw:polygon>
        <draw:polygon draw:style-name="gr7" draw:text-style-name="P2" draw:layer="layout" svg:width="0cm" svg:height="0cm" svg:x="17.533cm" svg:y="4.593cm" svg:viewBox="0 0 0 0" draw:points="0,0">
          <text:p/>
        </draw:polygon>
        <draw:path draw:style-name="gr1" draw:text-style-name="P1" draw:layer="layout" svg:width="0.285cm" svg:height="0.402cm" svg:x="20.006cm" svg:y="3.718cm" svg:viewBox="0 0 286 403" svg:d="M145 403c-82 0-145-92-145-201 0-110 63-202 145-202 78 0 141 92 141 202 0 109-63 201-141 201z">
          <text:p/>
        </draw:path>
        <draw:polygon draw:style-name="gr7" draw:text-style-name="P2" draw:layer="layout" svg:width="0cm" svg:height="0cm" svg:x="17.533cm" svg:y="4.593cm" svg:viewBox="0 0 0 0" draw:points="0,0">
          <text:p/>
        </draw:polygon>
        <draw:path draw:style-name="gr1" draw:text-style-name="P1" draw:layer="layout" svg:width="0.286cm" svg:height="0.402cm" svg:x="17.815cm" svg:y="6.815cm" svg:viewBox="0 0 287 403" svg:d="M141 403c-78 0-141-88-141-202 0-109 63-201 141-201 81 0 146 92 146 201 0 114-65 202-146 202z">
          <text:p/>
        </draw:path>
        <draw:polygon draw:style-name="gr7" draw:text-style-name="P2" draw:layer="layout" svg:width="0cm" svg:height="0cm" svg:x="17.533cm" svg:y="4.593cm" svg:viewBox="0 0 0 0" draw:points="0,0">
          <text:p/>
        </draw:polygon>
        <draw:path draw:style-name="gr1" draw:text-style-name="P1" draw:layer="layout" svg:width="0.265cm" svg:height="0.452cm" svg:x="16.555cm" svg:y="4.829cm" svg:viewBox="0 0 266 453" svg:d="M266 56c-32 43-53 106-53 170 0 63 21 127 53 170-28 35-68 57-107 57-88 0-159-104-159-227 0-124 71-226 159-226 39 0 79 21 107 56z">
          <text:p/>
        </draw:path>
        <draw:polygon draw:style-name="gr7" draw:text-style-name="P2" draw:layer="layout" svg:width="0cm" svg:height="0cm" svg:x="17.533cm" svg:y="4.593cm" svg:viewBox="0 0 0 0" draw:points="0,0">
          <text:p/>
        </draw:polygon>
        <draw:polygon draw:style-name="gr1" draw:text-style-name="P1" draw:layer="layout" svg:width="0.946cm" svg:height="0.875cm" svg:x="15.546cm" svg:y="5.379cm" svg:viewBox="0 0 947 876" draw:points="947,67 919,0 0,781 0,876">
          <text:p/>
        </draw:polygon>
        <draw:polygon draw:style-name="gr7" draw:text-style-name="P2" draw:layer="layout" svg:width="0cm" svg:height="0cm" svg:x="17.533cm" svg:y="4.593cm" svg:viewBox="0 0 0 0" draw:points="0,0">
          <text:p/>
        </draw:polygon>
        <draw:polygon draw:style-name="gr1" draw:text-style-name="P1" draw:layer="layout" svg:width="0.921cm" svg:height="0.815cm" svg:x="17.356cm" svg:y="5.379cm" svg:viewBox="0 0 922 816" draw:points="876,816 922,760 28,0 0,67">
          <text:p/>
        </draw:polygon>
        <draw:polygon draw:style-name="gr7" draw:text-style-name="P2" draw:layer="layout" svg:width="0cm" svg:height="0cm" svg:x="17.533cm" svg:y="4.593cm" svg:viewBox="0 0 0 0" draw:points="0,0">
          <text:p/>
        </draw:polygon>
        <draw:path draw:style-name="gr1" draw:text-style-name="P1" draw:layer="layout" svg:width="0.543cm" svg:height="0.275cm" svg:x="18.238cm" svg:y="6.353cm" svg:viewBox="0 0 544 276" svg:d="M544 276c-124-56-233-148-325-276l-219 276z">
          <text:p/>
        </draw:path>
        <draw:polygon draw:style-name="gr7" draw:text-style-name="P2" draw:layer="layout" svg:width="0cm" svg:height="0cm" svg:x="17.533cm" svg:y="4.593cm" svg:viewBox="0 0 0 0" draw:points="0,0">
          <text:p/>
        </draw:polygon>
        <draw:polygon draw:style-name="gr1" draw:text-style-name="P1" draw:layer="layout" svg:width="0.91cm" svg:height="0.244cm" svg:x="19.505cm" svg:y="2.578cm" svg:viewBox="0 0 911 245" draw:points="0,0 0,138 911,245 875,238 833,231 787,220 738,205 681,191 621,177 558,159 487,141 417,120 339,99 258,78 177,53 89,29">
          <text:p/>
        </draw:polygon>
        <draw:polygon draw:style-name="gr7" draw:text-style-name="P2" draw:layer="layout" svg:width="0cm" svg:height="0cm" svg:x="17.533cm" svg:y="4.593cm" svg:viewBox="0 0 0 0" draw:points="0,0">
          <text:p/>
        </draw:polygon>
        <draw:path draw:style-name="gr1" draw:text-style-name="P1" draw:layer="layout" svg:width="0.212cm" svg:height="0.304cm" svg:x="14.488cm" svg:y="4.903cm" svg:viewBox="0 0 213 305" svg:d="M213 153c0 17-4 39-7 56-14 57-58 96-100 96-60 0-106-68-106-152 0-82 46-153 106-153 42 0 86 39 100 100 3 18 7 35 7 53z">
          <text:p/>
        </draw:path>
        <draw:polygon draw:style-name="gr7" draw:text-style-name="P2" draw:layer="layout" svg:width="0cm" svg:height="0cm" svg:x="17.533cm" svg:y="4.593cm" svg:viewBox="0 0 0 0" draw:points="0,0">
          <text:p/>
        </draw:polygon>
        <draw:path draw:style-name="gr1" draw:text-style-name="P1" draw:layer="layout" svg:width="0.205cm" svg:height="0.304cm" svg:x="14.488cm" svg:y="4.903cm" svg:viewBox="0 0 206 305" svg:d="M206 209c-11-35-11-74 0-109-14-61-57-100-99-100-61 0-107 71-107 153 0 84 46 152 107 152 42 0 85-39 99-96z">
          <text:p/>
        </draw:path>
        <draw:polygon draw:style-name="gr7" draw:text-style-name="P2" draw:layer="layout" svg:width="0cm" svg:height="0cm" svg:x="17.533cm" svg:y="4.593cm" svg:viewBox="0 0 0 0" draw:points="0,0">
          <text:p/>
        </draw:polygon>
        <draw:path draw:style-name="gr1" draw:text-style-name="P1" draw:layer="layout" svg:width="0.216cm" svg:height="0.501cm" svg:x="14.71cm" svg:y="4.804cm" svg:viewBox="0 0 217 502" svg:d="M0 0h40c99 0 177 113 177 251 0 137-78 251-177 251h-40c72-46 114-142 114-251 0-106-42-205-114-251z">
          <text:p/>
        </draw:path>
        <draw:polygon draw:style-name="gr7" draw:text-style-name="P2" draw:layer="layout" svg:width="0cm" svg:height="0cm" svg:x="17.533cm" svg:y="4.593cm" svg:viewBox="0 0 0 0" draw:points="0,0">
          <text:p/>
        </draw:polygon>
        <draw:path draw:style-name="gr1" draw:text-style-name="P1" draw:layer="layout" svg:width="0.106cm" svg:height="0.339cm" svg:x="16.767cm" svg:y="4.885cm" svg:viewBox="0 0 107 340" svg:d="M53 340c36-46 54-106 54-169 0-64-18-127-54-171-35 44-53 107-53 171 0 63 18 123 53 169z">
          <text:p/>
        </draw:path>
        <draw:polygon draw:style-name="gr7" draw:text-style-name="P2" draw:layer="layout" svg:width="0cm" svg:height="0cm" svg:x="17.533cm" svg:y="4.593cm" svg:viewBox="0 0 0 0" draw:points="0,0">
          <text:p/>
        </draw:polygon>
        <draw:polygon draw:style-name="gr1" draw:text-style-name="P1" draw:layer="layout" svg:width="0.243cm" svg:height="0.575cm" svg:x="16.326cm" svg:y="4.974cm" svg:viewBox="0 0 244 576" draw:points="0,0 139,405 167,472 244,576">
          <text:p/>
        </draw:polygon>
        <draw:polygon draw:style-name="gr7" draw:text-style-name="P2" draw:layer="layout" svg:width="0cm" svg:height="0cm" svg:x="17.533cm" svg:y="4.593cm" svg:viewBox="0 0 0 0" draw:points="0,0">
          <text:p/>
        </draw:polygon>
        <draw:path draw:style-name="gr1" draw:text-style-name="P1" draw:layer="layout" svg:width="0.015cm" svg:height="0.109cm" svg:x="14.685cm" svg:y="5.002cm" svg:viewBox="0 0 16 110" svg:d="M16 53c0 18-4 40-7 57-12-39-12-75 0-110 3 14 7 35 7 53z">
          <text:p/>
        </draw:path>
        <draw:polygon draw:style-name="gr7" draw:text-style-name="P2" draw:layer="layout" svg:width="0cm" svg:height="0cm" svg:x="17.533cm" svg:y="4.593cm" svg:viewBox="0 0 0 0" draw:points="0,0">
          <text:p/>
        </draw:polygon>
        <draw:polygon draw:style-name="gr1" draw:text-style-name="P1" draw:layer="layout" svg:width="1.005cm" svg:height="0.853cm" svg:x="16.852cm" svg:y="5.549cm" svg:viewBox="0 0 1006 854" draw:points="1006,854 0,0">
          <text:p/>
        </draw:polygon>
        <draw:polygon draw:style-name="gr7" draw:text-style-name="P2" draw:layer="layout" svg:width="0cm" svg:height="0cm" svg:x="17.533cm" svg:y="4.593cm" svg:viewBox="0 0 0 0" draw:points="0,0">
          <text:p/>
        </draw:polygon>
        <draw:polygon draw:style-name="gr7" draw:text-style-name="P2" draw:layer="layout" svg:width="0cm" svg:height="0cm" svg:x="17.533cm" svg:y="4.593cm" svg:viewBox="0 0 0 0" draw:points="0,0">
          <text:p/>
        </draw:polygon>
        <draw:path draw:style-name="gr8" draw:text-style-name="P2" draw:layer="layout" svg:width="0.106cm" svg:height="0.152cm" svg:x="14.594cm" svg:y="5.055cm" svg:viewBox="0 0 107 153" svg:d="M107 0c0 82-50 153-107 153">
          <text:p/>
        </draw:path>
        <draw:path draw:style-name="gr8" draw:text-style-name="P2" draw:layer="layout" svg:width="0.106cm" svg:height="0.304cm" svg:x="14.488cm" svg:y="4.903cm" svg:viewBox="0 0 107 305" svg:d="M107 305c-61 0-107-68-107-152 0-82 46-153 107-153">
          <text:p/>
        </draw:path>
        <draw:path draw:style-name="gr8" draw:text-style-name="P2" draw:layer="layout" svg:width="0.106cm" svg:height="0.152cm" svg:x="14.594cm" svg:y="4.903cm" svg:viewBox="0 0 107 153" svg:d="M0 0c57 0 107 68 107 153">
          <text:p/>
        </draw:path>
        <draw:path draw:style-name="gr8" draw:text-style-name="P2" draw:layer="layout" svg:width="0.194cm" svg:height="0.275cm" svg:x="14.594cm" svg:y="5.055cm" svg:viewBox="0 0 195 276" svg:d="M195 0c0 153-88 276-195 276">
          <text:p/>
        </draw:path>
        <draw:path draw:style-name="gr8" draw:text-style-name="P2" draw:layer="layout" svg:width="0.194cm" svg:height="0.55cm" svg:x="14.4cm" svg:y="4.78cm" svg:viewBox="0 0 195 551" svg:d="M195 551c-106 0-195-124-195-276s89-275 195-275">
          <text:p/>
        </draw:path>
        <draw:path draw:style-name="gr8" draw:text-style-name="P2" draw:layer="layout" svg:width="0.194cm" svg:height="0.275cm" svg:x="14.594cm" svg:y="4.78cm" svg:viewBox="0 0 195 276" svg:d="M0 0c107 0 195 124 195 276">
          <text:p/>
        </draw:path>
        <draw:path draw:style-name="gr8" draw:text-style-name="P2" draw:layer="layout" svg:width="0.194cm" svg:height="0.275cm" svg:x="14.629cm" svg:y="5.055cm" svg:viewBox="0 0 195 276" svg:d="M195 0c0 153-88 276-195 276">
          <text:p/>
        </draw:path>
        <draw:path draw:style-name="gr8" draw:text-style-name="P2" draw:layer="layout" svg:width="0.194cm" svg:height="0.275cm" svg:x="14.629cm" svg:y="4.78cm" svg:viewBox="0 0 195 276" svg:d="M0 0c107 0 195 124 195 276">
          <text:p/>
        </draw:path>
        <draw:path draw:style-name="gr8" draw:text-style-name="P2" draw:layer="layout" svg:width="0.177cm" svg:height="0.25cm" svg:x="14.749cm" svg:y="5.055cm" svg:viewBox="0 0 178 251" svg:d="M178 0c0 138-79 251-178 251">
          <text:p/>
        </draw:path>
        <draw:path draw:style-name="gr8" draw:text-style-name="P2" draw:layer="layout" svg:width="0.177cm" svg:height="0.251cm" svg:x="14.749cm" svg:y="4.804cm" svg:viewBox="0 0 178 252" svg:d="M0 0c99 0 178 114 178 252">
          <text:p/>
        </draw:path>
        <draw:path draw:style-name="gr8" draw:text-style-name="P2" draw:layer="layout" svg:width="0.184cm" svg:height="0.261cm" svg:x="14.756cm" svg:y="5.055cm" svg:viewBox="0 0 185 262" svg:d="M185 0c0 142-86 262-185 262">
          <text:p/>
        </draw:path>
        <draw:path draw:style-name="gr8" draw:text-style-name="P2" draw:layer="layout" svg:width="0.049cm" svg:height="0.011cm" svg:x="14.707cm" svg:y="5.305cm" svg:viewBox="0 0 50 12" svg:d="M50 12c-14 0-33-5-50-12">
          <text:p/>
        </draw:path>
        <draw:path draw:style-name="gr8" draw:text-style-name="P2" draw:layer="layout" svg:width="0.049cm" svg:height="0.01cm" svg:x="14.707cm" svg:y="4.794cm" svg:viewBox="0 0 50 11" svg:d="M0 11c17-7 36-11 50-11">
          <text:p/>
        </draw:path>
        <draw:path draw:style-name="gr8" draw:text-style-name="P2" draw:layer="layout" svg:width="0.184cm" svg:height="0.261cm" svg:x="14.756cm" svg:y="4.794cm" svg:viewBox="0 0 185 262" svg:d="M0 0c99 0 185 117 185 262">
          <text:p/>
        </draw:path>
        <draw:path draw:style-name="gr8" draw:text-style-name="P2" draw:layer="layout" svg:width="0.184cm" svg:height="0.261cm" svg:x="14.791cm" svg:y="5.055cm" svg:viewBox="0 0 185 262" svg:d="M185 0c0 142-82 262-185 262">
          <text:p/>
        </draw:path>
        <draw:path draw:style-name="gr8" draw:text-style-name="P2" draw:layer="layout" svg:width="0.184cm" svg:height="0.261cm" svg:x="14.791cm" svg:y="4.794cm" svg:viewBox="0 0 185 262" svg:d="M0 0c103 0 185 117 185 262">
          <text:p/>
        </draw:path>
        <draw:path draw:style-name="gr8" draw:text-style-name="P2" draw:layer="layout" svg:width="0.009cm" svg:height="0.109cm" svg:x="14.685cm" svg:y="5.002cm" svg:viewBox="0 0 10 110" svg:d="M10 110c-13-39-13-75 0-110">
          <text:p/>
        </draw:path>
        <draw:line draw:style-name="gr8" draw:text-style-name="P2" draw:layer="layout" svg:x1="20.503cm" svg:y1="2.829cm" svg:x2="20.503cm" svg:y2="5.88cm">
          <text:p/>
        </draw:line>
        <draw:line draw:style-name="gr8" draw:text-style-name="P2" draw:layer="layout" svg:x1="15.336cm" svg:y1="5.031cm" svg:x2="14.52cm" svg:y2="3.88cm">
          <text:p/>
        </draw:line>
        <draw:path draw:style-name="gr8" draw:text-style-name="P2" draw:layer="layout" svg:width="0.65cm" svg:height="1.552cm" svg:x="18.838cm" svg:y="5.101cm" svg:viewBox="0 0 651 1553" svg:d="M611 0c71 321 46 671-70 964-117 293-312 504-541 589">
          <text:p/>
        </draw:path>
        <draw:path draw:style-name="gr8" draw:text-style-name="P2" draw:layer="layout" svg:width="0.275cm" svg:height="0.064cm" svg:x="19.053cm" svg:y="6.628cm" svg:viewBox="0 0 276 65" svg:d="M276 0c-92 44-183 65-276 65">
          <text:p/>
        </draw:path>
        <draw:path draw:style-name="gr8" draw:text-style-name="P2" draw:layer="layout" svg:width="0.324cm" svg:height="0.275cm" svg:x="18.457cm" svg:y="6.353cm" svg:viewBox="0 0 325 276" svg:d="M325 276c-123-56-233-148-325-276">
          <text:p/>
        </draw:path>
        <draw:path draw:style-name="gr8" draw:text-style-name="P2" draw:layer="layout" svg:width="0.595cm" svg:height="2.208cm" svg:x="19.325cm" svg:y="4.42cm" svg:viewBox="0 0 596 2209" svg:d="M180 0c285 250 449 712 410 1186-40 476-269 875-590 1023">
          <text:p/>
        </draw:path>
        <draw:path draw:style-name="gr8" draw:text-style-name="P2" draw:layer="layout" svg:width="0.275cm" svg:height="0.064cm" svg:x="18.778cm" svg:y="6.628cm" svg:viewBox="0 0 276 65" svg:d="M276 65c-95 0-187-21-276-65">
          <text:p/>
        </draw:path>
        <draw:path draw:style-name="gr8" draw:text-style-name="P2" draw:layer="layout" svg:width="0.144cm" svg:height="0.402cm" svg:x="20.006cm" svg:y="3.718cm" svg:viewBox="0 0 145 403" svg:d="M145 403c-82 0-145-92-145-201 0-110 63-202 145-202">
          <text:p/>
        </draw:path>
        <draw:path draw:style-name="gr8" draw:text-style-name="P2" draw:layer="layout" svg:width="0.141cm" svg:height="0.402cm" svg:x="20.15cm" svg:y="3.718cm" svg:viewBox="0 0 142 403" svg:d="M0 0c78 0 142 92 142 202 0 109-64 201-142 201">
          <text:p/>
        </draw:path>
        <draw:line draw:style-name="gr8" draw:text-style-name="P2" draw:layer="layout" svg:x1="17.003cm" svg:y1="2.43cm" svg:x2="17.678cm" svg:y2="2.509cm">
          <text:p/>
        </draw:line>
        <draw:line draw:style-name="gr8" draw:text-style-name="P2" draw:layer="layout" svg:x1="19.505cm" svg:y1="2.716cm" svg:x2="20.504cm" svg:y2="2.833cm">
          <text:p/>
        </draw:line>
        <draw:line draw:style-name="gr8" draw:text-style-name="P2" draw:layer="layout" svg:x1="17.922cm" svg:y1="2.068cm" svg:x2="16.651cm" svg:y2="1.633cm">
          <text:p/>
        </draw:line>
        <draw:polyline draw:style-name="gr8" draw:text-style-name="P2" draw:layer="layout" svg:width="0.91cm" svg:height="0.244cm" svg:x="19.505cm" svg:y="2.578cm" svg:viewBox="0 0 911 245" draw:points="0,0 89,29 177,53 258,78 339,99 417,120 487,141 558,159 621,177 681,191 738,205 787,220 833,231 875,238 911,245">
          <text:p/>
        </draw:polyline>
        <draw:line draw:style-name="gr8" draw:text-style-name="P2" draw:layer="layout" svg:x1="16.739cm" svg:y1="6.628cm" svg:x2="18.778cm" svg:y2="6.628cm">
          <text:p/>
        </draw:line>
        <draw:line draw:style-name="gr8" draw:text-style-name="P2" draw:layer="layout" svg:x1="19.325cm" svg:y1="6.628cm" svg:x2="19.97cm" svg:y2="6.628cm">
          <text:p/>
        </draw:line>
        <draw:line draw:style-name="gr8" draw:text-style-name="P2" draw:layer="layout" svg:x1="20.504cm" svg:y1="5.88cm" svg:x2="19.97cm" svg:y2="6.629cm">
          <text:p/>
        </draw:line>
        <draw:line draw:style-name="gr8" draw:text-style-name="P2" draw:layer="layout" svg:x1="16.972cm" svg:y1="2.43cm" svg:x2="17.003cm" svg:y2="2.43cm">
          <text:p/>
        </draw:line>
        <draw:line draw:style-name="gr8" draw:text-style-name="P2" draw:layer="layout" svg:x1="19.975cm" svg:y1="6.628cm" svg:x2="19.547cm" svg:y2="7.229cm">
          <text:p/>
        </draw:line>
        <draw:line draw:style-name="gr8" draw:text-style-name="P2" draw:layer="layout" svg:x1="14.52cm" svg:y1="3.88cm" svg:x2="14.52cm" svg:y2="1.633cm">
          <text:p/>
        </draw:line>
        <draw:line draw:style-name="gr8" draw:text-style-name="P2" draw:layer="layout" svg:x1="15.331cm" svg:y1="5.81cm" svg:x2="15.331cm" svg:y2="5.03cm">
          <text:p/>
        </draw:line>
        <draw:line draw:style-name="gr8" draw:text-style-name="P2" draw:layer="layout" svg:x1="16.327cm" svg:y1="4.97cm" svg:x2="15.331cm" svg:y2="5.811cm">
          <text:p/>
        </draw:line>
        <draw:line draw:style-name="gr8" draw:text-style-name="P2" draw:layer="layout" svg:x1="16.323cm" svg:y1="4.971cm" svg:x2="16.429cm" svg:y2="4.878cm">
          <text:p/>
        </draw:line>
        <draw:line draw:style-name="gr8" draw:text-style-name="P2" draw:layer="layout" svg:x1="16.428cm" svg:y1="4.878cm" svg:x2="16.428cm" svg:y2="4.681cm">
          <text:p/>
        </draw:line>
        <draw:line draw:style-name="gr8" draw:text-style-name="P2" draw:layer="layout" svg:x1="16.428cm" svg:y1="3.531cm" svg:x2="16.428cm" svg:y2="4.681cm">
          <text:p/>
        </draw:line>
        <draw:line draw:style-name="gr8" draw:text-style-name="P2" draw:layer="layout" svg:x1="16.333cm" svg:y1="3.531cm" svg:x2="16.428cm" svg:y2="3.531cm">
          <text:p/>
        </draw:line>
        <draw:line draw:style-name="gr8" draw:text-style-name="P2" draw:layer="layout" svg:x1="15.758cm" svg:y1="1.633cm" svg:x2="16.334cm" svg:y2="3.532cm">
          <text:p/>
        </draw:line>
        <draw:line draw:style-name="gr8" draw:text-style-name="P2" draw:layer="layout" svg:x1="14.52cm" svg:y1="1.633cm" svg:x2="15.758cm" svg:y2="1.633cm">
          <text:p/>
        </draw:line>
        <draw:line draw:style-name="gr8" draw:text-style-name="P2" draw:layer="layout" svg:x1="15.331cm" svg:y1="6.628cm" svg:x2="15.331cm" svg:y2="6.6cm">
          <text:p/>
        </draw:line>
        <draw:line draw:style-name="gr8" draw:text-style-name="P2" draw:layer="layout" svg:x1="15.331cm" svg:y1="6.628cm" svg:x2="16.306cm" svg:y2="7.557cm">
          <text:p/>
        </draw:line>
        <draw:line draw:style-name="gr8" draw:text-style-name="P2" draw:layer="layout" svg:x1="15.335cm" svg:y1="5.81cm" svg:x2="15.331cm" svg:y2="5.81cm">
          <text:p/>
        </draw:line>
        <draw:line draw:style-name="gr8" draw:text-style-name="P2" draw:layer="layout" svg:x1="15.335cm" svg:y1="5.81cm" svg:x2="15.547cm" svg:y2="6.16cm">
          <text:p/>
        </draw:line>
        <draw:line draw:style-name="gr8" draw:text-style-name="P2" draw:layer="layout" svg:x1="15.546cm" svg:y1="6.159cm" svg:x2="15.546cm" svg:y2="6.251cm">
          <text:p/>
        </draw:line>
        <draw:line draw:style-name="gr8" draw:text-style-name="P2" draw:layer="layout" svg:x1="15.335cm" svg:y1="6.601cm" svg:x2="15.547cm" svg:y2="6.251cm">
          <text:p/>
        </draw:line>
        <draw:line draw:style-name="gr8" draw:text-style-name="P2" draw:layer="layout" svg:x1="16.739cm" svg:y1="7.552cm" svg:x2="16.305cm" svg:y2="7.552cm">
          <text:p/>
        </draw:line>
        <draw:line draw:style-name="gr8" draw:text-style-name="P2" draw:layer="layout" svg:x1="16.739cm" svg:y1="7.552cm" svg:x2="19.547cm" svg:y2="7.552cm">
          <text:p/>
        </draw:line>
        <draw:line draw:style-name="gr8" draw:text-style-name="P2" draw:layer="layout" svg:x1="19.547cm" svg:y1="7.228cm" svg:x2="19.547cm" svg:y2="7.552cm">
          <text:p/>
        </draw:line>
        <draw:path draw:style-name="gr8" draw:text-style-name="P2" draw:layer="layout" svg:width="0.141cm" svg:height="0.402cm" svg:x="17.815cm" svg:y="6.815cm" svg:viewBox="0 0 142 403" svg:d="M142 403c-78 0-142-88-142-202 0-109 64-201 142-201">
          <text:p/>
        </draw:path>
        <draw:path draw:style-name="gr8" draw:text-style-name="P2" draw:layer="layout" svg:width="0.145cm" svg:height="0.402cm" svg:x="17.956cm" svg:y="6.815cm" svg:viewBox="0 0 146 403" svg:d="M0 0c81 0 146 92 146 201 0 114-65 202-146 202">
          <text:p/>
        </draw:path>
        <draw:line draw:style-name="gr8" draw:text-style-name="P2" draw:layer="layout" svg:x1="16.739cm" svg:y1="6.628cm" svg:x2="16.739cm" svg:y2="7.552cm">
          <text:p/>
        </draw:line>
        <draw:line draw:style-name="gr8" draw:text-style-name="P2" draw:layer="layout" svg:x1="16.651cm" svg:y1="1.633cm" svg:x2="16.33cm" svg:y2="1.633cm">
          <text:p/>
        </draw:line>
        <draw:line draw:style-name="gr8" draw:text-style-name="P2" draw:layer="layout" svg:x1="15.758cm" svg:y1="1.633cm" svg:x2="16.323cm" svg:y2="1.633cm">
          <text:p/>
        </draw:line>
        <draw:line draw:style-name="gr8" draw:text-style-name="P2" draw:layer="layout" svg:x1="16.323cm" svg:y1="1.633cm" svg:x2="16.33cm" svg:y2="1.633cm">
          <text:p/>
        </draw:line>
        <draw:polyline draw:style-name="gr8" draw:text-style-name="P2" draw:layer="layout" svg:width="0.419cm" svg:height="0cm" svg:x="15.338cm" svg:y="1.633cm" svg:viewBox="0 0 420 0" draw:points="0,0 4,0 14,0 36,0 60,0 92,0 127,0 166,0 208,0 251,0 290,0 328,0 364,0 395,0 420,0">
          <text:p/>
        </draw:polyline>
        <draw:line draw:style-name="gr8" draw:text-style-name="P2" draw:layer="layout" svg:x1="15.765cm" svg:y1="6.628cm" svg:x2="16.74cm" svg:y2="7.557cm">
          <text:p/>
        </draw:line>
        <draw:line draw:style-name="gr8" draw:text-style-name="P2" draw:layer="layout" svg:x1="16.972cm" svg:y1="2.43cm" svg:x2="17.114cm" svg:y2="2.904cm">
          <text:p/>
        </draw:line>
        <draw:line draw:style-name="gr8" draw:text-style-name="P2" draw:layer="layout" svg:x1="16.327cm" svg:y1="4.97cm" svg:x2="15.335cm" svg:y2="5.811cm">
          <text:p/>
        </draw:line>
        <draw:line draw:style-name="gr8" draw:text-style-name="P2" draw:layer="layout" svg:x1="16.428cm" svg:y1="4.681cm" svg:x2="16.993cm" svg:y2="4.681cm">
          <text:p/>
        </draw:line>
        <draw:line draw:style-name="gr8" draw:text-style-name="P2" draw:layer="layout" svg:x1="16.993cm" svg:y1="4.681cm" svg:x2="16.993cm" svg:y2="4.878cm">
          <text:p/>
        </draw:line>
        <draw:line draw:style-name="gr8" draw:text-style-name="P2" draw:layer="layout" svg:x1="16.993cm" svg:y1="4.878cm" svg:x2="17.103cm" svg:y2="4.971cm">
          <text:p/>
        </draw:line>
        <draw:line draw:style-name="gr8" draw:text-style-name="P2" draw:layer="layout" svg:x1="17.103cm" svg:y1="4.97cm" svg:x2="16.852cm" svg:y2="5.553cm">
          <text:p/>
        </draw:line>
        <draw:line draw:style-name="gr8" draw:text-style-name="P2" draw:layer="layout" svg:x1="16.856cm" svg:y1="5.553cm" svg:x2="16.711cm" svg:y2="5.429cm">
          <text:p/>
        </draw:line>
        <draw:line draw:style-name="gr8" draw:text-style-name="P2" draw:layer="layout" svg:x1="16.715cm" svg:y1="5.429cm" svg:x2="16.569cm" svg:y2="5.553cm">
          <text:p/>
        </draw:line>
        <draw:line draw:style-name="gr8" draw:text-style-name="P2" draw:layer="layout" svg:x1="16.57cm" svg:y1="5.553cm" svg:x2="16.323cm" svg:y2="4.97cm">
          <text:p/>
        </draw:line>
        <draw:path draw:style-name="gr8" draw:text-style-name="P2" draw:layer="layout" svg:width="0.159cm" svg:height="0.226cm" svg:x="16.714cm" svg:y="4.829cm" svg:viewBox="0 0 160 227" svg:d="M160 227c0-124-72-227-160-227">
          <text:p/>
        </draw:path>
        <draw:path draw:style-name="gr8" draw:text-style-name="P2" draw:layer="layout" svg:width="0.159cm" svg:height="0.452cm" svg:x="16.555cm" svg:y="4.829cm" svg:viewBox="0 0 160 453" svg:d="M160 0c-89 0-160 102-160 226 0 123 71 227 160 227">
          <text:p/>
        </draw:path>
        <draw:path draw:style-name="gr8" draw:text-style-name="P2" draw:layer="layout" svg:width="0.159cm" svg:height="0.226cm" svg:x="16.714cm" svg:y="5.055cm" svg:viewBox="0 0 160 227" svg:d="M0 227c88 0 160-103 160-227">
          <text:p/>
        </draw:path>
        <draw:polyline draw:style-name="gr8" draw:text-style-name="P2" draw:layer="layout" svg:width="0cm" svg:height="0cm" svg:x="16.428cm" svg:y="3.531cm" svg:viewBox="0 0 0 0" draw:points="0,0">
          <text:p/>
        </draw:polyline>
        <draw:line draw:style-name="gr8" draw:text-style-name="P2" draw:layer="layout" svg:x1="16.428cm" svg:y1="3.531cm" svg:x2="16.428cm" svg:y2="4.681cm">
          <text:p/>
        </draw:line>
        <draw:line draw:style-name="gr8" draw:text-style-name="P2" draw:layer="layout" svg:x1="16.428cm" svg:y1="3.531cm" svg:x2="16.852cm" svg:y2="3.531cm">
          <text:p/>
        </draw:line>
        <draw:line draw:style-name="gr8" draw:text-style-name="P2" draw:layer="layout" svg:x1="16.993cm" svg:y1="3.531cm" svg:x2="17.109cm" svg:y2="3.531cm">
          <text:p/>
        </draw:line>
        <draw:line draw:style-name="gr8" draw:text-style-name="P2" draw:layer="layout" svg:x1="16.852cm" svg:y1="3.531cm" svg:x2="16.993cm" svg:y2="3.531cm">
          <text:p/>
        </draw:line>
        <draw:line draw:style-name="gr8" draw:text-style-name="P2" draw:layer="layout" svg:x1="16.428cm" svg:y1="3.531cm" svg:x2="16.852cm" svg:y2="3.531cm">
          <text:p/>
        </draw:line>
        <draw:line draw:style-name="gr8" draw:text-style-name="P2" draw:layer="layout" svg:x1="16.334cm" svg:y1="1.659cm" svg:x2="16.323cm" svg:y2="1.633cm">
          <text:p/>
        </draw:line>
        <draw:line draw:style-name="gr8" draw:text-style-name="P2" draw:layer="layout" svg:x1="16.334cm" svg:y1="1.662cm" svg:x2="16.33cm" svg:y2="1.658cm">
          <text:p/>
        </draw:line>
        <draw:line draw:style-name="gr8" draw:text-style-name="P2" draw:layer="layout" svg:x1="16.333cm" svg:y1="1.661cm" svg:x2="16.567cm" svg:y2="2.431cm">
          <text:p/>
        </draw:line>
        <draw:line draw:style-name="gr8" draw:text-style-name="P2" draw:layer="layout" svg:x1="16.566cm" svg:y1="2.43cm" svg:x2="16.972cm" svg:y2="2.43cm">
          <text:p/>
        </draw:line>
        <draw:polyline draw:style-name="gr8" draw:text-style-name="P2" draw:layer="layout" svg:width="0.028cm" svg:height="0.589cm" svg:x="17.102cm" svg:y="2.903cm" svg:viewBox="0 0 29 590" draw:points="29,590 22,548 18,502 11,459 7,417 7,375 0,328 0,286 0,243 0,201 0,162 0,120 7,81 7,39 11,0">
          <text:p/>
        </draw:polyline>
        <draw:line draw:style-name="gr8" draw:text-style-name="P2" draw:layer="layout" svg:x1="16.57cm" svg:y1="5.549cm" svg:x2="15.331cm" svg:y2="6.601cm">
          <text:p/>
        </draw:line>
        <draw:line draw:style-name="gr8" draw:text-style-name="P2" draw:layer="layout" svg:x1="16.492cm" svg:y1="5.446cm" svg:x2="16.57cm" svg:y2="5.55cm">
          <text:p/>
        </draw:line>
        <draw:line draw:style-name="gr8" draw:text-style-name="P2" draw:layer="layout" svg:x1="16.493cm" svg:y1="5.446cm" svg:x2="15.546cm" svg:y2="6.255cm">
          <text:p/>
        </draw:line>
        <draw:line draw:style-name="gr8" draw:text-style-name="P2" draw:layer="layout" svg:x1="15.765cm" svg:y1="6.628cm" svg:x2="15.331cm" svg:y2="6.628cm">
          <text:p/>
        </draw:line>
        <draw:line draw:style-name="gr8" draw:text-style-name="P2" draw:layer="layout" svg:x1="17.858cm" svg:y1="6.403cm" svg:x2="16.852cm" svg:y2="5.549cm">
          <text:p/>
        </draw:line>
        <draw:line draw:style-name="gr8" draw:text-style-name="P2" draw:layer="layout" svg:x1="17.858cm" svg:y1="6.399cm" svg:x2="17.674cm" svg:y2="6.629cm">
          <text:p/>
        </draw:line>
        <draw:line draw:style-name="gr8" draw:text-style-name="P2" draw:layer="layout" svg:x1="17.674cm" svg:y1="6.628cm" svg:x2="15.765cm" svg:y2="6.628cm">
          <text:p/>
        </draw:line>
        <draw:line draw:style-name="gr8" draw:text-style-name="P2" draw:layer="layout" svg:x1="16.493cm" svg:y1="5.451cm" svg:x2="16.464cm" svg:y2="5.379cm">
          <text:p/>
        </draw:line>
        <draw:line draw:style-name="gr8" draw:text-style-name="P2" draw:layer="layout" svg:x1="16.465cm" svg:y1="5.379cm" svg:x2="15.546cm" svg:y2="6.16cm">
          <text:p/>
        </draw:line>
        <draw:line draw:style-name="gr8" draw:text-style-name="P2" draw:layer="layout" svg:x1="16.326cm" svg:y1="4.977cm" svg:x2="16.465cm" svg:y2="5.38cm">
          <text:p/>
        </draw:line>
        <draw:line draw:style-name="gr8" draw:text-style-name="P2" draw:layer="layout" svg:x1="17.674cm" svg:y1="6.628cm" svg:x2="18.238cm" svg:y2="6.628cm">
          <text:p/>
        </draw:line>
        <draw:line draw:style-name="gr8" draw:text-style-name="P2" draw:layer="layout" svg:x1="16.993cm" svg:y1="3.531cm" svg:x2="16.993cm" svg:y2="4.681cm">
          <text:p/>
        </draw:line>
        <draw:line draw:style-name="gr8" draw:text-style-name="P2" draw:layer="layout" svg:x1="17.109cm" svg:y1="3.532cm" svg:x2="18.162cm" svg:y2="1.633cm">
          <text:p/>
        </draw:line>
        <draw:line draw:style-name="gr8" draw:text-style-name="P2" draw:layer="layout" svg:x1="18.161cm" svg:y1="1.633cm" svg:x2="18.937cm" svg:y2="1.633cm">
          <text:p/>
        </draw:line>
        <draw:line draw:style-name="gr8" draw:text-style-name="P2" draw:layer="layout" svg:x1="18.937cm" svg:y1="1.633cm" svg:x2="18.937cm" svg:y2="5.03cm">
          <text:p/>
        </draw:line>
        <draw:line draw:style-name="gr8" draw:text-style-name="P2" draw:layer="layout" svg:x1="18.941cm" svg:y1="5.03cm" svg:x2="18.228cm" svg:y2="5.931cm">
          <text:p/>
        </draw:line>
        <draw:line draw:style-name="gr8" draw:text-style-name="P2" draw:layer="layout" svg:x1="17.099cm" svg:y1="4.97cm" svg:x2="18.229cm" svg:y2="5.931cm">
          <text:p/>
        </draw:line>
        <draw:line draw:style-name="gr8" draw:text-style-name="P2" draw:layer="layout" svg:x1="16.855cm" svg:y1="5.549cm" svg:x2="16.852cm" svg:y2="5.549cm">
          <text:p/>
        </draw:line>
        <draw:line draw:style-name="gr8" draw:text-style-name="P2" draw:layer="layout" svg:x1="17.103cm" svg:y1="4.97cm" svg:x2="16.855cm" svg:y2="5.553cm">
          <text:p/>
        </draw:line>
        <draw:path draw:style-name="gr8" draw:text-style-name="P2" draw:layer="layout" svg:width="0.053cm" svg:height="0.339cm" svg:x="16.767cm" svg:y="4.885cm" svg:viewBox="0 0 54 340" svg:d="M54 0c-32 44-54 107-54 171 0 63 22 123 54 169">
          <text:p/>
        </draw:path>
        <draw:line draw:style-name="gr8" draw:text-style-name="P2" draw:layer="layout" svg:x1="16.428cm" svg:y1="4.682cm" svg:x2="16.853cm" svg:y2="4.381cm">
          <text:p/>
        </draw:line>
        <draw:line draw:style-name="gr8" draw:text-style-name="P2" draw:layer="layout" svg:x1="16.852cm" svg:y1="3.531cm" svg:x2="16.852cm" svg:y2="4.381cm">
          <text:p/>
        </draw:line>
        <draw:line draw:style-name="gr8" draw:text-style-name="P2" draw:layer="layout" svg:x1="16.852cm" svg:y1="4.381cm" svg:x2="16.993cm" svg:y2="4.381cm">
          <text:p/>
        </draw:line>
        <draw:polyline draw:style-name="gr8" draw:text-style-name="P2" draw:layer="layout" svg:width="0cm" svg:height="0cm" svg:x="18.228cm" svg:y="5.93cm" svg:viewBox="0 0 0 0" draw:points="0,0">
          <text:p/>
        </draw:polyline>
        <draw:line draw:style-name="gr8" draw:text-style-name="P2" draw:layer="layout" svg:x1="18.937cm" svg:y1="5.03cm" svg:x2="19.505cm" svg:y2="5.03cm">
          <text:p/>
        </draw:line>
        <draw:line draw:style-name="gr8" draw:text-style-name="P2" draw:layer="layout" svg:x1="19.506cm" svg:y1="5.03cm" svg:x2="18.238cm" svg:y2="6.629cm">
          <text:p/>
        </draw:line>
        <draw:line draw:style-name="gr8" draw:text-style-name="P2" draw:layer="layout" svg:x1="17.854cm" svg:y1="6.399cm" svg:x2="17.857cm" svg:y2="6.399cm">
          <text:p/>
        </draw:line>
        <draw:line draw:style-name="gr8" draw:text-style-name="P2" draw:layer="layout" svg:x1="17.857cm" svg:y1="6.403cm" svg:x2="18.232cm" svg:y2="6.191cm">
          <text:p/>
        </draw:line>
        <draw:line draw:style-name="gr8" draw:text-style-name="P2" draw:layer="layout" svg:x1="18.231cm" svg:y1="6.195cm" svg:x2="18.278cm" svg:y2="6.138cm">
          <text:p/>
        </draw:line>
        <draw:line draw:style-name="gr8" draw:text-style-name="P2" draw:layer="layout" svg:x1="18.228cm" svg:y1="5.93cm" svg:x2="18.278cm" svg:y2="6.139cm">
          <text:p/>
        </draw:line>
        <draw:line draw:style-name="gr8" draw:text-style-name="P2" draw:layer="layout" svg:x1="17.858cm" svg:y1="6.403cm" svg:x2="16.855cm" svg:y2="5.549cm">
          <text:p/>
        </draw:line>
        <draw:line draw:style-name="gr8" draw:text-style-name="P2" draw:layer="layout" svg:x1="19.505cm" svg:y1="1.633cm" svg:x2="19.505cm" svg:y2="5.03cm">
          <text:p/>
        </draw:line>
        <draw:line draw:style-name="gr8" draw:text-style-name="P2" draw:layer="layout" svg:x1="18.937cm" svg:y1="1.633cm" svg:x2="19.505cm" svg:y2="1.633cm">
          <text:p/>
        </draw:line>
        <draw:path draw:style-name="gr8" draw:text-style-name="P2" draw:layer="layout" svg:width="0.204cm" svg:height="0cm" svg:x="18.732cm" svg:y="1.633cm" svg:viewBox="0 0 205 0" svg:d="M0 0h4c3 0 3 0 7 0 3 0 3 0 7 0 3 0 7 0 10 0 7 0 11 0 14 0 4 0 11 0 18 0 4 0 11 0 14 0 7 0 14 0 21 0s11 0 18 0 14 0 25 0c7 0 14 0 21 0 14 0 32 0 46 0">
          <text:p/>
        </draw:path>
        <draw:line draw:style-name="gr8" draw:text-style-name="P2" draw:layer="layout" svg:x1="17.102cm" svg:y1="4.97cm" svg:x2="17.385cm" svg:y2="5.38cm">
          <text:p/>
        </draw:line>
        <draw:line draw:style-name="gr8" draw:text-style-name="P2" draw:layer="layout" svg:x1="16.855cm" svg:y1="5.553cm" svg:x2="17.357cm" svg:y2="5.446cm">
          <text:p/>
        </draw:line>
        <draw:line draw:style-name="gr8" draw:text-style-name="P2" draw:layer="layout" svg:x1="17.385cm" svg:y1="5.379cm" svg:x2="17.356cm" svg:y2="5.451cm">
          <text:p/>
        </draw:line>
        <draw:line draw:style-name="gr8" draw:text-style-name="P2" draw:layer="layout" svg:x1="17.384cm" svg:y1="5.379cm" svg:x2="18.278cm" svg:y2="6.139cm">
          <text:p/>
        </draw:line>
        <draw:line draw:style-name="gr8" draw:text-style-name="P2" draw:layer="layout" svg:x1="18.232cm" svg:y1="6.195cm" svg:x2="17.356cm" svg:y2="5.446cm">
          <text:p/>
        </draw:line>
        <draw:line draw:style-name="gr8" draw:text-style-name="P2" draw:layer="layout" svg:x1="14.594cm" svg:y1="4.78cm" svg:x2="14.629cm" svg:y2="4.78cm">
          <text:p/>
        </draw:line>
        <draw:line draw:style-name="gr8" draw:text-style-name="P2" draw:layer="layout" svg:x1="14.594cm" svg:y1="5.33cm" svg:x2="14.629cm" svg:y2="5.33cm">
          <text:p/>
        </draw:line>
        <draw:line draw:style-name="gr8" draw:text-style-name="P2" draw:layer="layout" svg:x1="14.71cm" svg:y1="4.804cm" svg:x2="14.749cm" svg:y2="4.804cm">
          <text:p/>
        </draw:line>
        <draw:line draw:style-name="gr8" draw:text-style-name="P2" draw:layer="layout" svg:x1="14.71cm" svg:y1="5.305cm" svg:x2="14.749cm" svg:y2="5.305cm">
          <text:p/>
        </draw:line>
        <draw:line draw:style-name="gr8" draw:text-style-name="P2" draw:layer="layout" svg:x1="14.756cm" svg:y1="4.794cm" svg:x2="14.791cm" svg:y2="4.794cm">
          <text:p/>
        </draw:line>
        <draw:line draw:style-name="gr8" draw:text-style-name="P2" draw:layer="layout" svg:x1="14.756cm" svg:y1="5.312cm" svg:x2="14.791cm" svg:y2="5.312cm">
          <text:p/>
        </draw:line>
        <draw:frame draw:style-name="gr12" draw:text-style-name="P6" draw:layer="layout" svg:width="0.119cm" svg:height="0.141cm" svg:x="28.095cm" svg:y="19.718cm">
          <draw:text-box>
            <text:p text:style-name="P4"><text:span text:style-name="T2"><text:s/></text:span></text:p>
          </draw:text-box>
        </draw:frame>
        <draw:frame draw:style-name="gr13" draw:text-style-name="P7" draw:layer="layout" svg:width="8.761cm" svg:height="0.623cm" svg:x="19.054cm" svg:y="11.063cm">
          <draw:text-box>
            <text:p text:style-name="P4"><text:span text:style-name="T3">1X M3 Brass Insert [HD-MS0030]</text:span></text:p>
          </draw:text-box>
        </draw:frame>
        <draw:frame draw:style-name="gr12" draw:text-style-name="P6" draw:layer="layout" svg:width="0.119cm" svg:height="0.141cm" svg:x="25.661cm" svg:y="12.324cm">
          <draw:text-box>
            <text:p text:style-name="P4"><text:span text:style-name="T2"><text:s/></text:span></text:p>
          </draw:text-box>
        </draw:frame>
        <draw:frame draw:style-name="gr13" draw:text-style-name="P7" draw:layer="layout" svg:width="8.761cm" svg:height="0.623cm" svg:x="8.763cm" svg:y="9.906cm">
          <draw:text-box>
            <text:p text:style-name="P4"><text:span text:style-name="T3">2X M3 Brass Insert [HD-MS003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45:52.796295309</dc:date>
    <meta:editing-duration>PT28S</meta:editing-duration>
    <meta:editing-cycles>2</meta:editing-cycles>
    <meta:generator>LibreOffice/5.2.7.2$Linux_X86_64 LibreOffice_project/20m0$Build-2</meta:generator>
    <meta:document-statistic meta:object-count="958"/>
  </office:meta>
</office:document-meta>
</file>